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4.63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05cm"/>
    </style:style>
    <style:style style:name="co4" style:family="table-column">
      <style:table-column-properties fo:break-before="auto" style:column-width="2.859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3.276cm"/>
    </style:style>
    <style:style style:name="co7" style:family="table-column">
      <style:table-column-properties fo:break-before="auto" style:column-width="4.61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2.485cm"/>
    </style:style>
    <style:style style:name="co10" style:family="table-column">
      <style:table-column-properties fo:break-before="auto" style:column-width="3.985cm"/>
    </style:style>
    <style:style style:name="co11" style:family="table-column">
      <style:table-column-properties fo:break-before="auto" style:column-width="3.186cm"/>
    </style:style>
    <style:style style:name="co12" style:family="table-column">
      <style:table-column-properties fo:break-before="auto" style:column-width="2.9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61">
      <style:text-properties fo:font-weight="bold" style:font-weight-asian="bold" style:font-weight-complex="bold"/>
    </style:style>
    <style:style style:name="ce9" style:family="table-cell" style:parent-style-name="Default" style:data-style-name="N61"/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Videler and Nolet" table:style-name="ta1">
        <table:table-column table:style-name="co1" table:number-columns-repeated="2" table:default-cell-style-name="Default"/>
        <table:table-column table:style-name="co2" table:number-columns-repeated="9" table:default-cell-style-name="Default"/>
        <table:table-column table:style-name="co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08" table:default-cell-style-name="Default"/>
        <table:table-row table:style-name="ro1">
          <table:table-cell table:style-name="ce7" office:value-type="string" calcext:value-type="string">
            <text:p>Common Name</text:p>
          </table:table-cell>
          <table:table-cell table:style-name="ce7" office:value-type="string" calcext:value-type="string">
            <text:p>Species</text:p>
          </table:table-cell>
          <table:table-cell table:style-name="ce7" office:value-type="string" calcext:value-type="string">
            <text:p>Mode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T</text:p>
          </table:table-cell>
          <table:table-cell table:style-name="ce7" office:value-type="string" calcext:value-type="string">
            <text:p>Weight [kg]</text:p>
          </table:table-cell>
          <table:table-cell table:style-name="ce7" office:value-type="string" calcext:value-type="string">
            <text:p>Length [m]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R2</text:p>
          </table:table-cell>
          <table:table-cell table:style-name="ce7" office:value-type="string" calcext:value-type="string">
            <text:p>Uopt [m/s]</text:p>
          </table:table-cell>
          <table:table-cell table:style-name="ce8" office:value-type="string" calcext:value-type="string">
            <text:p>Re</text:p>
          </table:table-cell>
          <table:table-cell table:style-name="ce7" office:value-type="string" calcext:value-type="string">
            <text:p>COTopt [J/Nm]</text:p>
          </table:table-cell>
          <table:table-cell table:style-name="ce7" office:value-type="string" calcext:value-type="string">
            <text:p>COTopt [J/kgm]</text:p>
          </table:table-cell>
          <table:table-cell table:style-name="ce7" office:value-type="string" calcext:value-type="string">
            <text:p>COTopt [J/m]</text:p>
          </table:table-cell>
          <table:table-cell table:style-name="ce7" office:value-type="string" calcext:value-type="string">
            <text:p>COTopt [J]</text:p>
          </table:table-cell>
          <table:table-cell table:style-name="ce7" office:value-type="string" calcext:value-type="string">
            <text:p>GCOTLW</text:p>
          </table:table-cell>
          <table:table-cell table:style-name="ce7" office:value-type="string" calcext:value-type="string">
            <text:p>GCOTuW</text:p>
          </table:table-cell>
          <table:table-cell table:style-name="ce7" office:value-type="string" calcext:value-type="string">
            <text:p>NCOT</text:p>
          </table:table-cell>
          <table:table-cell table:style-name="ce7" office:value-type="string" calcext:value-type="string">
            <text:p>Reference</text:p>
          </table:table-cell>
          <table:table-cell table:style-name="ce7" table:number-columns-repeated="1003"/>
        </table:table-row>
        <table:table-row table:style-name="ro1">
          <table:table-cell office:value-type="string" calcext:value-type="string">
            <text:p>Largescale Mullet</text:p>
          </table:table-cell>
          <table:table-cell office:value-type="string" calcext:value-type="string">
            <text:p>Liza macrolepis</text:p>
          </table:table-cell>
          <table:table-cell office:value-type="string" calcext:value-type="string">
            <text:p>Undulation</text:p>
          </table:table-cell>
          <table:table-cell office:value-type="string" calcext:value-type="string">
            <text:p>Fish</text:p>
          </table:table-cell>
          <table:table-cell office:value-type="float" office:value="29" calcext:value-type="float">
            <text:p>29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105" calcext:value-type="float">
            <text:p>0.10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86" calcext:value-type="float">
            <text:p>0.86</text:p>
          </table:table-cell>
          <table:table-cell office:value-type="float" office:value="0.21" calcext:value-type="float">
            <text:p>0.21</text:p>
          </table:table-cell>
          <table:table-cell office:value-type="float" office:value="27000" calcext:value-type="float">
            <text:p>2.70E+04</text:p>
          </table:table-cell>
          <table:table-cell office:value-type="float" office:value="0.67" calcext:value-type="float">
            <text:p>0.67</text:p>
          </table:table-cell>
          <table:table-cell table:formula="of:=[.O2]/[.F2]" office:value-type="float" office:value="6.5727" calcext:value-type="float">
            <text:p>6.5727</text:p>
          </table:table-cell>
          <table:table-cell table:formula="of:=[.M2]*[.F2]*9.81" office:value-type="float" office:value="0.05455341" calcext:value-type="float">
            <text:p>0.05455341</text:p>
          </table:table-cell>
          <table:table-cell table:formula="of:=[.O2]*[.G2]" office:value-type="float" office:value="0.00572810805" calcext:value-type="float">
            <text:p>0.00572810805</text:p>
          </table:table-cell>
          <table:table-cell table:formula="of:=[.M2]*[.G2]*[.F2]*9.81" office:value-type="float" office:value="0.00572810805" calcext:value-type="float">
            <text:p>0.00572810805</text:p>
          </table:table-cell>
          <table:table-cell table:formula="of:=[.M2]*[.K2]*[.F2]*9.81" office:value-type="float" office:value="0.0114562161" calcext:value-type="float">
            <text:p>0.0114562161</text:p>
          </table:table-cell>
          <table:table-cell office:value-type="float" office:value="0.21" calcext:value-type="float">
            <text:p>0.21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ake Whitefish</text:p>
          </table:table-cell>
          <table:table-cell office:value-type="string" calcext:value-type="string">
            <text:p>Coregonus clupeaformis</text:p>
          </table:table-cell>
          <table:table-cell office:value-type="string" calcext:value-type="string">
            <text:p>Undulation</text:p>
          </table:table-cell>
          <table:table-cell office:value-type="string" calcext:value-type="string">
            <text:p>Fish</text:p>
          </table:table-cell>
          <table:table-cell office:value-type="float" office:value="17" calcext:value-type="float">
            <text:p>17</text:p>
          </table:table-cell>
          <table:table-cell office:value-type="float" office:value="0.364" calcext:value-type="float">
            <text:p>0.364</text:p>
          </table:table-cell>
          <table:table-cell office:value-type="float" office:value="0.342" calcext:value-type="float">
            <text:p>0.34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.99</text:p>
          </table:table-cell>
          <table:table-cell office:value-type="float" office:value="0.46" calcext:value-type="float">
            <text:p>0.46</text:p>
          </table:table-cell>
          <table:table-cell office:value-type="float" office:value="150000" calcext:value-type="float">
            <text:p>1.50E+05</text:p>
          </table:table-cell>
          <table:table-cell office:value-type="float" office:value="0.23" calcext:value-type="float">
            <text:p>0.23</text:p>
          </table:table-cell>
          <table:table-cell table:formula="of:=[.O3]/[.F3]" office:value-type="float" office:value="2.2563" calcext:value-type="float">
            <text:p>2.2563</text:p>
          </table:table-cell>
          <table:table-cell table:formula="of:=[.M3]*[.F3]*9.81" office:value-type="float" office:value="0.8212932" calcext:value-type="float">
            <text:p>0.8212932</text:p>
          </table:table-cell>
          <table:table-cell table:formula="of:=[.O3]*[.G3]" office:value-type="float" office:value="0.2808822744" calcext:value-type="float">
            <text:p>0.2808822744</text:p>
          </table:table-cell>
          <table:table-cell table:formula="of:=[.M3]*[.G3]*[.F3]*9.81" office:value-type="float" office:value="0.2808822744" calcext:value-type="float">
            <text:p>0.2808822744</text:p>
          </table:table-cell>
          <table:table-cell table:formula="of:=[.M3]*[.K3]*[.F3]*9.81" office:value-type="float" office:value="0.377794872" calcext:value-type="float">
            <text:p>0.377794872</text:p>
          </table:table-cell>
          <table:table-cell office:value-type="float" office:value="0.11" calcext:value-type="float">
            <text:p>0.11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isco</text:p>
          </table:table-cell>
          <table:table-cell office:value-type="string" calcext:value-type="string">
            <text:p>Coregonus Artidii</text:p>
          </table:table-cell>
          <table:table-cell office:value-type="string" calcext:value-type="string">
            <text:p>Undulation</text:p>
          </table:table-cell>
          <table:table-cell office:value-type="string" calcext:value-type="string">
            <text:p>Fish</text:p>
          </table:table-cell>
          <table:table-cell office:value-type="float" office:value="12" calcext:value-type="float">
            <text:p>12</text:p>
          </table:table-cell>
          <table:table-cell office:value-type="float" office:value="0.0189" calcext:value-type="float">
            <text:p>0.0189</text:p>
          </table:table-cell>
          <table:table-cell office:value-type="float" office:value="0.135" calcext:value-type="float">
            <text:p>0.135</text:p>
          </table:table-cell>
          <table:table-cell office:value-type="float" office:value="8" calcext:value-type="float">
            <text:p>8</text:p>
          </table:table-cell>
          <table:table-cell office:value-type="float" office:value="1.8" calcext:value-type="float">
            <text:p>1.8</text:p>
          </table:table-cell>
          <table:table-cell office:value-type="float" office:value="0.97" calcext:value-type="float">
            <text:p>0.97</text:p>
          </table:table-cell>
          <table:table-cell office:value-type="float" office:value="0.13" calcext:value-type="float">
            <text:p>0.13</text:p>
          </table:table-cell>
          <table:table-cell office:value-type="float" office:value="14000" calcext:value-type="float">
            <text:p>1.40E+04</text:p>
          </table:table-cell>
          <table:table-cell office:value-type="float" office:value="0.16" calcext:value-type="float">
            <text:p>0.16</text:p>
          </table:table-cell>
          <table:table-cell table:formula="of:=[.O4]/[.F4]" office:value-type="float" office:value="1.5696" calcext:value-type="float">
            <text:p>1.5696</text:p>
          </table:table-cell>
          <table:table-cell table:formula="of:=[.M4]*[.F4]*9.81" office:value-type="float" office:value="0.02966544" calcext:value-type="float">
            <text:p>0.02966544</text:p>
          </table:table-cell>
          <table:table-cell table:formula="of:=[.O4]*[.G4]" office:value-type="float" office:value="0.0040048344" calcext:value-type="float">
            <text:p>0.0040048344</text:p>
          </table:table-cell>
          <table:table-cell table:formula="of:=[.M4]*[.G4]*[.F4]*9.81" office:value-type="float" office:value="0.0040048344" calcext:value-type="float">
            <text:p>0.0040048344</text:p>
          </table:table-cell>
          <table:table-cell table:formula="of:=[.M4]*[.K4]*[.F4]*9.81" office:value-type="float" office:value="0.0038565072" calcext:value-type="float">
            <text:p>0.0038565072</text:p>
          </table:table-cell>
          <table:table-cell office:value-type="float" office:value="0.08" calcext:value-type="float">
            <text:p>0.08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ainbow Trout</text:p>
          </table:table-cell>
          <table:table-cell office:value-type="string" calcext:value-type="string">
            <text:p>Salmo gairdneri</text:p>
          </table:table-cell>
          <table:table-cell office:value-type="string" calcext:value-type="string">
            <text:p>Undulation</text:p>
          </table:table-cell>
          <table:table-cell office:value-type="string" calcext:value-type="string">
            <text:p>Fish</text:p>
          </table:table-cell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office:value-type="float" office:value="0.225" calcext:value-type="float">
            <text:p>0.225</text:p>
          </table:table-cell>
          <table:table-cell office:value-type="float" office:value="4" calcext:value-type="float">
            <text:p>4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0.69" calcext:value-type="float">
            <text:p>0.69</text:p>
          </table:table-cell>
          <table:table-cell office:value-type="float" office:value="14000" calcext:value-type="float">
            <text:p>1.40E+04</text:p>
          </table:table-cell>
          <table:table-cell office:value-type="float" office:value="0.2" calcext:value-type="float">
            <text:p>0.2</text:p>
          </table:table-cell>
          <table:table-cell table:formula="of:=[.O5]/[.F5]" office:value-type="float" office:value="1.962" calcext:value-type="float">
            <text:p>1.962</text:p>
          </table:table-cell>
          <table:table-cell table:formula="of:=[.M5]*[.F5]*9.81" office:value-type="float" office:value="0.1962" calcext:value-type="float">
            <text:p>0.1962</text:p>
          </table:table-cell>
          <table:table-cell table:formula="of:=[.O5]*[.G5]" office:value-type="float" office:value="0.044145" calcext:value-type="float">
            <text:p>0.044145</text:p>
          </table:table-cell>
          <table:table-cell table:formula="of:=[.M5]*[.G5]*[.F5]*9.81" office:value-type="float" office:value="0.044145" calcext:value-type="float">
            <text:p>0.044145</text:p>
          </table:table-cell>
          <table:table-cell table:formula="of:=[.M5]*[.K5]*[.F5]*9.81" office:value-type="float" office:value="0.135378" calcext:value-type="float">
            <text:p>0.135378</text:p>
          </table:table-cell>
          <table:table-cell office:value-type="float" office:value="0.14" calcext:value-type="float">
            <text:p>0.14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ainbow Trout</text:p>
          </table:table-cell>
          <table:table-cell office:value-type="string" calcext:value-type="string">
            <text:p>Salmo gairdneri</text:p>
          </table:table-cell>
          <table:table-cell office:value-type="string" calcext:value-type="string">
            <text:p>Undulation</text:p>
          </table:table-cell>
          <table:table-cell office:value-type="string" calcext:value-type="string">
            <text:p>Fish</text:p>
          </table:table-cell>
          <table:table-cell office:value-type="float" office:value="15" calcext:value-type="float">
            <text:p>15</text:p>
          </table:table-cell>
          <table:table-cell office:value-type="float" office:value="0.264" calcext:value-type="float">
            <text:p>0.264</text:p>
          </table:table-cell>
          <table:table-cell office:value-type="float" office:value="0.292" calcext:value-type="float">
            <text:p>0.292</text:p>
          </table:table-cell>
          <table:table-cell office:value-type="float" office:value="9" calcext:value-type="float">
            <text:p>9</text:p>
          </table:table-cell>
          <table:table-cell office:value-type="float" office:value="2.7" calcext:value-type="float">
            <text:p>2.7</text:p>
          </table:table-cell>
          <table:table-cell office:value-type="float" office:value="0.99" calcext:value-type="float">
            <text:p>0.99</text:p>
          </table:table-cell>
          <table:table-cell office:value-type="float" office:value="0.28" calcext:value-type="float">
            <text:p>0.28</text:p>
          </table:table-cell>
          <table:table-cell office:value-type="float" office:value="73000" calcext:value-type="float">
            <text:p>7.30E+04</text:p>
          </table:table-cell>
          <table:table-cell office:value-type="float" office:value="0.29" calcext:value-type="float">
            <text:p>0.29</text:p>
          </table:table-cell>
          <table:table-cell table:formula="of:=[.O6]/[.F6]" office:value-type="float" office:value="2.8449" calcext:value-type="float">
            <text:p>2.8449</text:p>
          </table:table-cell>
          <table:table-cell table:formula="of:=[.M6]*[.F6]*9.81" office:value-type="float" office:value="0.7510536" calcext:value-type="float">
            <text:p>0.7510536</text:p>
          </table:table-cell>
          <table:table-cell table:formula="of:=[.O6]*[.G6]" office:value-type="float" office:value="0.2193076512" calcext:value-type="float">
            <text:p>0.2193076512</text:p>
          </table:table-cell>
          <table:table-cell table:formula="of:=[.M6]*[.G6]*[.F6]*9.81" office:value-type="float" office:value="0.2193076512" calcext:value-type="float">
            <text:p>0.2193076512</text:p>
          </table:table-cell>
          <table:table-cell table:formula="of:=[.M6]*[.K6]*[.F6]*9.81" office:value-type="float" office:value="0.210295008" calcext:value-type="float">
            <text:p>0.210295008</text:p>
          </table:table-cell>
          <table:table-cell office:value-type="float" office:value="0.15" calcext:value-type="float">
            <text:p>0.15</text:p>
          </table:table-cell>
          <table:table-cell office:value-type="float" office:value="25" calcext:value-type="float">
            <text:p>2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addock</text:p>
          </table:table-cell>
          <table:table-cell office:value-type="string" calcext:value-type="string">
            <text:p>Melanogrammus aeglefinus</text:p>
          </table:table-cell>
          <table:table-cell office:value-type="string" calcext:value-type="string">
            <text:p>Undulation</text:p>
          </table:table-cell>
          <table:table-cell office:value-type="string" calcext:value-type="string">
            <text:p>Fish</text:p>
          </table:table-cell>
          <table:table-cell office:value-type="float" office:value="10" calcext:value-type="float">
            <text:p>10</text:p>
          </table:table-cell>
          <table:table-cell office:value-type="float" office:value="0.156" calcext:value-type="float">
            <text:p>0.156</text:p>
          </table:table-cell>
          <table:table-cell office:value-type="float" office:value="0.248" calcext:value-type="float">
            <text:p>0.248</text:p>
          </table:table-cell>
          <table:table-cell office:value-type="float" office:value="5" calcext:value-type="float">
            <text:p>5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48000" calcext:value-type="float">
            <text:p>4.80E+04</text:p>
          </table:table-cell>
          <table:table-cell office:value-type="float" office:value="0.22" calcext:value-type="float">
            <text:p>0.22</text:p>
          </table:table-cell>
          <table:table-cell table:formula="of:=[.O7]/[.F7]" office:value-type="float" office:value="2.1582" calcext:value-type="float">
            <text:p>2.1582</text:p>
          </table:table-cell>
          <table:table-cell table:formula="of:=[.M7]*[.F7]*9.81" office:value-type="float" office:value="0.3366792" calcext:value-type="float">
            <text:p>0.3366792</text:p>
          </table:table-cell>
          <table:table-cell table:formula="of:=[.O7]*[.G7]" office:value-type="float" office:value="0.0834964416" calcext:value-type="float">
            <text:p>0.0834964416</text:p>
          </table:table-cell>
          <table:table-cell table:formula="of:=[.M7]*[.G7]*[.F7]*9.81" office:value-type="float" office:value="0.0834964416" calcext:value-type="float">
            <text:p>0.0834964416</text:p>
          </table:table-cell>
          <table:table-cell table:formula="of:=[.M7]*[.K7]*[.F7]*9.81" office:value-type="float" office:value="0.0841698" calcext:value-type="float">
            <text:p>0.0841698</text:p>
          </table:table-cell>
          <table:table-cell office:value-type="float" office:value="0.11" calcext:value-type="float">
            <text:p>0.11</text:p>
          </table:table-cell>
          <table:table-cell office:value-type="float" office:value="23" calcext:value-type="float">
            <text:p>2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oldfish</text:p>
          </table:table-cell>
          <table:table-cell office:value-type="string" calcext:value-type="string">
            <text:p>Carassius auratus</text:p>
          </table:table-cell>
          <table:table-cell office:value-type="string" calcext:value-type="string">
            <text:p>Undulation</text:p>
          </table:table-cell>
          <table:table-cell office:value-type="string" calcext:value-type="string">
            <text:p>Fish</text:p>
          </table:table-cell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.1</text:p>
          </table:table-cell>
          <table:table-cell office:value-type="float" office:value="0.99" calcext:value-type="float">
            <text:p>0.99</text:p>
          </table:table-cell>
          <table:table-cell office:value-type="float" office:value="0.48" calcext:value-type="float">
            <text:p>0.48</text:p>
          </table:table-cell>
          <table:table-cell office:value-type="float" office:value="63000" calcext:value-type="float">
            <text:p>6.30E+04</text:p>
          </table:table-cell>
          <table:table-cell office:value-type="float" office:value="0.14" calcext:value-type="float">
            <text:p>0.14</text:p>
          </table:table-cell>
          <table:table-cell table:formula="of:=[.O8]/[.F8]" office:value-type="float" office:value="1.3734" calcext:value-type="float">
            <text:p>1.3734</text:p>
          </table:table-cell>
          <table:table-cell table:formula="of:=[.M8]*[.F8]*9.81" office:value-type="float" office:value="0.13734" calcext:value-type="float">
            <text:p>0.13734</text:p>
          </table:table-cell>
          <table:table-cell table:formula="of:=[.O8]*[.G8]" office:value-type="float" office:value="0.020601" calcext:value-type="float">
            <text:p>0.020601</text:p>
          </table:table-cell>
          <table:table-cell table:formula="of:=[.M8]*[.G8]*[.F8]*9.81" office:value-type="float" office:value="0.020601" calcext:value-type="float">
            <text:p>0.020601</text:p>
          </table:table-cell>
          <table:table-cell table:formula="of:=[.M8]*[.K8]*[.F8]*9.81" office:value-type="float" office:value="0.0659232" calcext:value-type="float">
            <text:p>0.0659232</text:p>
          </table:table-cell>
          <table:table-cell office:value-type="float" office:value="0.13" calcext:value-type="float">
            <text:p>0.13</text:p>
          </table:table-cell>
          <table:table-cell office:value-type="float" office:value="21" calcext:value-type="float">
            <text:p>2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ckeye Salmon</text:p>
          </table:table-cell>
          <table:table-cell office:value-type="string" calcext:value-type="string">
            <text:p>Oncorhynchus nerka</text:p>
          </table:table-cell>
          <table:table-cell office:value-type="string" calcext:value-type="string">
            <text:p>Undulation</text:p>
          </table:table-cell>
          <table:table-cell office:value-type="string" calcext:value-type="string">
            <text:p>Fish</text:p>
          </table:table-cell>
          <table:table-cell office:value-type="float" office:value="15" calcext:value-type="float">
            <text:p>15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float" office:value="0.28" calcext:value-type="float">
            <text:p>0.28</text:p>
          </table:table-cell>
          <table:table-cell office:value-type="float" office:value="25000" calcext:value-type="float">
            <text:p>2.50E+04</text:p>
          </table:table-cell>
          <table:table-cell office:value-type="float" office:value="0.4" calcext:value-type="float">
            <text:p>0.4</text:p>
          </table:table-cell>
          <table:table-cell table:formula="of:=[.O9]/[.F9]" office:value-type="float" office:value="3.924" calcext:value-type="float">
            <text:p>3.924</text:p>
          </table:table-cell>
          <table:table-cell table:formula="of:=[.M9]*[.F9]*9.81" office:value-type="float" office:value="0.033354" calcext:value-type="float">
            <text:p>0.033354</text:p>
          </table:table-cell>
          <table:table-cell table:formula="of:=[.O9]*[.G9]" office:value-type="float" office:value="0.0033354" calcext:value-type="float">
            <text:p>0.0033354</text:p>
          </table:table-cell>
          <table:table-cell table:formula="of:=[.M9]*[.G9]*[.F9]*9.81" office:value-type="float" office:value="0.0033354" calcext:value-type="float">
            <text:p>0.0033354</text:p>
          </table:table-cell>
          <table:table-cell table:formula="of:=[.M9]*[.K9]*[.F9]*9.81" office:value-type="float" office:value="0.00933912" calcext:value-type="float">
            <text:p>0.00933912</text:p>
          </table:table-cell>
          <table:table-cell office:value-type="float" office:value="0.24" calcext:value-type="float">
            <text:p>0.2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ckeye Salmon</text:p>
          </table:table-cell>
          <table:table-cell office:value-type="string" calcext:value-type="string">
            <text:p>Oncorhynchus nerka</text:p>
          </table:table-cell>
          <table:table-cell office:value-type="string" calcext:value-type="string">
            <text:p>Undulation</text:p>
          </table:table-cell>
          <table:table-cell office:value-type="string" calcext:value-type="string">
            <text:p>Fish</text:p>
          </table:table-cell>
          <table:table-cell office:value-type="float" office:value="15" calcext:value-type="float">
            <text:p>15</text:p>
          </table:table-cell>
          <table:table-cell office:value-type="float" office:value="0.055" calcext:value-type="float">
            <text:p>0.055</text:p>
          </table:table-cell>
          <table:table-cell office:value-type="float" office:value="0.188" calcext:value-type="float">
            <text:p>0.188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0.31" calcext:value-type="float">
            <text:p>0.31</text:p>
          </table:table-cell>
          <table:table-cell office:value-type="float" office:value="51000" calcext:value-type="float">
            <text:p>5.10E+04</text:p>
          </table:table-cell>
          <table:table-cell office:value-type="float" office:value="0.24" calcext:value-type="float">
            <text:p>0.24</text:p>
          </table:table-cell>
          <table:table-cell table:formula="of:=[.O10]/[.F10]" office:value-type="float" office:value="2.3544" calcext:value-type="float">
            <text:p>2.3544</text:p>
          </table:table-cell>
          <table:table-cell table:formula="of:=[.M10]*[.F10]*9.81" office:value-type="float" office:value="0.129492" calcext:value-type="float">
            <text:p>0.129492</text:p>
          </table:table-cell>
          <table:table-cell table:formula="of:=[.O10]*[.G10]" office:value-type="float" office:value="0.024344496" calcext:value-type="float">
            <text:p>0.024344496</text:p>
          </table:table-cell>
          <table:table-cell table:formula="of:=[.M10]*[.G10]*[.F10]*9.81" office:value-type="float" office:value="0.024344496" calcext:value-type="float">
            <text:p>0.024344496</text:p>
          </table:table-cell>
          <table:table-cell table:formula="of:=[.M10]*[.K10]*[.F10]*9.81" office:value-type="float" office:value="0.04014252" calcext:value-type="float">
            <text:p>0.04014252</text:p>
          </table:table-cell>
          <table:table-cell office:value-type="float" office:value="0.15" calcext:value-type="float">
            <text:p>0.15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ray Whale</text:p>
          </table:table-cell>
          <table:table-cell office:value-type="string" calcext:value-type="string">
            <text:p>Eschrichiius robustus</text:p>
          </table:table-cell>
          <table:table-cell office:value-type="string" calcext:value-type="string">
            <text:p>Undulation</text:p>
          </table:table-cell>
          <table:table-cell office:value-type="string" calcext:value-type="string">
            <text:p>Mammal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11.5" calcext:value-type="float">
            <text:p>11.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98" calcext:value-type="float">
            <text:p>0.98</text:p>
          </table:table-cell>
          <table:table-cell office:value-type="float" office:value="2.25" calcext:value-type="float">
            <text:p>2.25</text:p>
          </table:table-cell>
          <table:table-cell office:value-type="float" office:value="25000000" calcext:value-type="float">
            <text:p>2.50E+07</text:p>
          </table:table-cell>
          <table:table-cell office:value-type="float" office:value="0.04" calcext:value-type="float">
            <text:p>0.04</text:p>
          </table:table-cell>
          <table:table-cell table:formula="of:=[.O11]/[.F11]" office:value-type="float" office:value="0.3924" calcext:value-type="float">
            <text:p>0.3924</text:p>
          </table:table-cell>
          <table:table-cell table:formula="of:=[.M11]*[.F11]*9.81" office:value-type="float" office:value="5886" calcext:value-type="float">
            <text:p>5886</text:p>
          </table:table-cell>
          <table:table-cell table:formula="of:=[.O11]*[.G11]" office:value-type="float" office:value="67689" calcext:value-type="float">
            <text:p>67689</text:p>
          </table:table-cell>
          <table:table-cell table:formula="of:=[.M11]*[.G11]*[.F11]*9.81" office:value-type="float" office:value="67689" calcext:value-type="float">
            <text:p>67689</text:p>
          </table:table-cell>
          <table:table-cell table:formula="of:=[.M11]*[.K11]*[.F11]*9.81" office:value-type="float" office:value="13243.5" calcext:value-type="float">
            <text:p>13243.5</text:p>
          </table:table-cell>
          <table:table-cell office:value-type="float" office:value="0.02" calcext:value-type="float">
            <text:p>0.02</text:p>
          </table:table-cell>
          <table:table-cell office:value-type="float" office:value="22" calcext:value-type="float">
            <text:p>2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triped Bass</text:p>
          </table:table-cell>
          <table:table-cell office:value-type="string" calcext:value-type="string">
            <text:p>Morone saxatils</text:p>
          </table:table-cell>
          <table:table-cell office:value-type="string" calcext:value-type="string">
            <text:p>Undulation</text:p>
          </table:table-cell>
          <table:table-cell office:value-type="string" calcext:value-type="string">
            <text:p>Fish</text:p>
          </table:table-cell>
          <table:table-cell office:value-type="float" office:value="15" calcext:value-type="float">
            <text:p>15</text:p>
          </table:table-cell>
          <table:table-cell office:value-type="float" office:value="0.212" calcext:value-type="float">
            <text:p>0.212</text:p>
          </table:table-cell>
          <table:table-cell office:value-type="float" office:value="0.254" calcext:value-type="float">
            <text:p>0.25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96" calcext:value-type="float">
            <text:p>0.96</text:p>
          </table:table-cell>
          <table:table-cell office:value-type="float" office:value="0.43" calcext:value-type="float">
            <text:p>0.43</text:p>
          </table:table-cell>
          <table:table-cell office:value-type="float" office:value="98000" calcext:value-type="float">
            <text:p>9.80E+04</text:p>
          </table:table-cell>
          <table:table-cell office:value-type="float" office:value="0.32" calcext:value-type="float">
            <text:p>0.32</text:p>
          </table:table-cell>
          <table:table-cell table:formula="of:=[.O12]/[.F12]" office:value-type="float" office:value="3.1392" calcext:value-type="float">
            <text:p>3.1392</text:p>
          </table:table-cell>
          <table:table-cell table:formula="of:=[.M12]*[.F12]*9.81" office:value-type="float" office:value="0.6655104" calcext:value-type="float">
            <text:p>0.6655104</text:p>
          </table:table-cell>
          <table:table-cell table:formula="of:=[.O12]*[.G12]" office:value-type="float" office:value="0.1690396416" calcext:value-type="float">
            <text:p>0.1690396416</text:p>
          </table:table-cell>
          <table:table-cell table:formula="of:=[.M12]*[.G12]*[.F12]*9.81" office:value-type="float" office:value="0.1690396416" calcext:value-type="float">
            <text:p>0.1690396416</text:p>
          </table:table-cell>
          <table:table-cell table:formula="of:=[.M12]*[.K12]*[.F12]*9.81" office:value-type="float" office:value="0.286169472" calcext:value-type="float">
            <text:p>0.286169472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luefish</text:p>
          </table:table-cell>
          <table:table-cell office:value-type="string" calcext:value-type="string">
            <text:p>Pamatomus saltarix</text:p>
          </table:table-cell>
          <table:table-cell office:value-type="string" calcext:value-type="string">
            <text:p>Undulation</text:p>
          </table:table-cell>
          <table:table-cell office:value-type="string" calcext:value-type="string">
            <text:p>Fish</text:p>
          </table:table-cell>
          <table:table-cell office:value-type="float" office:value="15" calcext:value-type="float">
            <text:p>15</text:p>
          </table:table-cell>
          <table:table-cell office:value-type="float" office:value="0.225" calcext:value-type="float">
            <text:p>0.225</text:p>
          </table:table-cell>
          <table:table-cell office:value-type="float" office:value="0.254" calcext:value-type="float">
            <text:p>0.25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.98" calcext:value-type="float">
            <text:p>0.98</text:p>
          </table:table-cell>
          <table:table-cell office:value-type="float" office:value="0.51" calcext:value-type="float">
            <text:p>0.51</text:p>
          </table:table-cell>
          <table:table-cell office:value-type="float" office:value="120000" calcext:value-type="float">
            <text:p>1.20E+05</text:p>
          </table:table-cell>
          <table:table-cell office:value-type="float" office:value="0.36" calcext:value-type="float">
            <text:p>0.36</text:p>
          </table:table-cell>
          <table:table-cell table:formula="of:=[.O13]/[.F13]" office:value-type="float" office:value="3.5316" calcext:value-type="float">
            <text:p>3.5316</text:p>
          </table:table-cell>
          <table:table-cell table:formula="of:=[.M13]*[.F13]*9.81" office:value-type="float" office:value="0.79461" calcext:value-type="float">
            <text:p>0.79461</text:p>
          </table:table-cell>
          <table:table-cell table:formula="of:=[.O13]*[.G13]" office:value-type="float" office:value="0.20183094" calcext:value-type="float">
            <text:p>0.20183094</text:p>
          </table:table-cell>
          <table:table-cell table:formula="of:=[.M13]*[.G13]*[.F13]*9.81" office:value-type="float" office:value="0.20183094" calcext:value-type="float">
            <text:p>0.20183094</text:p>
          </table:table-cell>
          <table:table-cell table:formula="of:=[.M13]*[.K13]*[.F13]*9.81" office:value-type="float" office:value="0.4052511" calcext:value-type="float">
            <text:p>0.4052511</text:p>
          </table:table-cell>
          <table:table-cell office:value-type="float" office:value="0.12" calcext:value-type="float">
            <text:p>0.12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argemouth Bass</text:p>
          </table:table-cell>
          <table:table-cell office:value-type="string" calcext:value-type="string">
            <text:p>Micropterus salmoides</text:p>
          </table:table-cell>
          <table:table-cell office:value-type="string" calcext:value-type="string">
            <text:p>Undulation</text:p>
          </table:table-cell>
          <table:table-cell office:value-type="string" calcext:value-type="string">
            <text:p>Fish</text:p>
          </table:table-cell>
          <table:table-cell office:value-type="float" office:value="15" calcext:value-type="float">
            <text:p>15</text:p>
          </table:table-cell>
          <table:table-cell office:value-type="float" office:value="0.15" calcext:value-type="float">
            <text:p>0.15</text:p>
          </table:table-cell>
          <table:table-cell office:value-type="float" office:value="0.225" calcext:value-type="float">
            <text:p>0.225</text:p>
          </table:table-cell>
          <table:table-cell office:value-type="float" office:value="4" calcext:value-type="float">
            <text:p>4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float" office:value="0.42" calcext:value-type="float">
            <text:p>0.42</text:p>
          </table:table-cell>
          <table:table-cell office:value-type="float" office:value="83000" calcext:value-type="float">
            <text:p>8.30E+04</text:p>
          </table:table-cell>
          <table:table-cell office:value-type="float" office:value="0.21" calcext:value-type="float">
            <text:p>0.21</text:p>
          </table:table-cell>
          <table:table-cell table:formula="of:=[.O14]/[.F14]" office:value-type="float" office:value="2.0601" calcext:value-type="float">
            <text:p>2.0601</text:p>
          </table:table-cell>
          <table:table-cell table:formula="of:=[.M14]*[.F14]*9.81" office:value-type="float" office:value="0.309015" calcext:value-type="float">
            <text:p>0.309015</text:p>
          </table:table-cell>
          <table:table-cell table:formula="of:=[.O14]*[.G14]" office:value-type="float" office:value="0.069528375" calcext:value-type="float">
            <text:p>0.069528375</text:p>
          </table:table-cell>
          <table:table-cell table:formula="of:=[.M14]*[.G14]*[.F14]*9.81" office:value-type="float" office:value="0.069528375" calcext:value-type="float">
            <text:p>0.069528375</text:p>
          </table:table-cell>
          <table:table-cell table:formula="of:=[.M14]*[.K14]*[.F14]*9.81" office:value-type="float" office:value="0.1297863" calcext:value-type="float">
            <text:p>0.1297863</text:p>
          </table:table-cell>
          <table:table-cell office:value-type="float" office:value="0.16" calcext:value-type="float">
            <text:p>0.16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Nile Tilapia</text:p>
          </table:table-cell>
          <table:table-cell office:value-type="string" calcext:value-type="string">
            <text:p>Tilapia nilotica</text:p>
          </table:table-cell>
          <table:table-cell office:value-type="string" calcext:value-type="string">
            <text:p>Undulation</text:p>
          </table:table-cell>
          <table:table-cell office:value-type="string" calcext:value-type="string">
            <text:p>Fish</text:p>
          </table:table-cell>
          <table:table-cell office:value-type="float" office:value="25" calcext:value-type="float">
            <text:p>25</text:p>
          </table:table-cell>
          <table:table-cell office:value-type="float" office:value="0.08" calcext:value-type="float">
            <text:p>0.08</text:p>
          </table:table-cell>
          <table:table-cell office:value-type="float" office:value="0.21" calcext:value-type="float">
            <text:p>0.2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1" calcext:value-type="float">
            <text:p>0.41</text:p>
          </table:table-cell>
          <table:table-cell office:value-type="float" office:value="95000" calcext:value-type="float">
            <text:p>9.50E+04</text:p>
          </table:table-cell>
          <table:table-cell office:value-type="float" office:value="0.21" calcext:value-type="float">
            <text:p>0.21</text:p>
          </table:table-cell>
          <table:table-cell table:formula="of:=[.O15]/[.F15]" office:value-type="float" office:value="2.0601" calcext:value-type="float">
            <text:p>2.0601</text:p>
          </table:table-cell>
          <table:table-cell table:formula="of:=[.M15]*[.F15]*9.81" office:value-type="float" office:value="0.164808" calcext:value-type="float">
            <text:p>0.164808</text:p>
          </table:table-cell>
          <table:table-cell table:formula="of:=[.O15]*[.G15]" office:value-type="float" office:value="0.03460968" calcext:value-type="float">
            <text:p>0.03460968</text:p>
          </table:table-cell>
          <table:table-cell table:formula="of:=[.M15]*[.G15]*[.F15]*9.81" office:value-type="float" office:value="0.03460968" calcext:value-type="float">
            <text:p>0.03460968</text:p>
          </table:table-cell>
          <table:table-cell table:formula="of:=[.M15]*[.K15]*[.F15]*9.81" office:value-type="float" office:value="0.06757128" calcext:value-type="float">
            <text:p>0.06757128</text:p>
          </table:table-cell>
          <table:table-cell office:value-type="float" office:value="0.07" calcext:value-type="float">
            <text:p>0.07</text:p>
          </table:table-cell>
          <table:table-cell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umpkinseed</text:p>
          </table:table-cell>
          <table:table-cell office:value-type="string" calcext:value-type="string">
            <text:p>Lepomis gibbosus</text:p>
          </table:table-cell>
          <table:table-cell office:value-type="string" calcext:value-type="string">
            <text:p>Undulation</text:p>
          </table:table-cell>
          <table:table-cell office:value-type="string" calcext:value-type="string">
            <text:p>Fish</text:p>
          </table:table-cell>
          <table:table-cell office:value-type="float" office:value="20" calcext:value-type="float">
            <text:p>20</text:p>
          </table:table-cell>
          <table:table-cell office:value-type="float" office:value="0.03" calcext:value-type="float">
            <text:p>0.03</text:p>
          </table:table-cell>
          <table:table-cell office:value-type="float" office:value="0.119" calcext:value-type="float">
            <text:p>0.119</text:p>
          </table:table-cell>
          <table:table-cell office:value-type="float" office:value="7" calcext:value-type="float">
            <text:p>7</text:p>
          </table:table-cell>
          <table:table-cell office:value-type="float" office:value="2.9" calcext:value-type="float">
            <text:p>2.9</text:p>
          </table:table-cell>
          <table:table-cell office:value-type="float" office:value="0.99" calcext:value-type="float">
            <text:p>0.99</text:p>
          </table:table-cell>
          <table:table-cell office:value-type="float" office:value="0.18" calcext:value-type="float">
            <text:p>0.18</text:p>
          </table:table-cell>
          <table:table-cell office:value-type="float" office:value="21000" calcext:value-type="float">
            <text:p>2.10E+04</text:p>
          </table:table-cell>
          <table:table-cell office:value-type="float" office:value="0.34" calcext:value-type="float">
            <text:p>0.34</text:p>
          </table:table-cell>
          <table:table-cell table:formula="of:=[.O16]/[.F16]" office:value-type="float" office:value="3.3354" calcext:value-type="float">
            <text:p>3.3354</text:p>
          </table:table-cell>
          <table:table-cell table:formula="of:=[.M16]*[.F16]*9.81" office:value-type="float" office:value="0.100062" calcext:value-type="float">
            <text:p>0.100062</text:p>
          </table:table-cell>
          <table:table-cell table:formula="of:=[.O16]*[.G16]" office:value-type="float" office:value="0.011907378" calcext:value-type="float">
            <text:p>0.011907378</text:p>
          </table:table-cell>
          <table:table-cell table:formula="of:=[.M16]*[.G16]*[.F16]*9.81" office:value-type="float" office:value="0.011907378" calcext:value-type="float">
            <text:p>0.011907378</text:p>
          </table:table-cell>
          <table:table-cell table:formula="of:=[.M16]*[.K16]*[.F16]*9.81" office:value-type="float" office:value="0.01801116" calcext:value-type="float">
            <text:p>0.01801116</text:p>
          </table:table-cell>
          <table:table-cell office:value-type="float" office:value="0.12" calcext:value-type="float">
            <text:p>0.12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arbor Seal</text:p>
          </table:table-cell>
          <table:table-cell office:value-type="string" calcext:value-type="string">
            <text:p>Phoca vitulina</text:p>
          </table:table-cell>
          <table:table-cell office:value-type="string" calcext:value-type="string">
            <text:p>Hind Feet</text:p>
          </table:table-cell>
          <table:table-cell office:value-type="string" calcext:value-type="string">
            <text:p>Mammal</text:p>
          </table:table-cell>
          <table:table-cell/>
          <table:table-cell office:value-type="float" office:value="42.5" calcext:value-type="float">
            <text:p>42.5</text:p>
          </table:table-cell>
          <table:table-cell office:value-type="float" office:value="1.25" calcext:value-type="float">
            <text:p>1.25</text:p>
          </table:table-cell>
          <table:table-cell office:value-type="float" office:value="9" calcext:value-type="float">
            <text:p>9</text:p>
          </table:table-cell>
          <table:table-cell office:value-type="float" office:value="2.7" calcext:value-type="float">
            <text:p>2.7</text:p>
          </table:table-cell>
          <table:table-cell office:value-type="float" office:value="0.87" calcext:value-type="float">
            <text:p>0.87</text:p>
          </table:table-cell>
          <table:table-cell office:value-type="float" office:value="1.25" calcext:value-type="float">
            <text:p>1.25</text:p>
          </table:table-cell>
          <table:table-cell office:value-type="float" office:value="1500000" calcext:value-type="float">
            <text:p>1.50E+06</text:p>
          </table:table-cell>
          <table:table-cell office:value-type="float" office:value="0.25" calcext:value-type="float">
            <text:p>0.25</text:p>
          </table:table-cell>
          <table:table-cell table:formula="of:=[.O17]/[.F17]" office:value-type="float" office:value="2.4525" calcext:value-type="float">
            <text:p>2.4525</text:p>
          </table:table-cell>
          <table:table-cell table:formula="of:=[.M17]*[.F17]*9.81" office:value-type="float" office:value="104.23125" calcext:value-type="float">
            <text:p>104.23125</text:p>
          </table:table-cell>
          <table:table-cell table:formula="of:=[.O17]*[.G17]" office:value-type="float" office:value="130.2890625" calcext:value-type="float">
            <text:p>130.2890625</text:p>
          </table:table-cell>
          <table:table-cell table:formula="of:=[.M17]*[.G17]*[.F17]*9.81" office:value-type="float" office:value="130.2890625" calcext:value-type="float">
            <text:p>130.2890625</text:p>
          </table:table-cell>
          <table:table-cell table:formula="of:=[.M17]*[.K17]*[.F17]*9.81" office:value-type="float" office:value="130.2890625" calcext:value-type="float">
            <text:p>130.2890625</text:p>
          </table:table-cell>
          <table:table-cell office:value-type="float" office:value="0.09" calcext:value-type="float">
            <text:p>0.09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arbor Seal</text:p>
          </table:table-cell>
          <table:table-cell office:value-type="string" calcext:value-type="string">
            <text:p>Phoca vitulina</text:p>
          </table:table-cell>
          <table:table-cell office:value-type="string" calcext:value-type="string">
            <text:p>Hind Feet</text:p>
          </table:table-cell>
          <table:table-cell office:value-type="string" calcext:value-type="string">
            <text:p>Mammal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1.3" calcext:value-type="float">
            <text:p>1.3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1.61" calcext:value-type="float">
            <text:p>1.61</text:p>
          </table:table-cell>
          <table:table-cell office:value-type="float" office:value="2000000" calcext:value-type="float">
            <text:p>2.00E+06</text:p>
          </table:table-cell>
          <table:table-cell office:value-type="float" office:value="0.37" calcext:value-type="float">
            <text:p>0.37</text:p>
          </table:table-cell>
          <table:table-cell table:formula="of:=[.O18]/[.F18]" office:value-type="float" office:value="3.6297" calcext:value-type="float">
            <text:p>3.6297</text:p>
          </table:table-cell>
          <table:table-cell table:formula="of:=[.M18]*[.F18]*9.81" office:value-type="float" office:value="119.7801" calcext:value-type="float">
            <text:p>119.7801</text:p>
          </table:table-cell>
          <table:table-cell table:formula="of:=[.O18]*[.G18]" office:value-type="float" office:value="155.71413" calcext:value-type="float">
            <text:p>155.71413</text:p>
          </table:table-cell>
          <table:table-cell table:formula="of:=[.M18]*[.G18]*[.F18]*9.81" office:value-type="float" office:value="155.71413" calcext:value-type="float">
            <text:p>155.71413</text:p>
          </table:table-cell>
          <table:table-cell table:formula="of:=[.M18]*[.K18]*[.F18]*9.81" office:value-type="float" office:value="192.845961" calcext:value-type="float">
            <text:p>192.845961</text:p>
          </table:table-cell>
          <table:table-cell office:value-type="float" office:value="0.27" calcext:value-type="float">
            <text:p>0.27</text:p>
          </table:table-cell>
          <table:table-cell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arbor Seal</text:p>
          </table:table-cell>
          <table:table-cell office:value-type="string" calcext:value-type="string">
            <text:p>Phoca vitulina</text:p>
          </table:table-cell>
          <table:table-cell office:value-type="string" calcext:value-type="string">
            <text:p>Hind Feet</text:p>
          </table:table-cell>
          <table:table-cell office:value-type="string" calcext:value-type="string">
            <text:p>Mammal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2.08" calcext:value-type="float">
            <text:p>2.08</text:p>
          </table:table-cell>
          <table:table-cell office:value-type="float" office:value="3000000" calcext:value-type="float">
            <text:p>3.00E+06</text:p>
          </table:table-cell>
          <table:table-cell office:value-type="float" office:value="0.23" calcext:value-type="float">
            <text:p>0.23</text:p>
          </table:table-cell>
          <table:table-cell table:formula="of:=[.O19]/[.F19]" office:value-type="float" office:value="2.2563" calcext:value-type="float">
            <text:p>2.2563</text:p>
          </table:table-cell>
          <table:table-cell table:formula="of:=[.M19]*[.F19]*9.81" office:value-type="float" office:value="142.1469" calcext:value-type="float">
            <text:p>142.1469</text:p>
          </table:table-cell>
          <table:table-cell table:formula="of:=[.O19]*[.G19]" office:value-type="float" office:value="213.22035" calcext:value-type="float">
            <text:p>213.22035</text:p>
          </table:table-cell>
          <table:table-cell table:formula="of:=[.M19]*[.G19]*[.F19]*9.81" office:value-type="float" office:value="213.22035" calcext:value-type="float">
            <text:p>213.22035</text:p>
          </table:table-cell>
          <table:table-cell table:formula="of:=[.M19]*[.K19]*[.F19]*9.81" office:value-type="float" office:value="295.665552" calcext:value-type="float">
            <text:p>295.665552</text:p>
          </table:table-cell>
          <table:table-cell office:value-type="float" office:value="0.15" calcext:value-type="float">
            <text:p>0.15</text:p>
          </table:table-cell>
          <table:table-cell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alifornia Sea Lion</text:p>
          </table:table-cell>
          <table:table-cell office:value-type="string" calcext:value-type="string">
            <text:p>Zalaphus californianus</text:p>
          </table:table-cell>
          <table:table-cell office:value-type="string" calcext:value-type="string">
            <text:p>Aquaflying</text:p>
          </table:table-cell>
          <table:table-cell office:value-type="string" calcext:value-type="string">
            <text:p>Mammal</text:p>
          </table:table-cell>
          <table:table-cell office:value-type="float" office:value="26" calcext:value-type="float">
            <text:p>26</text:p>
          </table:table-cell>
          <table:table-cell office:value-type="float" office:value="22.5" calcext:value-type="float">
            <text:p>22.5</text:p>
          </table:table-cell>
          <table:table-cell office:value-type="float" office:value="1.31" calcext:value-type="float">
            <text:p>1.31</text:p>
          </table:table-cell>
          <table:table-cell office:value-type="float" office:value="8" calcext:value-type="float">
            <text:p>8</text:p>
          </table:table-cell>
          <table:table-cell office:value-type="float" office:value="2.9" calcext:value-type="float">
            <text:p>2.9</text:p>
          </table:table-cell>
          <table:table-cell office:value-type="float" office:value="0.98" calcext:value-type="float">
            <text:p>0.98</text:p>
          </table:table-cell>
          <table:table-cell office:value-type="float" office:value="1.66" calcext:value-type="float">
            <text:p>1.66</text:p>
          </table:table-cell>
          <table:table-cell office:value-type="float" office:value="2600000" calcext:value-type="float">
            <text:p>2.60E+06</text:p>
          </table:table-cell>
          <table:table-cell office:value-type="float" office:value="0.26" calcext:value-type="float">
            <text:p>0.26</text:p>
          </table:table-cell>
          <table:table-cell table:formula="of:=[.O20]/[.F20]" office:value-type="float" office:value="2.5506" calcext:value-type="float">
            <text:p>2.5506</text:p>
          </table:table-cell>
          <table:table-cell table:formula="of:=[.M20]*[.F20]*9.81" office:value-type="float" office:value="57.3885" calcext:value-type="float">
            <text:p>57.3885</text:p>
          </table:table-cell>
          <table:table-cell table:formula="of:=[.O20]*[.G20]" office:value-type="float" office:value="75.178935" calcext:value-type="float">
            <text:p>75.178935</text:p>
          </table:table-cell>
          <table:table-cell table:formula="of:=[.M20]*[.G20]*[.F20]*9.81" office:value-type="float" office:value="75.178935" calcext:value-type="float">
            <text:p>75.178935</text:p>
          </table:table-cell>
          <table:table-cell table:formula="of:=[.M20]*[.K20]*[.F20]*9.81" office:value-type="float" office:value="95.26491" calcext:value-type="float">
            <text:p>95.26491</text:p>
          </table:table-cell>
          <table:table-cell office:value-type="float" office:value="0.12" calcext:value-type="float">
            <text:p>0.12</text:p>
          </table:table-cell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ittle Penguin</text:p>
          </table:table-cell>
          <table:table-cell office:value-type="string" calcext:value-type="string">
            <text:p>eudyptula minor</text:p>
          </table:table-cell>
          <table:table-cell office:value-type="string" calcext:value-type="string">
            <text:p>Aquaflying</text:p>
          </table:table-cell>
          <table:table-cell office:value-type="string" calcext:value-type="string">
            <text:p>Aquatic Bird</text:p>
          </table:table-cell>
          <table:table-cell office:value-type="float" office:value="20" calcext:value-type="float">
            <text:p>20</text:p>
          </table:table-cell>
          <table:table-cell office:value-type="float" office:value="1.2" calcext:value-type="float">
            <text:p>1.2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89" calcext:value-type="float">
            <text:p>0.89</text:p>
          </table:table-cell>
          <table:table-cell office:value-type="float" office:value="0.7" calcext:value-type="float">
            <text:p>0.7</text:p>
          </table:table-cell>
          <table:table-cell office:value-type="float" office:value="280000" calcext:value-type="float">
            <text:p>2.80E+05</text:p>
          </table:table-cell>
          <table:table-cell office:value-type="float" office:value="1.29" calcext:value-type="float">
            <text:p>1.29</text:p>
          </table:table-cell>
          <table:table-cell table:formula="of:=[.O21]/[.F21]" office:value-type="float" office:value="12.6549" calcext:value-type="float">
            <text:p>12.6549</text:p>
          </table:table-cell>
          <table:table-cell table:formula="of:=[.M21]*[.F21]*9.81" office:value-type="float" office:value="15.18588" calcext:value-type="float">
            <text:p>15.18588</text:p>
          </table:table-cell>
          <table:table-cell table:formula="of:=[.O21]*[.G21]" office:value-type="float" office:value="6.074352" calcext:value-type="float">
            <text:p>6.074352</text:p>
          </table:table-cell>
          <table:table-cell table:formula="of:=[.M21]*[.G21]*[.F21]*9.81" office:value-type="float" office:value="6.074352" calcext:value-type="float">
            <text:p>6.074352</text:p>
          </table:table-cell>
          <table:table-cell table:formula="of:=[.M21]*[.K21]*[.F21]*9.81" office:value-type="float" office:value="10.630116" calcext:value-type="float">
            <text:p>10.630116</text:p>
          </table:table-cell>
          <table:table-cell office:value-type="float" office:value="0.29" calcext:value-type="float">
            <text:p>0.29</text:p>
          </table:table-cell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frican Penguin</text:p>
          </table:table-cell>
          <table:table-cell office:value-type="string" calcext:value-type="string">
            <text:p>spheniscus demersus</text:p>
          </table:table-cell>
          <table:table-cell office:value-type="string" calcext:value-type="string">
            <text:p>Aquaflying</text:p>
          </table:table-cell>
          <table:table-cell office:value-type="string" calcext:value-type="string">
            <text:p>Aquatic Bird</text:p>
          </table:table-cell>
          <table:table-cell/>
          <table:table-cell office:value-type="float" office:value="3.17" calcext:value-type="float">
            <text:p>3.17</text:p>
          </table:table-cell>
          <table:table-cell office:value-type="float" office:value="0.65" calcext:value-type="float">
            <text:p>0.65</text:p>
          </table:table-cell>
          <table:table-cell office:value-type="float" office:value="5" calcext:value-type="float">
            <text:p>5</text:p>
          </table:table-cell>
          <table:table-cell office:value-type="float" office:value="2.8" calcext:value-type="float">
            <text:p>2.8</text:p>
          </table:table-cell>
          <table:table-cell office:value-type="float" office:value="0.9" calcext:value-type="float">
            <text:p>0.9</text:p>
          </table:table-cell>
          <table:table-cell office:value-type="float" office:value="0.86" calcext:value-type="float">
            <text:p>0.86</text:p>
          </table:table-cell>
          <table:table-cell office:value-type="float" office:value="540000" calcext:value-type="float">
            <text:p>5.40E+05</text:p>
          </table:table-cell>
          <table:table-cell office:value-type="float" office:value="0.78" calcext:value-type="float">
            <text:p>0.78</text:p>
          </table:table-cell>
          <table:table-cell table:formula="of:=[.O22]/[.F22]" office:value-type="float" office:value="7.6518" calcext:value-type="float">
            <text:p>7.6518</text:p>
          </table:table-cell>
          <table:table-cell table:formula="of:=[.M22]*[.F22]*9.81" office:value-type="float" office:value="24.256206" calcext:value-type="float">
            <text:p>24.256206</text:p>
          </table:table-cell>
          <table:table-cell table:formula="of:=[.O22]*[.G22]" office:value-type="float" office:value="15.7665339" calcext:value-type="float">
            <text:p>15.7665339</text:p>
          </table:table-cell>
          <table:table-cell table:formula="of:=[.M22]*[.G22]*[.F22]*9.81" office:value-type="float" office:value="15.7665339" calcext:value-type="float">
            <text:p>15.7665339</text:p>
          </table:table-cell>
          <table:table-cell table:formula="of:=[.M22]*[.K22]*[.F22]*9.81" office:value-type="float" office:value="20.86033716" calcext:value-type="float">
            <text:p>20.86033716</text:p>
          </table:table-cell>
          <table:table-cell office:value-type="float" office:value="0.24" calcext:value-type="float">
            <text:p>0.24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reen Sea Turtle</text:p>
          </table:table-cell>
          <table:table-cell office:value-type="string" calcext:value-type="string">
            <text:p>Chelonia mydas</text:p>
          </table:table-cell>
          <table:table-cell office:value-type="string" calcext:value-type="string">
            <text:p>Aquaflying</text:p>
          </table:table-cell>
          <table:table-cell office:value-type="string" calcext:value-type="string">
            <text:p>Turtle</text:p>
          </table:table-cell>
          <table:table-cell office:value-type="float" office:value="25" calcext:value-type="float">
            <text:p>25</text:p>
          </table:table-cell>
          <table:table-cell office:value-type="float" office:value="0.735" calcext:value-type="float">
            <text:p>0.735</text:p>
          </table:table-cell>
          <table:table-cell office:value-type="float" office:value="0.24" calcext:value-type="float">
            <text:p>0.24</text:p>
          </table:table-cell>
          <table:table-cell office:value-type="float" office:value="46" calcext:value-type="float">
            <text:p>46</text:p>
          </table:table-cell>
          <table:table-cell office:value-type="float" office:value="1.7" calcext:value-type="float">
            <text:p>1.7</text:p>
          </table:table-cell>
          <table:table-cell office:value-type="float" office:value="0.61" calcext:value-type="float">
            <text:p>0.61</text:p>
          </table:table-cell>
          <table:table-cell office:value-type="float" office:value="0.26" calcext:value-type="float">
            <text:p>0.26</text:p>
          </table:table-cell>
          <table:table-cell office:value-type="float" office:value="72000" calcext:value-type="float">
            <text:p>7.20E+04</text:p>
          </table:table-cell>
          <table:table-cell office:value-type="float" office:value="0.38" calcext:value-type="float">
            <text:p>0.38</text:p>
          </table:table-cell>
          <table:table-cell table:formula="of:=[.O23]/[.F23]" office:value-type="float" office:value="3.7278" calcext:value-type="float">
            <text:p>3.7278</text:p>
          </table:table-cell>
          <table:table-cell table:formula="of:=[.M23]*[.F23]*9.81" office:value-type="float" office:value="2.739933" calcext:value-type="float">
            <text:p>2.739933</text:p>
          </table:table-cell>
          <table:table-cell table:formula="of:=[.O23]*[.G23]" office:value-type="float" office:value="0.65758392" calcext:value-type="float">
            <text:p>0.65758392</text:p>
          </table:table-cell>
          <table:table-cell table:formula="of:=[.M23]*[.G23]*[.F23]*9.81" office:value-type="float" office:value="0.65758392" calcext:value-type="float">
            <text:p>0.65758392</text:p>
          </table:table-cell>
          <table:table-cell table:formula="of:=[.M23]*[.K23]*[.F23]*9.81" office:value-type="float" office:value="0.71238258" calcext:value-type="float">
            <text:p>0.71238258</text:p>
          </table:table-cell>
          <table:table-cell office:value-type="float" office:value="0.23" calcext:value-type="float">
            <text:p>0.23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reen Sea Turtle</text:p>
          </table:table-cell>
          <table:table-cell office:value-type="string" calcext:value-type="string">
            <text:p>Chelonia mydas</text:p>
          </table:table-cell>
          <table:table-cell office:value-type="string" calcext:value-type="string">
            <text:p>Aquaflying</text:p>
          </table:table-cell>
          <table:table-cell office:value-type="string" calcext:value-type="string">
            <text:p>Turtle</text:p>
          </table:table-cell>
          <table:table-cell office:value-type="float" office:value="29" calcext:value-type="float">
            <text:p>29</text:p>
          </table:table-cell>
          <table:table-cell office:value-type="float" office:value="1.15" calcext:value-type="float">
            <text:p>1.15</text:p>
          </table:table-cell>
          <table:table-cell office:value-type="float" office:value="0.29" calcext:value-type="float">
            <text:p>0.29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0.49" calcext:value-type="float">
            <text:p>0.49</text:p>
          </table:table-cell>
          <table:table-cell office:value-type="float" office:value="170000" calcext:value-type="float">
            <text:p>1.70E+05</text:p>
          </table:table-cell>
          <table:table-cell office:value-type="float" office:value="0.31" calcext:value-type="float">
            <text:p>0.31</text:p>
          </table:table-cell>
          <table:table-cell table:formula="of:=[.O24]/[.F24]" office:value-type="float" office:value="3.0411" calcext:value-type="float">
            <text:p>3.0411</text:p>
          </table:table-cell>
          <table:table-cell table:formula="of:=[.M24]*[.F24]*9.81" office:value-type="float" office:value="3.497265" calcext:value-type="float">
            <text:p>3.497265</text:p>
          </table:table-cell>
          <table:table-cell table:formula="of:=[.O24]*[.G24]" office:value-type="float" office:value="1.01420685" calcext:value-type="float">
            <text:p>1.01420685</text:p>
          </table:table-cell>
          <table:table-cell table:formula="of:=[.M24]*[.G24]*[.F24]*9.81" office:value-type="float" office:value="1.01420685" calcext:value-type="float">
            <text:p>1.01420685</text:p>
          </table:table-cell>
          <table:table-cell table:formula="of:=[.M24]*[.K24]*[.F24]*9.81" office:value-type="float" office:value="1.71365985" calcext:value-type="float">
            <text:p>1.71365985</text:p>
          </table:table-cell>
          <table:table-cell office:value-type="float" office:value="0.18" calcext:value-type="float">
            <text:p>0.18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altic Prawn</text:p>
          </table:table-cell>
          <table:table-cell office:value-type="string" calcext:value-type="string">
            <text:p>Palaemon adspersus</text:p>
          </table:table-cell>
          <table:table-cell office:value-type="string" calcext:value-type="string">
            <text:p>Paddling</text:p>
          </table:table-cell>
          <table:table-cell office:value-type="string" calcext:value-type="string">
            <text:p>Shrimp</text:p>
          </table:table-cell>
          <table:table-cell office:value-type="float" office:value="20" calcext:value-type="float">
            <text:p>20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27" calcext:value-type="float">
            <text:p>0.027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45" calcext:value-type="float">
            <text:p>0.045</text:p>
          </table:table-cell>
          <table:table-cell office:value-type="float" office:value="1200" calcext:value-type="float">
            <text:p>1.20E+03</text:p>
          </table:table-cell>
          <table:table-cell office:value-type="float" office:value="8.21" calcext:value-type="float">
            <text:p>8.21</text:p>
          </table:table-cell>
          <table:table-cell table:formula="of:=[.O25]/[.F25]" office:value-type="float" office:value="80.5401" calcext:value-type="float">
            <text:p>80.5401</text:p>
          </table:table-cell>
          <table:table-cell table:formula="of:=[.M25]*[.F25]*9.81" office:value-type="float" office:value="0.009664812" calcext:value-type="float">
            <text:p>0.009664812</text:p>
          </table:table-cell>
          <table:table-cell table:formula="of:=[.O25]*[.G25]" office:value-type="float" office:value="0.000260949924" calcext:value-type="float">
            <text:p>0.000260949924</text:p>
          </table:table-cell>
          <table:table-cell table:formula="of:=[.M25]*[.G25]*[.F25]*9.81" office:value-type="float" office:value="0.000260949924" calcext:value-type="float">
            <text:p>0.000260949924</text:p>
          </table:table-cell>
          <table:table-cell table:formula="of:=[.M25]*[.K25]*[.F25]*9.81" office:value-type="float" office:value="0.00043491654" calcext:value-type="float">
            <text:p>0.00043491654</text:p>
          </table:table-cell>
          <table:table-cell office:value-type="float" office:value="3.27" calcext:value-type="float">
            <text:p>3.27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altic Prawn</text:p>
          </table:table-cell>
          <table:table-cell office:value-type="string" calcext:value-type="string">
            <text:p>Palaemon adspersus</text:p>
          </table:table-cell>
          <table:table-cell office:value-type="string" calcext:value-type="string">
            <text:p>Paddling</text:p>
          </table:table-cell>
          <table:table-cell office:value-type="string" calcext:value-type="string">
            <text:p>Shrimp</text:p>
          </table:table-cell>
          <table:table-cell office:value-type="float" office:value="20" calcext:value-type="float">
            <text:p>20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35" calcext:value-type="float">
            <text:p>0.035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0.044" calcext:value-type="float">
            <text:p>0.044</text:p>
          </table:table-cell>
          <table:table-cell office:value-type="float" office:value="1600" calcext:value-type="float">
            <text:p>1.60E+03</text:p>
          </table:table-cell>
          <table:table-cell office:value-type="float" office:value="5.83" calcext:value-type="float">
            <text:p>5.83</text:p>
          </table:table-cell>
          <table:table-cell table:formula="of:=[.O26]/[.F26]" office:value-type="float" office:value="57.1923" calcext:value-type="float">
            <text:p>57.1923</text:p>
          </table:table-cell>
          <table:table-cell table:formula="of:=[.M26]*[.F26]*9.81" office:value-type="float" office:value="0.016013844" calcext:value-type="float">
            <text:p>0.016013844</text:p>
          </table:table-cell>
          <table:table-cell table:formula="of:=[.O26]*[.G26]" office:value-type="float" office:value="0.00056048454" calcext:value-type="float">
            <text:p>0.00056048454</text:p>
          </table:table-cell>
          <table:table-cell table:formula="of:=[.M26]*[.G26]*[.F26]*9.81" office:value-type="float" office:value="0.00056048454" calcext:value-type="float">
            <text:p>0.00056048454</text:p>
          </table:table-cell>
          <table:table-cell table:formula="of:=[.M26]*[.K26]*[.F26]*9.81" office:value-type="float" office:value="0.000704609136" calcext:value-type="float">
            <text:p>0.000704609136</text:p>
          </table:table-cell>
          <table:table-cell office:value-type="float" office:value="2.26" calcext:value-type="float">
            <text:p>2.26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altic Prawn</text:p>
          </table:table-cell>
          <table:table-cell office:value-type="string" calcext:value-type="string">
            <text:p>Palaemon adspersus</text:p>
          </table:table-cell>
          <table:table-cell office:value-type="string" calcext:value-type="string">
            <text:p>Paddling</text:p>
          </table:table-cell>
          <table:table-cell office:value-type="string" calcext:value-type="string">
            <text:p>Shrimp</text:p>
          </table:table-cell>
          <table:table-cell office:value-type="float" office:value="20" calcext:value-type="float">
            <text:p>20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43" calcext:value-type="float">
            <text:p>0.043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46" calcext:value-type="float">
            <text:p>0.046</text:p>
          </table:table-cell>
          <table:table-cell office:value-type="float" office:value="2000" calcext:value-type="float">
            <text:p>2.00E+03</text:p>
          </table:table-cell>
          <table:table-cell office:value-type="float" office:value="5.31" calcext:value-type="float">
            <text:p>5.31</text:p>
          </table:table-cell>
          <table:table-cell table:formula="of:=[.O27]/[.F27]" office:value-type="float" office:value="52.0911" calcext:value-type="float">
            <text:p>52.0911</text:p>
          </table:table-cell>
          <table:table-cell table:formula="of:=[.M27]*[.F27]*9.81" office:value-type="float" office:value="0.027087372" calcext:value-type="float">
            <text:p>0.027087372</text:p>
          </table:table-cell>
          <table:table-cell table:formula="of:=[.O27]*[.G27]" office:value-type="float" office:value="0.001164756996" calcext:value-type="float">
            <text:p>0.001164756996</text:p>
          </table:table-cell>
          <table:table-cell table:formula="of:=[.M27]*[.G27]*[.F27]*9.81" office:value-type="float" office:value="0.001164756996" calcext:value-type="float">
            <text:p>0.001164756996</text:p>
          </table:table-cell>
          <table:table-cell table:formula="of:=[.M27]*[.K27]*[.F27]*9.81" office:value-type="float" office:value="0.001246019112" calcext:value-type="float">
            <text:p>0.001246019112</text:p>
          </table:table-cell>
          <table:table-cell office:value-type="float" office:value="2.09" calcext:value-type="float">
            <text:p>2.09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altic Prawn</text:p>
          </table:table-cell>
          <table:table-cell office:value-type="string" calcext:value-type="string">
            <text:p>Palaemon adspersus</text:p>
          </table:table-cell>
          <table:table-cell office:value-type="string" calcext:value-type="string">
            <text:p>Paddling</text:p>
          </table:table-cell>
          <table:table-cell office:value-type="string" calcext:value-type="string">
            <text:p>Shrimp</text:p>
          </table:table-cell>
          <table:table-cell office:value-type="float" office:value="20" calcext:value-type="float">
            <text:p>20</text:p>
          </table:table-cell>
          <table:table-cell office:value-type="float" office:value="0.00076" calcext:value-type="float">
            <text:p>0.00076</text:p>
          </table:table-cell>
          <table:table-cell office:value-type="float" office:value="0.048" calcext:value-type="float">
            <text:p>0.048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0.044" calcext:value-type="float">
            <text:p>0.044</text:p>
          </table:table-cell>
          <table:table-cell office:value-type="float" office:value="2100" calcext:value-type="float">
            <text:p>2.10E+03</text:p>
          </table:table-cell>
          <table:table-cell office:value-type="float" office:value="4.77" calcext:value-type="float">
            <text:p>4.77</text:p>
          </table:table-cell>
          <table:table-cell table:formula="of:=[.O28]/[.F28]" office:value-type="float" office:value="46.7937" calcext:value-type="float">
            <text:p>46.7937</text:p>
          </table:table-cell>
          <table:table-cell table:formula="of:=[.M28]*[.F28]*9.81" office:value-type="float" office:value="0.035563212" calcext:value-type="float">
            <text:p>0.035563212</text:p>
          </table:table-cell>
          <table:table-cell table:formula="of:=[.O28]*[.G28]" office:value-type="float" office:value="0.001707034176" calcext:value-type="float">
            <text:p>0.001707034176</text:p>
          </table:table-cell>
          <table:table-cell table:formula="of:=[.M28]*[.G28]*[.F28]*9.81" office:value-type="float" office:value="0.001707034176" calcext:value-type="float">
            <text:p>0.001707034176</text:p>
          </table:table-cell>
          <table:table-cell table:formula="of:=[.M28]*[.K28]*[.F28]*9.81" office:value-type="float" office:value="0.001564781328" calcext:value-type="float">
            <text:p>0.001564781328</text:p>
          </table:table-cell>
          <table:table-cell office:value-type="float" office:value="1.87" calcext:value-type="float">
            <text:p>1.87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altic Prawn</text:p>
          </table:table-cell>
          <table:table-cell office:value-type="string" calcext:value-type="string">
            <text:p>Palaemon adspersus</text:p>
          </table:table-cell>
          <table:table-cell office:value-type="string" calcext:value-type="string">
            <text:p>Paddling</text:p>
          </table:table-cell>
          <table:table-cell office:value-type="string" calcext:value-type="string">
            <text:p>Shrimp</text:p>
          </table:table-cell>
          <table:table-cell office:value-type="float" office:value="20" calcext:value-type="float">
            <text:p>20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59" calcext:value-type="float">
            <text:p>0.059</text:p>
          </table:table-cell>
          <table:table-cell office:value-type="float" office:value="4" calcext:value-type="float">
            <text:p>4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0.046" calcext:value-type="float">
            <text:p>0.046</text:p>
          </table:table-cell>
          <table:table-cell office:value-type="float" office:value="2800" calcext:value-type="float">
            <text:p>2.80E+03</text:p>
          </table:table-cell>
          <table:table-cell office:value-type="float" office:value="4.1" calcext:value-type="float">
            <text:p>4.1</text:p>
          </table:table-cell>
          <table:table-cell table:formula="of:=[.O29]/[.F29]" office:value-type="float" office:value="40.221" calcext:value-type="float">
            <text:p>40.221</text:p>
          </table:table-cell>
          <table:table-cell table:formula="of:=[.M29]*[.F29]*9.81" office:value-type="float" office:value="0.05751603" calcext:value-type="float">
            <text:p>0.05751603</text:p>
          </table:table-cell>
          <table:table-cell table:formula="of:=[.O29]*[.G29]" office:value-type="float" office:value="0.00339344577" calcext:value-type="float">
            <text:p>0.00339344577</text:p>
          </table:table-cell>
          <table:table-cell table:formula="of:=[.M29]*[.G29]*[.F29]*9.81" office:value-type="float" office:value="0.00339344577" calcext:value-type="float">
            <text:p>0.00339344577</text:p>
          </table:table-cell>
          <table:table-cell table:formula="of:=[.M29]*[.K29]*[.F29]*9.81" office:value-type="float" office:value="0.00264573738" calcext:value-type="float">
            <text:p>0.00264573738</text:p>
          </table:table-cell>
          <table:table-cell office:value-type="float" office:value="1.54" calcext:value-type="float">
            <text:p>1.54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altic Prawn</text:p>
          </table:table-cell>
          <table:table-cell office:value-type="string" calcext:value-type="string">
            <text:p>Palaemon adspersus</text:p>
          </table:table-cell>
          <table:table-cell office:value-type="string" calcext:value-type="string">
            <text:p>Paddling</text:p>
          </table:table-cell>
          <table:table-cell office:value-type="string" calcext:value-type="string">
            <text:p>Shrimp</text:p>
          </table:table-cell>
          <table:table-cell office:value-type="float" office:value="20" calcext:value-type="float">
            <text:p>20</text:p>
          </table:table-cell>
          <table:table-cell office:value-type="float" office:value="0.00235" calcext:value-type="float">
            <text:p>0.00235</text:p>
          </table:table-cell>
          <table:table-cell office:value-type="float" office:value="0.069" calcext:value-type="float">
            <text:p>0.069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0.045" calcext:value-type="float">
            <text:p>0.045</text:p>
          </table:table-cell>
          <table:table-cell office:value-type="float" office:value="3200" calcext:value-type="float">
            <text:p>3.20E+03</text:p>
          </table:table-cell>
          <table:table-cell office:value-type="float" office:value="3.65" calcext:value-type="float">
            <text:p>3.65</text:p>
          </table:table-cell>
          <table:table-cell table:formula="of:=[.O30]/[.F30]" office:value-type="float" office:value="35.8065" calcext:value-type="float">
            <text:p>35.8065</text:p>
          </table:table-cell>
          <table:table-cell table:formula="of:=[.M30]*[.F30]*9.81" office:value-type="float" office:value="0.084145275" calcext:value-type="float">
            <text:p>0.084145275</text:p>
          </table:table-cell>
          <table:table-cell table:formula="of:=[.O30]*[.G30]" office:value-type="float" office:value="0.005806023975" calcext:value-type="float">
            <text:p>0.005806023975</text:p>
          </table:table-cell>
          <table:table-cell table:formula="of:=[.M30]*[.G30]*[.F30]*9.81" office:value-type="float" office:value="0.005806023975" calcext:value-type="float">
            <text:p>0.005806023975</text:p>
          </table:table-cell>
          <table:table-cell table:formula="of:=[.M30]*[.K30]*[.F30]*9.81" office:value-type="float" office:value="0.003786537375" calcext:value-type="float">
            <text:p>0.003786537375</text:p>
          </table:table-cell>
          <table:table-cell office:value-type="float" office:value="1.42" calcext:value-type="float">
            <text:p>1.42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Opalescent Squid</text:p>
          </table:table-cell>
          <table:table-cell office:value-type="string" calcext:value-type="string">
            <text:p>Loligo opalescens</text:p>
          </table:table-cell>
          <table:table-cell office:value-type="string" calcext:value-type="string">
            <text:p>Jet Propulsion</text:p>
          </table:table-cell>
          <table:table-cell office:value-type="string" calcext:value-type="string">
            <text:p>Squid</text:p>
          </table:table-cell>
          <table:table-cell office:value-type="float" office:value="14" calcext:value-type="float">
            <text:p>14</text:p>
          </table:table-cell>
          <table:table-cell office:value-type="float" office:value="0.041" calcext:value-type="float">
            <text:p>0.041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1.4" calcext:value-type="float">
            <text:p>1.4</text:p>
          </table:table-cell>
          <table:table-cell office:value-type="float" office:value="0.95" calcext:value-type="float">
            <text:p>0.95</text:p>
          </table:table-cell>
          <table:table-cell office:value-type="float" office:value="0.37" calcext:value-type="float">
            <text:p>0.37</text:p>
          </table:table-cell>
          <table:table-cell office:value-type="float" office:value="65000" calcext:value-type="float">
            <text:p>6.50E+04</text:p>
          </table:table-cell>
          <table:table-cell table:style-name="ce9" office:value-type="float" office:value="1.27" calcext:value-type="float">
            <text:p>1.27E+00</text:p>
          </table:table-cell>
          <table:table-cell table:formula="of:=[.O31]/[.F31]" office:value-type="float" office:value="12.4587" calcext:value-type="float">
            <text:p>12.4587</text:p>
          </table:table-cell>
          <table:table-cell table:formula="of:=[.M31]*[.F31]*9.81" office:value-type="float" office:value="0.5108067" calcext:value-type="float">
            <text:p>0.5108067</text:p>
          </table:table-cell>
          <table:table-cell table:formula="of:=[.O31]*[.G31]" office:value-type="float" office:value="0.10216134" calcext:value-type="float">
            <text:p>0.10216134</text:p>
          </table:table-cell>
          <table:table-cell table:formula="of:=[.M31]*[.G31]*[.F31]*9.81" office:value-type="float" office:value="0.10216134" calcext:value-type="float">
            <text:p>0.10216134</text:p>
          </table:table-cell>
          <table:table-cell table:formula="of:=[.M31]*[.K31]*[.F31]*9.81" office:value-type="float" office:value="0.188998479" calcext:value-type="float">
            <text:p>0.188998479</text:p>
          </table:table-cell>
          <table:table-cell office:value-type="float" office:value="0.92" calcext:value-type="float">
            <text:p>0.92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1" table:number-rows-repeated="3">
          <table:table-cell table:number-columns-repeated="11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chmidt-Nielsen" table:style-name="ta1">
        <table:table-column table:style-name="co6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1018" table:default-cell-style-name="Default"/>
        <table:table-row table:style-name="ro1">
          <table:table-cell table:style-name="ce7" office:value-type="string" calcext:value-type="string">
            <text:p>Mode</text:p>
          </table:table-cell>
          <table:table-cell table:style-name="ce7" office:value-type="string" calcext:value-type="string">
            <text:p>Weight [kg]</text:p>
          </table:table-cell>
          <table:table-cell table:style-name="ce7" office:value-type="string" calcext:value-type="string">
            <text:p>Mass [kg]</text:p>
          </table:table-cell>
          <table:table-cell table:style-name="ce7" office:value-type="string" calcext:value-type="string">
            <text:p>Mass [g]</text:p>
          </table:table-cell>
          <table:table-cell table:style-name="ce7" office:value-type="string" calcext:value-type="string">
            <text:p>Energy Cost [Cal per g km]</text:p>
          </table:table-cell>
          <table:table-cell table:style-name="ce7" office:value-type="string" calcext:value-type="string">
            <text:p>COTopt [J/kgm]</text:p>
          </table:table-cell>
          <table:table-cell table:style-name="ce7" table:number-columns-repeated="1018"/>
        </table:table-row>
        <table:table-row table:style-name="ro1">
          <table:table-cell office:value-type="string" calcext:value-type="string">
            <text:p>Swimming</text:p>
          </table:table-cell>
          <table:table-cell table:formula="of:=[.C2]*9.81" office:value-type="float" office:value="0.0337555513585868" calcext:value-type="float">
            <text:p>0.0337555513585868</text:p>
          </table:table-cell>
          <table:table-cell table:formula="of:=[.D2]/1000" office:value-type="float" office:value="0.00344093286020252" calcext:value-type="float">
            <text:p>0.00344093286020252</text:p>
          </table:table-cell>
          <table:table-cell office:value-type="float" office:value="3.44093286020252" calcext:value-type="float">
            <text:p>3.44093286020252</text:p>
          </table:table-cell>
          <table:table-cell office:value-type="float" office:value="1.53366743593644" calcext:value-type="float">
            <text:p>1.53366743593644</text:p>
          </table:table-cell>
          <table:table-cell table:formula="of:=([.E2]*0.004184)" office:value-type="float" office:value="0.00641686455195808" calcext:value-type="float">
            <text:p>0.006416864551958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imming</text:p>
          </table:table-cell>
          <table:table-cell table:formula="of:=[.C3]*9.81" office:value-type="float" office:value="0.0818021975258529" calcext:value-type="float">
            <text:p>0.0818021975258529</text:p>
          </table:table-cell>
          <table:table-cell table:formula="of:=[.D3]/1000" office:value-type="float" office:value="0.00833865418204413" calcext:value-type="float">
            <text:p>0.00833865418204413</text:p>
          </table:table-cell>
          <table:table-cell office:value-type="float" office:value="8.33865418204413" calcext:value-type="float">
            <text:p>8.33865418204413</text:p>
          </table:table-cell>
          <table:table-cell office:value-type="float" office:value="1.4170979843188" calcext:value-type="float">
            <text:p>1.4170979843188</text:p>
          </table:table-cell>
          <table:table-cell table:formula="of:=([.E3]*0.004184)" office:value-type="float" office:value="0.00592913796638987" calcext:value-type="float">
            <text:p>0.005929137966389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imming</text:p>
          </table:table-cell>
          <table:table-cell table:formula="of:=[.C4]*9.81" office:value-type="float" office:value="0.393797948876399" calcext:value-type="float">
            <text:p>0.393797948876399</text:p>
          </table:table-cell>
          <table:table-cell table:formula="of:=[.D4]/1000" office:value-type="float" office:value="0.0401425024338837" calcext:value-type="float">
            <text:p>0.0401425024338837</text:p>
          </table:table-cell>
          <table:table-cell office:value-type="float" office:value="40.1425024338837" calcext:value-type="float">
            <text:p>40.1425024338837</text:p>
          </table:table-cell>
          <table:table-cell office:value-type="float" office:value="0.854354201844646" calcext:value-type="float">
            <text:p>0.854354201844646</text:p>
          </table:table-cell>
          <table:table-cell table:formula="of:=([.E4]*0.004184)" office:value-type="float" office:value="0.003574617980518" calcext:value-type="float">
            <text:p>0.0035746179805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imming</text:p>
          </table:table-cell>
          <table:table-cell table:formula="of:=[.C5]*9.81" office:value-type="float" office:value="0.550021316762799" calcext:value-type="float">
            <text:p>0.550021316762799</text:p>
          </table:table-cell>
          <table:table-cell table:formula="of:=[.D5]/1000" office:value-type="float" office:value="0.0560674125140468" calcext:value-type="float">
            <text:p>0.0560674125140468</text:p>
          </table:table-cell>
          <table:table-cell office:value-type="float" office:value="56.0674125140468" calcext:value-type="float">
            <text:p>56.0674125140468</text:p>
          </table:table-cell>
          <table:table-cell office:value-type="float" office:value="0.790230051332117" calcext:value-type="float">
            <text:p>0.790230051332117</text:p>
          </table:table-cell>
          <table:table-cell table:formula="of:=([.E5]*0.004184)" office:value-type="float" office:value="0.00330632253477358" calcext:value-type="float">
            <text:p>0.003306322534773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imming</text:p>
          </table:table-cell>
          <table:table-cell table:formula="of:=[.C6]*9.81" office:value-type="float" office:value="0.990115287315577" calcext:value-type="float">
            <text:p>0.990115287315577</text:p>
          </table:table-cell>
          <table:table-cell table:formula="of:=[.D6]/1000" office:value-type="float" office:value="0.100929183212597" calcext:value-type="float">
            <text:p>0.100929183212597</text:p>
          </table:table-cell>
          <table:table-cell office:value-type="float" office:value="100.929183212597" calcext:value-type="float">
            <text:p>100.929183212597</text:p>
          </table:table-cell>
          <table:table-cell office:value-type="float" office:value="0.505824042356316" calcext:value-type="float">
            <text:p>0.505824042356316</text:p>
          </table:table-cell>
          <table:table-cell table:formula="of:=([.E6]*0.004184)" office:value-type="float" office:value="0.00211636779321882" calcext:value-type="float">
            <text:p>0.002116367793218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imming</text:p>
          </table:table-cell>
          <table:table-cell table:formula="of:=[.C7]*9.81" office:value-type="float" office:value="2.64694157181043" calcext:value-type="float">
            <text:p>2.64694157181043</text:p>
          </table:table-cell>
          <table:table-cell table:formula="of:=[.D7]/1000" office:value-type="float" office:value="0.269820751458759" calcext:value-type="float">
            <text:p>0.269820751458759</text:p>
          </table:table-cell>
          <table:table-cell office:value-type="float" office:value="269.820751458759" calcext:value-type="float">
            <text:p>269.820751458759</text:p>
          </table:table-cell>
          <table:table-cell office:value-type="float" office:value="0.449553936481455" calcext:value-type="float">
            <text:p>0.449553936481455</text:p>
          </table:table-cell>
          <table:table-cell table:formula="of:=([.E7]*0.004184)" office:value-type="float" office:value="0.00188093367023841" calcext:value-type="float">
            <text:p>0.001880933670238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imming</text:p>
          </table:table-cell>
          <table:table-cell table:formula="of:=[.C8]*9.81" office:value-type="float" office:value="3.03488221822944" calcext:value-type="float">
            <text:p>3.03488221822944</text:p>
          </table:table-cell>
          <table:table-cell table:formula="of:=[.D8]/1000" office:value-type="float" office:value="0.309366179228282" calcext:value-type="float">
            <text:p>0.309366179228282</text:p>
          </table:table-cell>
          <table:table-cell office:value-type="float" office:value="309.366179228282" calcext:value-type="float">
            <text:p>309.366179228282</text:p>
          </table:table-cell>
          <table:table-cell office:value-type="float" office:value="0.377607518678469" calcext:value-type="float">
            <text:p>0.377607518678469</text:p>
          </table:table-cell>
          <table:table-cell table:formula="of:=([.E8]*0.004184)" office:value-type="float" office:value="0.00157990985815071" calcext:value-type="float">
            <text:p>0.001579909858150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imming</text:p>
          </table:table-cell>
          <table:table-cell table:formula="of:=[.C9]*9.81" office:value-type="float" office:value="7.36519195699165" calcext:value-type="float">
            <text:p>7.36519195699165</text:p>
          </table:table-cell>
          <table:table-cell table:formula="of:=[.D9]/1000" office:value-type="float" office:value="0.750784093475194" calcext:value-type="float">
            <text:p>0.750784093475194</text:p>
          </table:table-cell>
          <table:table-cell office:value-type="float" office:value="750.784093475194" calcext:value-type="float">
            <text:p>750.784093475194</text:p>
          </table:table-cell>
          <table:table-cell office:value-type="float" office:value="0.448695642694214" calcext:value-type="float">
            <text:p>0.448695642694214</text:p>
          </table:table-cell>
          <table:table-cell table:formula="of:=([.E9]*0.004184)" office:value-type="float" office:value="0.00187734256903259" calcext:value-type="float">
            <text:p>0.001877342569032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imming</text:p>
          </table:table-cell>
          <table:table-cell table:formula="of:=[.C10]*9.81" office:value-type="float" office:value="14.3521642097081" calcext:value-type="float">
            <text:p>14.3521642097081</text:p>
          </table:table-cell>
          <table:table-cell table:formula="of:=[.D10]/1000" office:value-type="float" office:value="1.46301368090807" calcext:value-type="float">
            <text:p>1.46301368090807</text:p>
          </table:table-cell>
          <table:table-cell office:value-type="float" office:value="1463.01368090807" calcext:value-type="float">
            <text:p>1463.01368090807</text:p>
          </table:table-cell>
          <table:table-cell office:value-type="float" office:value="0.316337221640096" calcext:value-type="float">
            <text:p>0.316337221640096</text:p>
          </table:table-cell>
          <table:table-cell table:formula="of:=([.E10]*0.004184)" office:value-type="float" office:value="0.00132355493534216" calcext:value-type="float">
            <text:p>0.001323554935342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ying</text:p>
          </table:table-cell>
          <table:table-cell table:formula="of:=[.C11]*9.81" office:value-type="float" office:value="0.00000879221598784084" calcext:value-type="float">
            <text:p>8.79221598784084E-06</text:p>
          </table:table-cell>
          <table:table-cell table:formula="of:=[.D11]/1000" office:value-type="float" office:value="0.00000089625035553933" calcext:value-type="float">
            <text:p>8.96250355539332E-07</text:p>
          </table:table-cell>
          <table:table-cell office:value-type="float" office:value="0.000896250355539332" calcext:value-type="float">
            <text:p>0.000896250355539332</text:p>
          </table:table-cell>
          <table:table-cell office:value-type="float" office:value="14.1386407991862" calcext:value-type="float">
            <text:p>14.1386407991862</text:p>
          </table:table-cell>
          <table:table-cell table:formula="of:=([.E11]*0.004184)" office:value-type="float" office:value="0.059156073103795" calcext:value-type="float">
            <text:p>0.0591560731037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ying</text:p>
          </table:table-cell>
          <table:table-cell table:formula="of:=[.C12]*9.81" office:value-type="float" office:value="0.000019369759028218" calcext:value-type="float">
            <text:p>1.9369759028218E-05</text:p>
          </table:table-cell>
          <table:table-cell table:formula="of:=[.D12]/1000" office:value-type="float" office:value="0.00000197449123631172" calcext:value-type="float">
            <text:p>1.97449123631172E-06</text:p>
          </table:table-cell>
          <table:table-cell office:value-type="float" office:value="0.00197449123631172" calcext:value-type="float">
            <text:p>0.00197449123631172</text:p>
          </table:table-cell>
          <table:table-cell office:value-type="float" office:value="22.4619658270175" calcext:value-type="float">
            <text:p>22.4619658270175</text:p>
          </table:table-cell>
          <table:table-cell table:formula="of:=([.E12]*0.004184)" office:value-type="float" office:value="0.0939808650202412" calcext:value-type="float">
            <text:p>0.09398086502024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ying</text:p>
          </table:table-cell>
          <table:table-cell table:formula="of:=[.C13]*9.81" office:value-type="float" office:value="0.0000197025287576983" calcext:value-type="float">
            <text:p>1.97025287576983E-05</text:p>
          </table:table-cell>
          <table:table-cell table:formula="of:=[.D13]/1000" office:value-type="float" office:value="0.00000200841271740044" calcext:value-type="float">
            <text:p>2.00841271740044E-06</text:p>
          </table:table-cell>
          <table:table-cell office:value-type="float" office:value="0.00200841271740044" calcext:value-type="float">
            <text:p>0.00200841271740044</text:p>
          </table:table-cell>
          <table:table-cell office:value-type="float" office:value="14.1173530327469" calcext:value-type="float">
            <text:p>14.1173530327469</text:p>
          </table:table-cell>
          <table:table-cell table:formula="of:=([.E13]*0.004184)" office:value-type="float" office:value="0.059067005089013" calcext:value-type="float">
            <text:p>0.0590670050890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ying</text:p>
          </table:table-cell>
          <table:table-cell table:formula="of:=[.C14]*9.81" office:value-type="float" office:value="0.000022770205622127" calcext:value-type="float">
            <text:p>2.2770205622127E-05</text:p>
          </table:table-cell>
          <table:table-cell table:formula="of:=[.D14]/1000" office:value-type="float" office:value="0.00000232112187789266" calcext:value-type="float">
            <text:p>2.32112187789266E-06</text:p>
          </table:table-cell>
          <table:table-cell office:value-type="float" office:value="0.00232112187789266" calcext:value-type="float">
            <text:p>0.00232112187789266</text:p>
          </table:table-cell>
          <table:table-cell office:value-type="float" office:value="47.7581705785907" calcext:value-type="float">
            <text:p>47.7581705785907</text:p>
          </table:table-cell>
          <table:table-cell table:formula="of:=([.E14]*0.004184)" office:value-type="float" office:value="0.199820185700823" calcext:value-type="float">
            <text:p>0.1998201857008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ying</text:p>
          </table:table-cell>
          <table:table-cell table:formula="of:=[.C15]*9.81" office:value-type="float" office:value="0.0000230925500512277" calcext:value-type="float">
            <text:p>2.30925500512277E-05</text:p>
          </table:table-cell>
          <table:table-cell table:formula="of:=[.D15]/1000" office:value-type="float" office:value="0.00000235398063723015" calcext:value-type="float">
            <text:p>2.35398063723015E-06</text:p>
          </table:table-cell>
          <table:table-cell office:value-type="float" office:value="0.00235398063723014" calcext:value-type="float">
            <text:p>0.00235398063723014</text:p>
          </table:table-cell>
          <table:table-cell office:value-type="float" office:value="17.8018383608332" calcext:value-type="float">
            <text:p>17.8018383608332</text:p>
          </table:table-cell>
          <table:table-cell table:formula="of:=([.E15]*0.004184)" office:value-type="float" office:value="0.0744828917017259" calcext:value-type="float">
            <text:p>0.07448289170172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ying</text:p>
          </table:table-cell>
          <table:table-cell table:formula="of:=[.C16]*9.81" office:value-type="float" office:value="0.000031025839358867" calcext:value-type="float">
            <text:p>3.1025839358867E-05</text:p>
          </table:table-cell>
          <table:table-cell table:formula="of:=[.D16]/1000" office:value-type="float" office:value="0.00000316267475625555" calcext:value-type="float">
            <text:p>3.16267475625555E-06</text:p>
          </table:table-cell>
          <table:table-cell office:value-type="float" office:value="0.00316267475625555" calcext:value-type="float">
            <text:p>0.00316267475625555</text:p>
          </table:table-cell>
          <table:table-cell office:value-type="float" office:value="18.1396421740208" calcext:value-type="float">
            <text:p>18.1396421740208</text:p>
          </table:table-cell>
          <table:table-cell table:formula="of:=([.E16]*0.004184)" office:value-type="float" office:value="0.075896262856103" calcext:value-type="float">
            <text:p>0.0758962628561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ying</text:p>
          </table:table-cell>
          <table:table-cell table:formula="of:=[.C17]*9.81" office:value-type="float" office:value="0.0000311149042386803" calcext:value-type="float">
            <text:p>3.11149042386803E-05</text:p>
          </table:table-cell>
          <table:table-cell table:formula="of:=[.D17]/1000" office:value-type="float" office:value="0.00000317175374502348" calcext:value-type="float">
            <text:p>3.17175374502348E-06</text:p>
          </table:table-cell>
          <table:table-cell office:value-type="float" office:value="0.00317175374502348" calcext:value-type="float">
            <text:p>0.00317175374502348</text:p>
          </table:table-cell>
          <table:table-cell office:value-type="float" office:value="29.9994840831828" calcext:value-type="float">
            <text:p>29.9994840831828</text:p>
          </table:table-cell>
          <table:table-cell table:formula="of:=([.E17]*0.004184)" office:value-type="float" office:value="0.125517841404037" calcext:value-type="float">
            <text:p>0.1255178414040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ying</text:p>
          </table:table-cell>
          <table:table-cell table:formula="of:=[.C18]*9.81" office:value-type="float" office:value="0.0000785424660685002" calcext:value-type="float">
            <text:p>0.0000785424660685002</text:p>
          </table:table-cell>
          <table:table-cell table:formula="of:=[.D18]/1000" office:value-type="float" office:value="0.00000800636759108055" calcext:value-type="float">
            <text:p>8.00636759108055E-06</text:p>
          </table:table-cell>
          <table:table-cell office:value-type="float" office:value="0.00800636759108055" calcext:value-type="float">
            <text:p>0.00800636759108055</text:p>
          </table:table-cell>
          <table:table-cell office:value-type="float" office:value="35.6445456877518" calcext:value-type="float">
            <text:p>35.6445456877518</text:p>
          </table:table-cell>
          <table:table-cell table:formula="of:=([.E18]*0.004184)" office:value-type="float" office:value="0.149136779157553" calcext:value-type="float">
            <text:p>0.1491367791575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ying</text:p>
          </table:table-cell>
          <table:table-cell table:formula="of:=[.C19]*9.81" office:value-type="float" office:value="0.000286479989231192" calcext:value-type="float">
            <text:p>0.000286479989231192</text:p>
          </table:table-cell>
          <table:table-cell table:formula="of:=[.D19]/1000" office:value-type="float" office:value="0.0000292028531326393" calcext:value-type="float">
            <text:p>2.92028531326393E-05</text:p>
          </table:table-cell>
          <table:table-cell office:value-type="float" office:value="0.0292028531326393" calcext:value-type="float">
            <text:p>0.0292028531326393</text:p>
          </table:table-cell>
          <table:table-cell office:value-type="float" office:value="15.1773418874214" calcext:value-type="float">
            <text:p>15.1773418874214</text:p>
          </table:table-cell>
          <table:table-cell table:formula="of:=([.E19]*0.004184)" office:value-type="float" office:value="0.0635019984569709" calcext:value-type="float">
            <text:p>0.06350199845697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ying</text:p>
          </table:table-cell>
          <table:table-cell table:formula="of:=[.C20]*9.81" office:value-type="float" office:value="0.000606037677496077" calcext:value-type="float">
            <text:p>0.000606037677496077</text:p>
          </table:table-cell>
          <table:table-cell table:formula="of:=[.D20]/1000" office:value-type="float" office:value="0.0000617775410291618" calcext:value-type="float">
            <text:p>6.17775410291618E-05</text:p>
          </table:table-cell>
          <table:table-cell office:value-type="float" office:value="0.0617775410291618" calcext:value-type="float">
            <text:p>0.0617775410291618</text:p>
          </table:table-cell>
          <table:table-cell office:value-type="float" office:value="19.4908934949181" calcext:value-type="float">
            <text:p>19.4908934949181</text:p>
          </table:table-cell>
          <table:table-cell table:formula="of:=([.E20]*0.004184)" office:value-type="float" office:value="0.0815498983827372" calcext:value-type="float">
            <text:p>0.08154989838273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ying</text:p>
          </table:table-cell>
          <table:table-cell table:formula="of:=[.C21]*9.81" office:value-type="float" office:value="0.000933985824687781" calcext:value-type="float">
            <text:p>0.000933985824687781</text:p>
          </table:table-cell>
          <table:table-cell table:formula="of:=[.D21]/1000" office:value-type="float" office:value="0.0000952075254523732" calcext:value-type="float">
            <text:p>9.52075254523732E-05</text:p>
          </table:table-cell>
          <table:table-cell office:value-type="float" office:value="0.0952075254523732" calcext:value-type="float">
            <text:p>0.0952075254523732</text:p>
          </table:table-cell>
          <table:table-cell office:value-type="float" office:value="18.0246784862324" calcext:value-type="float">
            <text:p>18.0246784862324</text:p>
          </table:table-cell>
          <table:table-cell table:formula="of:=([.E21]*0.004184)" office:value-type="float" office:value="0.0754152547863962" calcext:value-type="float">
            <text:p>0.07541525478639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ying</text:p>
          </table:table-cell>
          <table:table-cell table:formula="of:=[.C22]*9.81" office:value-type="float" office:value="0.000951813870294746" calcext:value-type="float">
            <text:p>0.000951813870294746</text:p>
          </table:table-cell>
          <table:table-cell table:formula="of:=[.D22]/1000" office:value-type="float" office:value="0.0000970248593572626" calcext:value-type="float">
            <text:p>9.70248593572626E-05</text:p>
          </table:table-cell>
          <table:table-cell office:value-type="float" office:value="0.0970248593572626" calcext:value-type="float">
            <text:p>0.0970248593572626</text:p>
          </table:table-cell>
          <table:table-cell office:value-type="float" office:value="15.7408674785075" calcext:value-type="float">
            <text:p>15.7408674785075</text:p>
          </table:table-cell>
          <table:table-cell table:formula="of:=([.E22]*0.004184)" office:value-type="float" office:value="0.0658597895300753" calcext:value-type="float">
            <text:p>0.06585978953007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ying</text:p>
          </table:table-cell>
          <table:table-cell table:formula="of:=[.C23]*9.81" office:value-type="float" office:value="0.00164672391601465" calcext:value-type="float">
            <text:p>0.00164672391601465</text:p>
          </table:table-cell>
          <table:table-cell table:formula="of:=[.D23]/1000" office:value-type="float" office:value="0.000167861765139109" calcext:value-type="float">
            <text:p>0.000167861765139109</text:p>
          </table:table-cell>
          <table:table-cell office:value-type="float" office:value="0.167861765139109" calcext:value-type="float">
            <text:p>0.167861765139109</text:p>
          </table:table-cell>
          <table:table-cell office:value-type="float" office:value="9.50816467523256" calcext:value-type="float">
            <text:p>9.50816467523256</text:p>
          </table:table-cell>
          <table:table-cell table:formula="of:=([.E23]*0.004184)" office:value-type="float" office:value="0.039782161001173" calcext:value-type="float">
            <text:p>0.0397821610011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ying</text:p>
          </table:table-cell>
          <table:table-cell table:formula="of:=[.C24]*9.81" office:value-type="float" office:value="0.0177527485776956" calcext:value-type="float">
            <text:p>0.0177527485776956</text:p>
          </table:table-cell>
          <table:table-cell table:formula="of:=[.D24]/1000" office:value-type="float" office:value="0.00180965836673757" calcext:value-type="float">
            <text:p>0.00180965836673757</text:p>
          </table:table-cell>
          <table:table-cell office:value-type="float" office:value="1.80965836673757" calcext:value-type="float">
            <text:p>1.80965836673757</text:p>
          </table:table-cell>
          <table:table-cell office:value-type="float" office:value="5.09636772634413" calcext:value-type="float">
            <text:p>5.09636772634413</text:p>
          </table:table-cell>
          <table:table-cell table:formula="of:=([.E24]*0.004184)" office:value-type="float" office:value="0.0213232025670238" calcext:value-type="float">
            <text:p>0.02132320256702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ying</text:p>
          </table:table-cell>
          <table:table-cell table:formula="of:=[.C25]*9.81" office:value-type="float" office:value="0.0229639122023741" calcext:value-type="float">
            <text:p>0.0229639122023741</text:p>
          </table:table-cell>
          <table:table-cell table:formula="of:=[.D25]/1000" office:value-type="float" office:value="0.00234086770666402" calcext:value-type="float">
            <text:p>0.00234086770666402</text:p>
          </table:table-cell>
          <table:table-cell office:value-type="float" office:value="2.34086770666402" calcext:value-type="float">
            <text:p>2.34086770666402</text:p>
          </table:table-cell>
          <table:table-cell office:value-type="float" office:value="6.6788097979465" calcext:value-type="float">
            <text:p>6.6788097979465</text:p>
          </table:table-cell>
          <table:table-cell table:formula="of:=([.E25]*0.004184)" office:value-type="float" office:value="0.0279441401946082" calcext:value-type="float">
            <text:p>0.02794414019460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ying</text:p>
          </table:table-cell>
          <table:table-cell table:formula="of:=[.C26]*9.81" office:value-type="float" office:value="0.0326357311909712" calcext:value-type="float">
            <text:p>0.0326357311909712</text:p>
          </table:table-cell>
          <table:table-cell table:formula="of:=[.D26]/1000" office:value-type="float" office:value="0.00332678197665354" calcext:value-type="float">
            <text:p>0.00332678197665354</text:p>
          </table:table-cell>
          <table:table-cell office:value-type="float" office:value="3.32678197665354" calcext:value-type="float">
            <text:p>3.32678197665354</text:p>
          </table:table-cell>
          <table:table-cell office:value-type="float" office:value="4.11462239979594" calcext:value-type="float">
            <text:p>4.11462239979594</text:p>
          </table:table-cell>
          <table:table-cell table:formula="of:=([.E26]*0.004184)" office:value-type="float" office:value="0.0172155801207462" calcext:value-type="float">
            <text:p>0.01721558012074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ying</text:p>
          </table:table-cell>
          <table:table-cell table:formula="of:=[.C27]*9.81" office:value-type="float" office:value="0.345510767030117" calcext:value-type="float">
            <text:p>0.345510767030117</text:p>
          </table:table-cell>
          <table:table-cell table:formula="of:=[.D27]/1000" office:value-type="float" office:value="0.0352202616748335" calcext:value-type="float">
            <text:p>0.0352202616748335</text:p>
          </table:table-cell>
          <table:table-cell office:value-type="float" office:value="35.2202616748335" calcext:value-type="float">
            <text:p>35.2202616748335</text:p>
          </table:table-cell>
          <table:table-cell office:value-type="float" office:value="2.8917171831055" calcext:value-type="float">
            <text:p>2.8917171831055</text:p>
          </table:table-cell>
          <table:table-cell table:formula="of:=([.E27]*0.004184)" office:value-type="float" office:value="0.0120989446941134" calcext:value-type="float">
            <text:p>0.01209894469411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ying</text:p>
          </table:table-cell>
          <table:table-cell table:formula="of:=[.C28]*9.81" office:value-type="float" office:value="3.11918038450185" calcext:value-type="float">
            <text:p>3.11918038450185</text:p>
          </table:table-cell>
          <table:table-cell table:formula="of:=[.D28]/1000" office:value-type="float" office:value="0.317959264475214" calcext:value-type="float">
            <text:p>0.317959264475214</text:p>
          </table:table-cell>
          <table:table-cell office:value-type="float" office:value="317.959264475214" calcext:value-type="float">
            <text:p>317.959264475214</text:p>
          </table:table-cell>
          <table:table-cell office:value-type="float" office:value="1.46303160328155" calcext:value-type="float">
            <text:p>1.46303160328155</text:p>
          </table:table-cell>
          <table:table-cell table:formula="of:=([.E28]*0.004184)" office:value-type="float" office:value="0.00612132422813002" calcext:value-type="float">
            <text:p>0.00612132422813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ying</text:p>
          </table:table-cell>
          <table:table-cell table:formula="of:=[.C29]*9.81" office:value-type="float" office:value="3.86369808868684" calcext:value-type="float">
            <text:p>3.86369808868684</text:p>
          </table:table-cell>
          <table:table-cell table:formula="of:=[.D29]/1000" office:value-type="float" office:value="0.393853016176028" calcext:value-type="float">
            <text:p>0.393853016176028</text:p>
          </table:table-cell>
          <table:table-cell office:value-type="float" office:value="393.853016176028" calcext:value-type="float">
            <text:p>393.853016176028</text:p>
          </table:table-cell>
          <table:table-cell office:value-type="float" office:value="0.955446025434024" calcext:value-type="float">
            <text:p>0.955446025434024</text:p>
          </table:table-cell>
          <table:table-cell table:formula="of:=([.E29]*0.004184)" office:value-type="float" office:value="0.00399758617041596" calcext:value-type="float">
            <text:p>0.003997586170415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nning</text:p>
          </table:table-cell>
          <table:table-cell table:formula="of:=[.C30]*9.81" office:value-type="float" office:value="0.200943613556957" calcext:value-type="float">
            <text:p>0.200943613556957</text:p>
          </table:table-cell>
          <table:table-cell table:formula="of:=[.D30]/1000" office:value-type="float" office:value="0.0204835487825644" calcext:value-type="float">
            <text:p>0.0204835487825644</text:p>
          </table:table-cell>
          <table:table-cell office:value-type="float" office:value="20.4835487825644" calcext:value-type="float">
            <text:p>20.4835487825644</text:p>
          </table:table-cell>
          <table:table-cell office:value-type="float" office:value="14.1472168830225" calcext:value-type="float">
            <text:p>14.1472168830225</text:p>
          </table:table-cell>
          <table:table-cell table:formula="of:=([.E30]*0.004184)" office:value-type="float" office:value="0.0591919554385662" calcext:value-type="float">
            <text:p>0.05919195543856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nning</text:p>
          </table:table-cell>
          <table:table-cell table:formula="of:=[.C31]*9.81" office:value-type="float" office:value="0.423638286497151" calcext:value-type="float">
            <text:p>0.423638286497151</text:p>
          </table:table-cell>
          <table:table-cell table:formula="of:=[.D31]/1000" office:value-type="float" office:value="0.0431843309375281" calcext:value-type="float">
            <text:p>0.0431843309375281</text:p>
          </table:table-cell>
          <table:table-cell office:value-type="float" office:value="43.1843309375281" calcext:value-type="float">
            <text:p>43.1843309375281</text:p>
          </table:table-cell>
          <table:table-cell office:value-type="float" office:value="9.97253600163385" calcext:value-type="float">
            <text:p>9.97253600163385</text:p>
          </table:table-cell>
          <table:table-cell table:formula="of:=([.E31]*0.004184)" office:value-type="float" office:value="0.0417250906308361" calcext:value-type="float">
            <text:p>0.04172509063083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nning</text:p>
          </table:table-cell>
          <table:table-cell table:formula="of:=[.C32]*9.81" office:value-type="float" office:value="1.02380658855794" calcext:value-type="float">
            <text:p>1.02380658855794</text:p>
          </table:table-cell>
          <table:table-cell table:formula="of:=[.D32]/1000" office:value-type="float" office:value="0.104363566621604" calcext:value-type="float">
            <text:p>0.104363566621604</text:p>
          </table:table-cell>
          <table:table-cell office:value-type="float" office:value="104.363566621604" calcext:value-type="float">
            <text:p>104.363566621604</text:p>
          </table:table-cell>
          <table:table-cell office:value-type="float" office:value="5.68057762054846" calcext:value-type="float">
            <text:p>5.68057762054846</text:p>
          </table:table-cell>
          <table:table-cell table:formula="of:=([.E32]*0.004184)" office:value-type="float" office:value="0.0237675367643747" calcext:value-type="float">
            <text:p>0.02376753676437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nning</text:p>
          </table:table-cell>
          <table:table-cell table:formula="of:=[.C33]*9.81" office:value-type="float" office:value="2.37978832570803" calcext:value-type="float">
            <text:p>2.37978832570803</text:p>
          </table:table-cell>
          <table:table-cell table:formula="of:=[.D33]/1000" office:value-type="float" office:value="0.242588004659331" calcext:value-type="float">
            <text:p>0.242588004659331</text:p>
          </table:table-cell>
          <table:table-cell office:value-type="float" office:value="242.588004659331" calcext:value-type="float">
            <text:p>242.588004659331</text:p>
          </table:table-cell>
          <table:table-cell office:value-type="float" office:value="3.49642641946492" calcext:value-type="float">
            <text:p>3.49642641946492</text:p>
          </table:table-cell>
          <table:table-cell table:formula="of:=([.E33]*0.004184)" office:value-type="float" office:value="0.0146290481390412" calcext:value-type="float">
            <text:p>0.01462904813904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nning</text:p>
          </table:table-cell>
          <table:table-cell table:formula="of:=[.C34]*9.81" office:value-type="float" office:value="3.53224862285491" calcext:value-type="float">
            <text:p>3.53224862285491</text:p>
          </table:table-cell>
          <table:table-cell table:formula="of:=[.D34]/1000" office:value-type="float" office:value="0.360066118537707" calcext:value-type="float">
            <text:p>0.360066118537707</text:p>
          </table:table-cell>
          <table:table-cell office:value-type="float" office:value="360.066118537707" calcext:value-type="float">
            <text:p>360.066118537707</text:p>
          </table:table-cell>
          <table:table-cell office:value-type="float" office:value="4.40701413746467" calcext:value-type="float">
            <text:p>4.40701413746467</text:p>
          </table:table-cell>
          <table:table-cell table:formula="of:=([.E34]*0.004184)" office:value-type="float" office:value="0.0184389471511522" calcext:value-type="float">
            <text:p>0.0184389471511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nning</text:p>
          </table:table-cell>
          <table:table-cell table:formula="of:=[.C35]*9.81" office:value-type="float" office:value="24.6545895290207" calcext:value-type="float">
            <text:p>24.6545895290207</text:p>
          </table:table-cell>
          <table:table-cell table:formula="of:=[.D35]/1000" office:value-type="float" office:value="2.51320994179619" calcext:value-type="float">
            <text:p>2.51320994179619</text:p>
          </table:table-cell>
          <table:table-cell office:value-type="float" office:value="2513.20994179619" calcext:value-type="float">
            <text:p>2513.20994179619</text:p>
          </table:table-cell>
          <table:table-cell office:value-type="float" office:value="1.73463173965439" calcext:value-type="float">
            <text:p>1.73463173965439</text:p>
          </table:table-cell>
          <table:table-cell table:formula="of:=([.E35]*0.004184)" office:value-type="float" office:value="0.00725769919871396" calcext:value-type="float">
            <text:p>0.007257699198713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nning</text:p>
          </table:table-cell>
          <table:table-cell table:formula="of:=[.C36]*9.81" office:value-type="float" office:value="56.1853882918442" calcext:value-type="float">
            <text:p>56.1853882918442</text:p>
          </table:table-cell>
          <table:table-cell table:formula="of:=[.D36]/1000" office:value-type="float" office:value="5.7273586434092" calcext:value-type="float">
            <text:p>5.7273586434092</text:p>
          </table:table-cell>
          <table:table-cell office:value-type="float" office:value="5727.3586434092" calcext:value-type="float">
            <text:p>5727.3586434092</text:p>
          </table:table-cell>
          <table:table-cell office:value-type="float" office:value="1.04725362435161" calcext:value-type="float">
            <text:p>1.04725362435161</text:p>
          </table:table-cell>
          <table:table-cell table:formula="of:=([.E36]*0.004184)" office:value-type="float" office:value="0.00438170916428713" calcext:value-type="float">
            <text:p>0.004381709164287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nning</text:p>
          </table:table-cell>
          <table:table-cell table:formula="of:=[.C37]*9.81" office:value-type="float" office:value="93.6294144253639" calcext:value-type="float">
            <text:p>93.6294144253639</text:p>
          </table:table-cell>
          <table:table-cell table:formula="of:=[.D37]/1000" office:value-type="float" office:value="9.54428281604117" calcext:value-type="float">
            <text:p>9.54428281604117</text:p>
          </table:table-cell>
          <table:table-cell office:value-type="float" office:value="9544.28281604117" calcext:value-type="float">
            <text:p>9544.28281604117</text:p>
          </table:table-cell>
          <table:table-cell office:value-type="float" office:value="0.879037592487465" calcext:value-type="float">
            <text:p>0.879037592487465</text:p>
          </table:table-cell>
          <table:table-cell table:formula="of:=([.E37]*0.004184)" office:value-type="float" office:value="0.00367789328696756" calcext:value-type="float">
            <text:p>0.003677893286967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nning</text:p>
          </table:table-cell>
          <table:table-cell table:formula="of:=[.C38]*9.81" office:value-type="float" office:value="162.470262451637" calcext:value-type="float">
            <text:p>162.470262451637</text:p>
          </table:table-cell>
          <table:table-cell table:formula="of:=[.D38]/1000" office:value-type="float" office:value="16.5616985169864" calcext:value-type="float">
            <text:p>16.5616985169864</text:p>
          </table:table-cell>
          <table:table-cell office:value-type="float" office:value="16561.6985169864" calcext:value-type="float">
            <text:p>16561.6985169864</text:p>
          </table:table-cell>
          <table:table-cell office:value-type="float" office:value="0.89529018333067" calcext:value-type="float">
            <text:p>0.89529018333067</text:p>
          </table:table-cell>
          <table:table-cell table:formula="of:=([.E38]*0.004184)" office:value-type="float" office:value="0.00374589412705552" calcext:value-type="float">
            <text:p>0.003745894127055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nning</text:p>
          </table:table-cell>
          <table:table-cell table:formula="of:=[.C39]*9.81" office:value-type="float" office:value="245.590334030773" calcext:value-type="float">
            <text:p>245.590334030773</text:p>
          </table:table-cell>
          <table:table-cell table:formula="of:=[.D39]/1000" office:value-type="float" office:value="25.0346925617506" calcext:value-type="float">
            <text:p>25.0346925617506</text:p>
          </table:table-cell>
          <table:table-cell office:value-type="float" office:value="25034.6925617506" calcext:value-type="float">
            <text:p>25034.6925617506</text:p>
          </table:table-cell>
          <table:table-cell office:value-type="float" office:value="0.877456059400135" calcext:value-type="float">
            <text:p>0.877456059400135</text:p>
          </table:table-cell>
          <table:table-cell table:formula="of:=([.E39]*0.004184)" office:value-type="float" office:value="0.00367127615253017" calcext:value-type="float">
            <text:p>0.003671276152530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nning</text:p>
          </table:table-cell>
          <table:table-cell table:formula="of:=[.C40]*9.81" office:value-type="float" office:value="322.427190859331" calcext:value-type="float">
            <text:p>322.427190859331</text:p>
          </table:table-cell>
          <table:table-cell table:formula="of:=[.D40]/1000" office:value-type="float" office:value="32.8671958062518" calcext:value-type="float">
            <text:p>32.8671958062518</text:p>
          </table:table-cell>
          <table:table-cell office:value-type="float" office:value="32867.1958062519" calcext:value-type="float">
            <text:p>32867.1958062519</text:p>
          </table:table-cell>
          <table:table-cell office:value-type="float" office:value="0.490799114723292" calcext:value-type="float">
            <text:p>0.490799114723292</text:p>
          </table:table-cell>
          <table:table-cell table:formula="of:=([.E40]*0.004184)" office:value-type="float" office:value="0.00205350349600225" calcext:value-type="float">
            <text:p>0.00205350349600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nning</text:p>
          </table:table-cell>
          <table:table-cell table:formula="of:=[.C41]*9.81" office:value-type="float" office:value="393.074995600259" calcext:value-type="float">
            <text:p>393.074995600259</text:p>
          </table:table-cell>
          <table:table-cell table:formula="of:=[.D41]/1000" office:value-type="float" office:value="40.068806890954" calcext:value-type="float">
            <text:p>40.068806890954</text:p>
          </table:table-cell>
          <table:table-cell office:value-type="float" office:value="40068.806890954" calcext:value-type="float">
            <text:p>40068.806890954</text:p>
          </table:table-cell>
          <table:table-cell office:value-type="float" office:value="0.618847196076959" calcext:value-type="float">
            <text:p>0.618847196076959</text:p>
          </table:table-cell>
          <table:table-cell table:formula="of:=([.E41]*0.004184)" office:value-type="float" office:value="0.002589256668386" calcext:value-type="float">
            <text:p>0.0025892566683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nning</text:p>
          </table:table-cell>
          <table:table-cell table:formula="of:=[.C42]*9.81" office:value-type="float" office:value="681.481291665642" calcext:value-type="float">
            <text:p>681.481291665642</text:p>
          </table:table-cell>
          <table:table-cell table:formula="of:=[.D42]/1000" office:value-type="float" office:value="69.468021576518" calcext:value-type="float">
            <text:p>69.468021576518</text:p>
          </table:table-cell>
          <table:table-cell office:value-type="float" office:value="69468.021576518" calcext:value-type="float">
            <text:p>69468.021576518</text:p>
          </table:table-cell>
          <table:table-cell office:value-type="float" office:value="0.539900371603487" calcext:value-type="float">
            <text:p>0.539900371603487</text:p>
          </table:table-cell>
          <table:table-cell table:formula="of:=([.E42]*0.004184)" office:value-type="float" office:value="0.00225894315478899" calcext:value-type="float">
            <text:p>0.002258943154788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nning</text:p>
          </table:table-cell>
          <table:table-cell table:formula="of:=[.C43]*9.81" office:value-type="float" office:value="5451.98045626844" calcext:value-type="float">
            <text:p>5451.98045626844</text:p>
          </table:table-cell>
          <table:table-cell table:formula="of:=[.D43]/1000" office:value-type="float" office:value="555.757436928485" calcext:value-type="float">
            <text:p>555.757436928485</text:p>
          </table:table-cell>
          <table:table-cell office:value-type="float" office:value="555757.436928485" calcext:value-type="float">
            <text:p>555757.436928485</text:p>
          </table:table-cell>
          <table:table-cell office:value-type="float" office:value="0.16843234059784" calcext:value-type="float">
            <text:p>0.16843234059784</text:p>
          </table:table-cell>
          <table:table-cell table:formula="of:=([.E43]*0.004184)" office:value-type="float" office:value="0.000704720913061362" calcext:value-type="float">
            <text:p>0.0007047209130613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nning</text:p>
          </table:table-cell>
          <table:table-cell table:formula="of:=[.C44]*9.81" office:value-type="float" office:value="6798.13673961545" calcext:value-type="float">
            <text:p>6798.13673961545</text:p>
          </table:table-cell>
          <table:table-cell table:formula="of:=[.D44]/1000" office:value-type="float" office:value="692.98029965499" calcext:value-type="float">
            <text:p>692.98029965499</text:p>
          </table:table-cell>
          <table:table-cell office:value-type="float" office:value="692980.29965499" calcext:value-type="float">
            <text:p>692980.29965499</text:p>
          </table:table-cell>
          <table:table-cell office:value-type="float" office:value="0.351215965851557" calcext:value-type="float">
            <text:p>0.351215965851557</text:p>
          </table:table-cell>
          <table:table-cell table:formula="of:=([.E44]*0.004184)" office:value-type="float" office:value="0.00146948760112292" calcext:value-type="float">
            <text:p>0.00146948760112292</text:p>
          </table:table-cell>
          <table:table-cell table:number-columns-repeated="1018"/>
        </table:table-row>
      </table:table>
      <table:table table:name="Bale_CE" table:style-name="ta1">
        <table:table-column table:style-name="co9" table:default-cell-style-name="Default"/>
        <table:table-column table:style-name="co2" table:number-columns-repeated="1023" table:default-cell-style-name="Default"/>
        <table:table-row table:style-name="ro1"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Mass</text:p>
          </table:table-cell>
          <table:table-cell table:style-name="ce7" office:value-type="string" calcext:value-type="string">
            <text:p>Ce</text:p>
          </table:table-cell>
          <table:table-cell table:style-name="ce7" office:value-type="string" calcext:value-type="string">
            <text:p>Reference</text:p>
          </table:table-cell>
          <table:table-cell table:style-name="ce7" table:number-columns-repeated="1020"/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0000459115239034785" calcext:value-type="float">
            <text:p>4.59115239034785E-06</text:p>
          </table:table-cell>
          <table:table-cell office:value-type="float" office:value="1.78028378716804" calcext:value-type="float">
            <text:p>1.78028378716804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0000959856711034223" calcext:value-type="float">
            <text:p>9.59856711034223E-06</text:p>
          </table:table-cell>
          <table:table-cell office:value-type="float" office:value="1.61954621846334" calcext:value-type="float">
            <text:p>1.61954621846334</text:p>
          </table:table-cell>
          <table:table-cell table:formula="of:=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00285440776567332" calcext:value-type="float">
            <text:p>0.000285440776567332</text:p>
          </table:table-cell>
          <table:table-cell office:value-type="float" office:value="1.35853992807878" calcext:value-type="float">
            <text:p>1.35853992807878</text:p>
          </table:table-cell>
          <table:table-cell table:formula="of:=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00444310761983765" calcext:value-type="float">
            <text:p>0.000444310761983765</text:p>
          </table:table-cell>
          <table:table-cell office:value-type="float" office:value="1.15510724866206" calcext:value-type="float">
            <text:p>1.15510724866206</text:p>
          </table:table-cell>
          <table:table-cell table:formula="of:=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0769344753419738" calcext:value-type="float">
            <text:p>0.00769344753419738</text:p>
          </table:table-cell>
          <table:table-cell office:value-type="float" office:value="0.995504099590834" calcext:value-type="float">
            <text:p>0.995504099590834</text:p>
          </table:table-cell>
          <table:table-cell table:formula="of:=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0808115263329494" calcext:value-type="float">
            <text:p>0.00808115263329494</text:p>
          </table:table-cell>
          <table:table-cell office:value-type="float" office:value="0.587597899764296" calcext:value-type="float">
            <text:p>0.587597899764296</text:p>
          </table:table-cell>
          <table:table-cell table:formula="of:=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262983696558807" calcext:value-type="float">
            <text:p>0.0262983696558807</text:p>
          </table:table-cell>
          <table:table-cell office:value-type="float" office:value="0.791113412445089" calcext:value-type="float">
            <text:p>0.791113412445089</text:p>
          </table:table-cell>
          <table:table-cell table:formula="of:=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336271755765701" calcext:value-type="float">
            <text:p>0.0336271755765701</text:p>
          </table:table-cell>
          <table:table-cell office:value-type="float" office:value="0.749471946848492" calcext:value-type="float">
            <text:p>0.749471946848492</text:p>
          </table:table-cell>
          <table:table-cell table:formula="of:=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523433133256744" calcext:value-type="float">
            <text:p>0.0523433133256744</text:p>
          </table:table-cell>
          <table:table-cell office:value-type="float" office:value="0.691083195443239" calcext:value-type="float">
            <text:p>0.691083195443239</text:p>
          </table:table-cell>
          <table:table-cell table:formula="of:=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738460724668901" calcext:value-type="float">
            <text:p>0.0738460724668901</text:p>
          </table:table-cell>
          <table:table-cell office:value-type="float" office:value="0.672649230502494" calcext:value-type="float">
            <text:p>0.672649230502494</text:p>
          </table:table-cell>
          <table:table-cell table:formula="of:=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139928917144635" calcext:value-type="float">
            <text:p>0.139928917144635</text:p>
          </table:table-cell>
          <table:table-cell office:value-type="float" office:value="0.791113412445089" calcext:value-type="float">
            <text:p>0.791113412445089</text:p>
          </table:table-cell>
          <table:table-cell table:formula="of:=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154387487529016" calcext:value-type="float">
            <text:p>0.154387487529016</text:p>
          </table:table-cell>
          <table:table-cell office:value-type="float" office:value="0.930441012893113" calcext:value-type="float">
            <text:p>0.930441012893113</text:p>
          </table:table-cell>
          <table:table-cell table:formula="of:=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197412053214592" calcext:value-type="float">
            <text:p>0.197412053214592</text:p>
          </table:table-cell>
          <table:table-cell office:value-type="float" office:value="1.39577074061698" calcext:value-type="float">
            <text:p>1.39577074061698</text:p>
          </table:table-cell>
          <table:table-cell table:formula="of:=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217810239124787" calcext:value-type="float">
            <text:p>0.217810239124787</text:p>
          </table:table-cell>
          <table:table-cell office:value-type="float" office:value="1.68657582455569" calcext:value-type="float">
            <text:p>1.68657582455569</text:p>
          </table:table-cell>
          <table:table-cell table:formula="of:=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252426666034557" calcext:value-type="float">
            <text:p>0.252426666034557</text:p>
          </table:table-cell>
          <table:table-cell office:value-type="float" office:value="1.41476703367274" calcext:value-type="float">
            <text:p>1.41476703367274</text:p>
          </table:table-cell>
          <table:table-cell table:formula="of:=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265147504791796" calcext:value-type="float">
            <text:p>0.265147504791796</text:p>
          </table:table-cell>
          <table:table-cell office:value-type="float" office:value="0.739408672542159" calcext:value-type="float">
            <text:p>0.739408672542159</text:p>
          </table:table-cell>
          <table:table-cell table:formula="of:=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339038572124161" calcext:value-type="float">
            <text:p>0.339038572124161</text:p>
          </table:table-cell>
          <table:table-cell office:value-type="float" office:value="0.982137313990135" calcext:value-type="float">
            <text:p>0.982137313990135</text:p>
          </table:table-cell>
          <table:table-cell table:formula="of:=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0333527518763665" calcext:value-type="float">
            <text:p>0.00333527518763665</text:p>
          </table:table-cell>
          <table:table-cell office:value-type="float" office:value="0.700488765086251" calcext:value-type="float">
            <text:p>0.700488765086251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0808115263329494" calcext:value-type="float">
            <text:p>0.00808115263329494</text:p>
          </table:table-cell>
          <table:table-cell office:value-type="float" office:value="0.857953591279118" calcext:value-type="float">
            <text:p>0.857953591279118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389715187544013" calcext:value-type="float">
            <text:p>0.0389715187544013</text:p>
          </table:table-cell>
          <table:table-cell office:value-type="float" office:value="0.893462482975657" calcext:value-type="float">
            <text:p>0.893462482975657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606621990090757" calcext:value-type="float">
            <text:p>0.0606621990090757</text:p>
          </table:table-cell>
          <table:table-cell office:value-type="float" office:value="0.917947839295383" calcext:value-type="float">
            <text:p>0.917947839295383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991839228377095" calcext:value-type="float">
            <text:p>0.0991839228377095</text:p>
          </table:table-cell>
          <table:table-cell office:value-type="float" office:value="0.710022343543388" calcext:value-type="float">
            <text:p>0.710022343543388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265147504791796" calcext:value-type="float">
            <text:p>0.265147504791796</text:p>
          </table:table-cell>
          <table:table-cell office:value-type="float" office:value="0.869630249467967" calcext:value-type="float">
            <text:p>0.869630249467967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307287209779101" calcext:value-type="float">
            <text:p>0.307287209779101</text:p>
          </table:table-cell>
          <table:table-cell office:value-type="float" office:value="0.770011239790157" calcext:value-type="float">
            <text:p>0.770011239790157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744536718795861" calcext:value-type="float">
            <text:p>0.744536718795861</text:p>
          </table:table-cell>
          <table:table-cell office:value-type="float" office:value="1.23588060454755" calcext:value-type="float">
            <text:p>1.23588060454755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1.41080240770063" calcext:value-type="float">
            <text:p>1.41080240770063</text:p>
          </table:table-cell>
          <table:table-cell office:value-type="float" office:value="1.09430641025019" calcext:value-type="float">
            <text:p>1.09430641025019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mmal</text:p>
          </table:table-cell>
          <table:table-cell office:value-type="float" office:value="21.0786802713966" calcext:value-type="float">
            <text:p>21.0786802713966</text:p>
          </table:table-cell>
          <table:table-cell office:value-type="float" office:value="5.61708199112869" calcext:value-type="float">
            <text:p>5.61708199112869</text:p>
          </table:table-cell>
          <table:table-cell table:formula="of:=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mmal</text:p>
          </table:table-cell>
          <table:table-cell office:value-type="float" office:value="29.7378528780381" calcext:value-type="float">
            <text:p>29.7378528780381</text:p>
          </table:table-cell>
          <table:table-cell office:value-type="float" office:value="9.13820837229102" calcext:value-type="float">
            <text:p>9.13820837229102</text:p>
          </table:table-cell>
          <table:table-cell table:formula="of:=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mmal</text:p>
          </table:table-cell>
          <table:table-cell office:value-type="float" office:value="34.4640687563298" calcext:value-type="float">
            <text:p>34.4640687563298</text:p>
          </table:table-cell>
          <table:table-cell office:value-type="float" office:value="6.60633908503251" calcext:value-type="float">
            <text:p>6.60633908503251</text:p>
          </table:table-cell>
          <table:table-cell table:formula="of:=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mmal</text:p>
          </table:table-cell>
          <table:table-cell office:value-type="float" office:value="56.3494497733246" calcext:value-type="float">
            <text:p>56.3494497733246</text:p>
          </table:table-cell>
          <table:table-cell office:value-type="float" office:value="6.87976154222078" calcext:value-type="float">
            <text:p>6.87976154222078</text:p>
          </table:table-cell>
          <table:table-cell table:formula="of:=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mmal</text:p>
          </table:table-cell>
          <table:table-cell office:value-type="float" office:value="136.531014324817" calcext:value-type="float">
            <text:p>136.531014324817</text:p>
          </table:table-cell>
          <table:table-cell office:value-type="float" office:value="5.46725185030557" calcext:value-type="float">
            <text:p>5.46725185030557</text:p>
          </table:table-cell>
          <table:table-cell table:formula="of:=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mmal</text:p>
          </table:table-cell>
          <table:table-cell office:value-type="float" office:value="14578.1047875223" calcext:value-type="float">
            <text:p>14578.1047875223</text:p>
          </table:table-cell>
          <table:table-cell office:value-type="float" office:value="8.09139650157466" calcext:value-type="float">
            <text:p>8.09139650157466</text:p>
          </table:table-cell>
          <table:table-cell table:formula="of:=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quatic Flight</text:p>
          </table:table-cell>
          <table:table-cell office:value-type="float" office:value="0.674809976527039" calcext:value-type="float">
            <text:p>0.674809976527039</text:p>
          </table:table-cell>
          <table:table-cell office:value-type="float" office:value="2.53006171818139" calcext:value-type="float">
            <text:p>2.53006171818139</text:p>
          </table:table-cell>
          <table:table-cell table:formula="of:=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quatic Flight</text:p>
          </table:table-cell>
          <table:table-cell office:value-type="float" office:value="1.10332796593742" calcext:value-type="float">
            <text:p>1.10332796593742</text:p>
          </table:table-cell>
          <table:table-cell office:value-type="float" office:value="2.33295341369577" calcext:value-type="float">
            <text:p>2.33295341369577</text:p>
          </table:table-cell>
          <table:table-cell table:formula="of:=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quatic Flight</text:p>
          </table:table-cell>
          <table:table-cell office:value-type="float" office:value="1.10332796593742" calcext:value-type="float">
            <text:p>1.10332796593742</text:p>
          </table:table-cell>
          <table:table-cell office:value-type="float" office:value="9.7772172243831" calcext:value-type="float">
            <text:p>9.7772172243831</text:p>
          </table:table-cell>
          <table:table-cell table:formula="of:=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quatic Flight</text:p>
          </table:table-cell>
          <table:table-cell office:value-type="float" office:value="2.80800952428536" calcext:value-type="float">
            <text:p>2.80800952428536</text:p>
          </table:table-cell>
          <table:table-cell office:value-type="float" office:value="8.65720478473561" calcext:value-type="float">
            <text:p>8.65720478473561</text:p>
          </table:table-cell>
          <table:table-cell table:formula="of:=2" office:value-type="float" office:value="2" calcext:value-type="float">
            <text:p>2</text:p>
          </table:table-cell>
          <table:table-cell table:number-columns-repeated="1020"/>
        </table:table-row>
      </table:table>
      <table:table table:name="Videler Kinematic" table:style-name="ta1">
        <table:table-column table:style-name="co10" table:default-cell-style-name="Default"/>
        <table:table-column table:style-name="co2" table:number-columns-repeated="5" table:default-cell-style-name="Default"/>
        <table:table-column table:style-name="co11" table:number-columns-repeated="2" table:default-cell-style-name="Default"/>
        <table:table-column table:style-name="co12" table:number-columns-repeated="2" table:default-cell-style-name="Default"/>
        <table:table-column table:style-name="co2" table:number-columns-repeated="1014" table:default-cell-style-name="Default"/>
        <table:table-row table:style-name="ro1">
          <table:table-cell table:style-name="ce7" office:value-type="string" calcext:value-type="string">
            <text:p>Species</text:p>
          </table:table-cell>
          <table:table-cell table:style-name="ce7" office:value-type="string" calcext:value-type="string">
            <text:p>Length [m]</text:p>
          </table:table-cell>
          <table:table-cell table:style-name="ce7" office:value-type="string" calcext:value-type="string">
            <text:p>A [m]</text:p>
          </table:table-cell>
          <table:table-cell table:style-name="ce7" office:value-type="string" calcext:value-type="string">
            <text:p>A [BL]</text:p>
          </table:table-cell>
          <table:table-cell table:style-name="ce7" office:value-type="string" calcext:value-type="string">
            <text:p>Freq [Hz]</text:p>
          </table:table-cell>
          <table:table-cell table:style-name="ce7" office:value-type="string" calcext:value-type="string">
            <text:p>T [s]</text:p>
          </table:table-cell>
          <table:table-cell table:style-name="ce7" office:value-type="string" calcext:value-type="string">
            <text:p>Lambda_b [m]</text:p>
          </table:table-cell>
          <table:table-cell table:style-name="ce7" office:value-type="string" calcext:value-type="string">
            <text:p>Lambda_b [BL]</text:p>
          </table:table-cell>
          <table:table-cell table:style-name="ce7" office:value-type="string" calcext:value-type="string">
            <text:p>Lambda_s [m]</text:p>
          </table:table-cell>
          <table:table-cell table:style-name="ce7" office:value-type="string" calcext:value-type="string">
            <text:p>Lambda_s [BL]</text:p>
          </table:table-cell>
          <table:table-cell table:style-name="ce7" office:value-type="string" calcext:value-type="string">
            <text:p>U [m/s]</text:p>
          </table:table-cell>
          <table:table-cell table:style-name="ce7" office:value-type="string" calcext:value-type="string">
            <text:p>U [BL/s]</text:p>
          </table:table-cell>
          <table:table-cell table:style-name="ce7" office:value-type="string" calcext:value-type="string">
            <text:p>V [m/s]</text:p>
          </table:table-cell>
          <table:table-cell table:style-name="ce7" office:value-type="string" calcext:value-type="string">
            <text:p>V [BL/s]</text:p>
          </table:table-cell>
          <table:table-cell table:style-name="ce7" office:value-type="string" calcext:value-type="string">
            <text:p>u/v</text:p>
          </table:table-cell>
          <table:table-cell table:style-name="ce7" office:value-type="string" calcext:value-type="string">
            <text:p>Re</text:p>
          </table:table-cell>
          <table:table-cell table:style-name="ce7" office:value-type="string" calcext:value-type="string">
            <text:p>Sw</text:p>
          </table:table-cell>
          <table:table-cell table:style-name="ce7" table:number-columns-repeated="1007"/>
        </table:table-row>
        <table:table-row table:style-name="ro1">
          <table:table-cell office:value-type="string" calcext:value-type="string">
            <text:p>Abramis brama</text:p>
          </table:table-cell>
          <table:table-cell office:value-type="float" office:value="0.19" calcext:value-type="float">
            <text:p>0.19</text:p>
          </table:table-cell>
          <table:table-cell table:formula="of:=[.D2]*[.B2]" office:value-type="float" office:value="0.0228" calcext:value-type="float">
            <text:p>0.0228</text:p>
          </table:table-cell>
          <table:table-cell office:value-type="float" office:value="0.12" calcext:value-type="float">
            <text:p>0.12</text:p>
          </table:table-cell>
          <table:table-cell office:value-type="float" office:value="3.8" calcext:value-type="float">
            <text:p>3.8</text:p>
          </table:table-cell>
          <table:table-cell office:value-type="float" office:value="0.26" calcext:value-type="float">
            <text:p>0.26</text:p>
          </table:table-cell>
          <table:table-cell office:value-type="float" office:value="0.156" calcext:value-type="float">
            <text:p>0.156</text:p>
          </table:table-cell>
          <table:table-cell office:value-type="float" office:value="0.82" calcext:value-type="float">
            <text:p>0.82</text:p>
          </table:table-cell>
          <table:table-cell office:value-type="float" office:value="0.119" calcext:value-type="float">
            <text:p>0.119</text:p>
          </table:table-cell>
          <table:table-cell office:value-type="float" office:value="0.63" calcext:value-type="float">
            <text:p>0.63</text:p>
          </table:table-cell>
          <table:table-cell office:value-type="float" office:value="0.45" calcext:value-type="float">
            <text:p>0.45</text:p>
          </table:table-cell>
          <table:table-cell office:value-type="float" office:value="2.4" calcext:value-type="float">
            <text:p>2.4</text:p>
          </table:table-cell>
          <table:table-cell office:value-type="float" office:value="0.59" calcext:value-type="float">
            <text:p>0.59</text:p>
          </table:table-cell>
          <table:table-cell office:value-type="float" office:value="3.1" calcext:value-type="float">
            <text:p>3.1</text:p>
          </table:table-cell>
          <table:table-cell office:value-type="float" office:value="0.76" calcext:value-type="float">
            <text:p>0.76</text:p>
          </table:table-cell>
          <table:table-cell table:formula="of:=([.K2]*[.B2])/0.000001" office:value-type="float" office:value="85500" calcext:value-type="float">
            <text:p>85500</text:p>
          </table:table-cell>
          <table:table-cell table:formula="of:=(4*PI()*[.E2]*[.C2]*[.B2])/0.000001" office:value-type="float" office:value="206862.566505335" calcext:value-type="float">
            <text:p>206862.5665053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euciscus leuciscus</text:p>
          </table:table-cell>
          <table:table-cell office:value-type="float" office:value="0.25" calcext:value-type="float">
            <text:p>0.25</text:p>
          </table:table-cell>
          <table:table-cell table:formula="of:=[.D3]*[.B3]" office:value-type="float" office:value="0.0325" calcext:value-type="float">
            <text:p>0.0325</text:p>
          </table:table-cell>
          <table:table-cell office:value-type="float" office:value="0.13" calcext:value-type="float">
            <text:p>0.13</text:p>
          </table:table-cell>
          <table:table-cell office:value-type="float" office:value="2.8" calcext:value-type="float">
            <text:p>2.8</text:p>
          </table:table-cell>
          <table:table-cell office:value-type="float" office:value="0.36" calcext:value-type="float">
            <text:p>0.36</text:p>
          </table:table-cell>
          <table:table-cell office:value-type="float" office:value="0.205" calcext:value-type="float">
            <text:p>0.205</text:p>
          </table:table-cell>
          <table:table-cell office:value-type="float" office:value="0.82" calcext:value-type="float">
            <text:p>0.82</text:p>
          </table:table-cell>
          <table:table-cell office:value-type="float" office:value="0.151" calcext:value-type="float">
            <text:p>0.151</text:p>
          </table:table-cell>
          <table:table-cell office:value-type="float" office:value="0.6" calcext:value-type="float">
            <text:p>0.6</text:p>
          </table:table-cell>
          <table:table-cell office:value-type="float" office:value="0.42" calcext:value-type="float">
            <text:p>0.42</text:p>
          </table:table-cell>
          <table:table-cell office:value-type="float" office:value="1.7" calcext:value-type="float">
            <text:p>1.7</text:p>
          </table:table-cell>
          <table:table-cell office:value-type="float" office:value="0.57" calcext:value-type="float">
            <text:p>0.57</text:p>
          </table:table-cell>
          <table:table-cell office:value-type="float" office:value="2.3" calcext:value-type="float">
            <text:p>2.3</text:p>
          </table:table-cell>
          <table:table-cell office:value-type="float" office:value="0.74" calcext:value-type="float">
            <text:p>0.74</text:p>
          </table:table-cell>
          <table:table-cell table:formula="of:=([.K3]*[.B3])/0.000001" office:value-type="float" office:value="105000" calcext:value-type="float">
            <text:p>105000</text:p>
          </table:table-cell>
          <table:table-cell table:formula="of:=(4*PI()*[.E3]*[.C3]*[.B3])/0.000001" office:value-type="float" office:value="285884.931476671" calcext:value-type="float">
            <text:p>285884.93147667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rassius auratus</text:p>
          </table:table-cell>
          <table:table-cell office:value-type="float" office:value="0.16" calcext:value-type="float">
            <text:p>0.16</text:p>
          </table:table-cell>
          <table:table-cell table:formula="of:=[.D4]*[.B4]" office:value-type="float" office:value="0.0192" calcext:value-type="float">
            <text:p>0.0192</text:p>
          </table:table-cell>
          <table:table-cell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0.163" calcext:value-type="float">
            <text:p>0.163</text:p>
          </table:table-cell>
          <table:table-cell office:value-type="float" office:value="1.02" calcext:value-type="float">
            <text:p>1.02</text:p>
          </table:table-cell>
          <table:table-cell office:value-type="float" office:value="0.114" calcext:value-type="float">
            <text:p>0.114</text:p>
          </table:table-cell>
          <table:table-cell office:value-type="float" office:value="0.71" calcext:value-type="float">
            <text:p>0.71</text:p>
          </table:table-cell>
          <table:table-cell office:value-type="float" office:value="0.46" calcext:value-type="float">
            <text:p>0.46</text:p>
          </table:table-cell>
          <table:table-cell office:value-type="float" office:value="2.9" calcext:value-type="float">
            <text:p>2.9</text:p>
          </table:table-cell>
          <table:table-cell office:value-type="float" office:value="0.65" calcext:value-type="float">
            <text:p>0.65</text:p>
          </table:table-cell>
          <table:table-cell office:value-type="float" office:value="4.1" calcext:value-type="float">
            <text:p>4.1</text:p>
          </table:table-cell>
          <table:table-cell office:value-type="float" office:value="0.71" calcext:value-type="float">
            <text:p>0.71</text:p>
          </table:table-cell>
          <table:table-cell table:formula="of:=([.K4]*[.B4])/0.000001" office:value-type="float" office:value="73600" calcext:value-type="float">
            <text:p>73600</text:p>
          </table:table-cell>
          <table:table-cell table:formula="of:=(4*PI()*[.E4]*[.C4]*[.B4])/0.000001" office:value-type="float" office:value="154415.562109246" calcext:value-type="float">
            <text:p>154415.5621092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sox sp.</text:p>
          </table:table-cell>
          <table:table-cell office:value-type="float" office:value="0.183" calcext:value-type="float">
            <text:p>0.183</text:p>
          </table:table-cell>
          <table:table-cell table:formula="of:=[.D5]*[.B5]" office:value-type="float" office:value="0.01098" calcext:value-type="float">
            <text:p>0.01098</text:p>
          </table:table-cell>
          <table:table-cell office:value-type="float" office:value="0.06" calcext:value-type="float">
            <text:p>0.06</text:p>
          </table:table-cell>
          <table:table-cell office:value-type="float" office:value="6" calcext:value-type="float">
            <text:p>6</text:p>
          </table:table-cell>
          <table:table-cell office:value-type="float" office:value="0.17" calcext:value-type="float">
            <text:p>0.17</text:p>
          </table:table-cell>
          <table:table-cell office:value-type="float" office:value="0.15" calcext:value-type="float">
            <text:p>0.15</text:p>
          </table:table-cell>
          <table:table-cell office:value-type="float" office:value="0.82" calcext:value-type="float">
            <text:p>0.82</text:p>
          </table:table-cell>
          <table:table-cell office:value-type="float" office:value="0.076" calcext:value-type="float">
            <text:p>0.076</text:p>
          </table:table-cell>
          <table:table-cell office:value-type="float" office:value="0.41" calcext:value-type="float">
            <text:p>0.41</text:p>
          </table:table-cell>
          <table:table-cell office:value-type="float" office:value="0.458" calcext:value-type="float">
            <text:p>0.458</text:p>
          </table:table-cell>
          <table:table-cell office:value-type="float" office:value="2.5" calcext:value-type="float">
            <text:p>2.5</text:p>
          </table:table-cell>
          <table:table-cell office:value-type="float" office:value="0.909" calcext:value-type="float">
            <text:p>0.909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table:formula="of:=([.K5]*[.B5])/0.000001" office:value-type="float" office:value="83814" calcext:value-type="float">
            <text:p>83814</text:p>
          </table:table-cell>
          <table:table-cell table:formula="of:=(4*PI()*[.E5]*[.C5]*[.B5])/0.000001" office:value-type="float" office:value="151500.666781539" calcext:value-type="float">
            <text:p>151500.6667815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Oncorhynchus mykiss</text:p>
          </table:table-cell>
          <table:table-cell office:value-type="float" office:value="0.201" calcext:value-type="float">
            <text:p>0.201</text:p>
          </table:table-cell>
          <table:table-cell table:formula="of:=[.D6]*[.B6]" office:value-type="float" office:value="0.01608" calcext:value-type="float">
            <text:p>0.01608</text:p>
          </table:table-cell>
          <table:table-cell office:value-type="float" office:value="0.08" calcext:value-type="float">
            <text:p>0.08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0.179" calcext:value-type="float">
            <text:p>0.179</text:p>
          </table:table-cell>
          <table:table-cell office:value-type="float" office:value="0.89" calcext:value-type="float">
            <text:p>0.89</text:p>
          </table:table-cell>
          <table:table-cell office:value-type="float" office:value="0.127" calcext:value-type="float">
            <text:p>0.127</text:p>
          </table:table-cell>
          <table:table-cell office:value-type="float" office:value="0.63" calcext:value-type="float">
            <text:p>0.63</text:p>
          </table:table-cell>
          <table:table-cell office:value-type="float" office:value="0.503" calcext:value-type="float">
            <text:p>0.503</text:p>
          </table:table-cell>
          <table:table-cell office:value-type="float" office:value="2.5" calcext:value-type="float">
            <text:p>2.5</text:p>
          </table:table-cell>
          <table:table-cell office:value-type="float" office:value="0.716" calcext:value-type="float">
            <text:p>0.716</text:p>
          </table:table-cell>
          <table:table-cell office:value-type="float" office:value="3.6" calcext:value-type="float">
            <text:p>3.6</text:p>
          </table:table-cell>
          <table:table-cell office:value-type="float" office:value="0.7" calcext:value-type="float">
            <text:p>0.7</text:p>
          </table:table-cell>
          <table:table-cell table:formula="of:=([.K6]*[.B6])/0.000001" office:value-type="float" office:value="101103" calcext:value-type="float">
            <text:p>101103</text:p>
          </table:table-cell>
          <table:table-cell table:formula="of:=(4*PI()*[.E6]*[.C6]*[.B6])/0.000001" office:value-type="float" office:value="162462.060541032" calcext:value-type="float">
            <text:p>162462.0605410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Oncorhynchus mykiss</text:p>
          </table:table-cell>
          <table:table-cell office:value-type="float" office:value="0.055" calcext:value-type="float">
            <text:p>0.055</text:p>
          </table:table-cell>
          <table:table-cell table:formula="of:=[.D7]*[.B7]" office:value-type="float" office:value="0.0055" calcext:value-type="float">
            <text:p>0.0055</text:p>
          </table:table-cell>
          <table:table-cell office:value-type="float" office:value="0.1" calcext:value-type="float">
            <text:p>0.1</text:p>
          </table:table-cell>
          <table:table-cell office:value-type="float" office:value="9.9" calcext:value-type="float">
            <text:p>9.9</text:p>
          </table:table-cell>
          <table:table-cell office:value-type="float" office:value="0.1" calcext:value-type="float">
            <text:p>0.1</text:p>
          </table:table-cell>
          <table:table-cell office:value-type="float" office:value="0.053" calcext:value-type="float">
            <text:p>0.053</text:p>
          </table:table-cell>
          <table:table-cell office:value-type="float" office:value="0.96" calcext:value-type="float">
            <text:p>0.96</text:p>
          </table:table-cell>
          <table:table-cell office:value-type="float" office:value="0.036" calcext:value-type="float">
            <text:p>0.036</text:p>
          </table:table-cell>
          <table:table-cell office:value-type="float" office:value="0.65" calcext:value-type="float">
            <text:p>0.65</text:p>
          </table:table-cell>
          <table:table-cell office:value-type="float" office:value="0.355" calcext:value-type="float">
            <text:p>0.355</text:p>
          </table:table-cell>
          <table:table-cell office:value-type="float" office:value="6.5" calcext:value-type="float">
            <text:p>6.5</text:p>
          </table:table-cell>
          <table:table-cell office:value-type="float" office:value="0.53" calcext:value-type="float">
            <text:p>0.53</text:p>
          </table:table-cell>
          <table:table-cell office:value-type="float" office:value="9.6" calcext:value-type="float">
            <text:p>9.6</text:p>
          </table:table-cell>
          <table:table-cell office:value-type="float" office:value="0.67" calcext:value-type="float">
            <text:p>0.67</text:p>
          </table:table-cell>
          <table:table-cell table:formula="of:=([.K7]*[.B7])/0.000001" office:value-type="float" office:value="19525" calcext:value-type="float">
            <text:p>19525</text:p>
          </table:table-cell>
          <table:table-cell table:formula="of:=(4*PI()*[.E7]*[.C7]*[.B7])/0.000001" office:value-type="float" office:value="37633.1383973521" calcext:value-type="float">
            <text:p>37633.138397352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Oncorhynchus mykiss</text:p>
          </table:table-cell>
          <table:table-cell office:value-type="float" office:value="0.116" calcext:value-type="float">
            <text:p>0.116</text:p>
          </table:table-cell>
          <table:table-cell table:formula="of:=[.D8]*[.B8]" office:value-type="float" office:value="0.01044" calcext:value-type="float">
            <text:p>0.01044</text:p>
          </table:table-cell>
          <table:table-cell office:value-type="float" office:value="0.09" calcext:value-type="float">
            <text:p>0.09</text:p>
          </table:table-cell>
          <table:table-cell office:value-type="float" office:value="7.1" calcext:value-type="float">
            <text:p>7.1</text:p>
          </table:table-cell>
          <table:table-cell office:value-type="float" office:value="0.14" calcext:value-type="float">
            <text:p>0.14</text:p>
          </table:table-cell>
          <table:table-cell office:value-type="float" office:value="0.106" calcext:value-type="float">
            <text:p>0.106</text:p>
          </table:table-cell>
          <table:table-cell office:value-type="float" office:value="0.91" calcext:value-type="float">
            <text:p>0.91</text:p>
          </table:table-cell>
          <table:table-cell office:value-type="float" office:value="0.081" calcext:value-type="float">
            <text:p>0.081</text:p>
          </table:table-cell>
          <table:table-cell office:value-type="float" office:value="0.7" calcext:value-type="float">
            <text:p>0.7</text:p>
          </table:table-cell>
          <table:table-cell office:value-type="float" office:value="0.58" calcext:value-type="float">
            <text:p>0.58</text:p>
          </table:table-cell>
          <table:table-cell office:value-type="float" office:value="5" calcext:value-type="float">
            <text:p>5</text:p>
          </table:table-cell>
          <table:table-cell office:value-type="float" office:value="0.757" calcext:value-type="float">
            <text:p>0.757</text:p>
          </table:table-cell>
          <table:table-cell office:value-type="float" office:value="6.5" calcext:value-type="float">
            <text:p>6.5</text:p>
          </table:table-cell>
          <table:table-cell office:value-type="float" office:value="0.77" calcext:value-type="float">
            <text:p>0.77</text:p>
          </table:table-cell>
          <table:table-cell table:formula="of:=([.K8]*[.B8])/0.000001" office:value-type="float" office:value="67280" calcext:value-type="float">
            <text:p>67280</text:p>
          </table:table-cell>
          <table:table-cell table:formula="of:=(4*PI()*[.E8]*[.C8]*[.B8])/0.000001" office:value-type="float" office:value="108050.480028576" calcext:value-type="float">
            <text:p>108050.48002857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Oncorhynchus mykiss</text:p>
          </table:table-cell>
          <table:table-cell office:value-type="float" office:value="0.249" calcext:value-type="float">
            <text:p>0.249</text:p>
          </table:table-cell>
          <table:table-cell table:formula="of:=[.D9]*[.B9]" office:value-type="float" office:value="0.0249" calcext:value-type="float">
            <text:p>0.0249</text:p>
          </table:table-cell>
          <table:table-cell office:value-type="float" office:value="0.1" calcext:value-type="float">
            <text:p>0.1</text:p>
          </table:table-cell>
          <table:table-cell office:value-type="float" office:value="3.6" calcext:value-type="float">
            <text:p>3.6</text:p>
          </table:table-cell>
          <table:table-cell office:value-type="float" office:value="0.28" calcext:value-type="float">
            <text:p>0.28</text:p>
          </table:table-cell>
          <table:table-cell office:value-type="float" office:value="0.205" calcext:value-type="float">
            <text:p>0.205</text:p>
          </table:table-cell>
          <table:table-cell office:value-type="float" office:value="0.82" calcext:value-type="float">
            <text:p>0.82</text:p>
          </table:table-cell>
          <table:table-cell office:value-type="float" office:value="0.159" calcext:value-type="float">
            <text:p>0.159</text:p>
          </table:table-cell>
          <table:table-cell office:value-type="float" office:value="0.64" calcext:value-type="float">
            <text:p>0.64</text:p>
          </table:table-cell>
          <table:table-cell office:value-type="float" office:value="0.57" calcext:value-type="float">
            <text:p>0.57</text:p>
          </table:table-cell>
          <table:table-cell office:value-type="float" office:value="2.3" calcext:value-type="float">
            <text:p>2.3</text:p>
          </table:table-cell>
          <table:table-cell office:value-type="float" office:value="0.732" calcext:value-type="float">
            <text:p>0.732</text:p>
          </table:table-cell>
          <table:table-cell office:value-type="float" office:value="2.9" calcext:value-type="float">
            <text:p>2.9</text:p>
          </table:table-cell>
          <table:table-cell office:value-type="float" office:value="0.78" calcext:value-type="float">
            <text:p>0.78</text:p>
          </table:table-cell>
          <table:table-cell table:formula="of:=([.K9]*[.B9])/0.000001" office:value-type="float" office:value="141930" calcext:value-type="float">
            <text:p>141930</text:p>
          </table:table-cell>
          <table:table-cell table:formula="of:=(4*PI()*[.E9]*[.C9]*[.B9])/0.000001" office:value-type="float" office:value="280485.916005918" calcext:value-type="float">
            <text:p>280485.9160059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Oncorhynchus mykiss</text:p>
          </table:table-cell>
          <table:table-cell office:value-type="float" office:value="0.433" calcext:value-type="float">
            <text:p>0.433</text:p>
          </table:table-cell>
          <table:table-cell table:formula="of:=[.D10]*[.B10]" office:value-type="float" office:value="0.03031" calcext:value-type="float">
            <text:p>0.03031</text:p>
          </table:table-cell>
          <table:table-cell office:value-type="float" office:value="0.07" calcext:value-type="float">
            <text:p>0.07</text:p>
          </table:table-cell>
          <table:table-cell office:value-type="float" office:value="2.4" calcext:value-type="float">
            <text:p>2.4</text:p>
          </table:table-cell>
          <table:table-cell office:value-type="float" office:value="0.42" calcext:value-type="float">
            <text:p>0.42</text:p>
          </table:table-cell>
          <table:table-cell office:value-type="float" office:value="0.386" calcext:value-type="float">
            <text:p>0.386</text:p>
          </table:table-cell>
          <table:table-cell office:value-type="float" office:value="0.89" calcext:value-type="float">
            <text:p>0.89</text:p>
          </table:table-cell>
          <table:table-cell office:value-type="float" office:value="0.277" calcext:value-type="float">
            <text:p>0.277</text:p>
          </table:table-cell>
          <table:table-cell office:value-type="float" office:value="0.64" calcext:value-type="float">
            <text:p>0.64</text:p>
          </table:table-cell>
          <table:table-cell office:value-type="float" office:value="0.665" calcext:value-type="float">
            <text:p>0.665</text:p>
          </table:table-cell>
          <table:table-cell office:value-type="float" office:value="1.5" calcext:value-type="float">
            <text:p>1.5</text:p>
          </table:table-cell>
          <table:table-cell office:value-type="float" office:value="0.919" calcext:value-type="float">
            <text:p>0.919</text:p>
          </table:table-cell>
          <table:table-cell office:value-type="float" office:value="2.1" calcext:value-type="float">
            <text:p>2.1</text:p>
          </table:table-cell>
          <table:table-cell office:value-type="float" office:value="0.72" calcext:value-type="float">
            <text:p>0.72</text:p>
          </table:table-cell>
          <table:table-cell table:formula="of:=([.K10]*[.B10])/0.000001" office:value-type="float" office:value="287945" calcext:value-type="float">
            <text:p>287945</text:p>
          </table:table-cell>
          <table:table-cell table:formula="of:=(4*PI()*[.E10]*[.C10]*[.B10])/0.000001" office:value-type="float" office:value="395817.451699419" calcext:value-type="float">
            <text:p>395817.4516994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lmo Salar</text:p>
          </table:table-cell>
          <table:table-cell office:value-type="float" office:value="0.665" calcext:value-type="float">
            <text:p>0.665</text:p>
          </table:table-cell>
          <table:table-cell table:formula="of:=[.D11]*[.B11]" office:value-type="float" office:value="0.05985" calcext:value-type="float">
            <text:p>0.05985</text:p>
          </table:table-cell>
          <table:table-cell office:value-type="float" office:value="0.09" calcext:value-type="float">
            <text:p>0.09</text:p>
          </table:table-cell>
          <table:table-cell office:value-type="float" office:value="1.3" calcext:value-type="float">
            <text:p>1.3</text:p>
          </table:table-cell>
          <table:table-cell office:value-type="float" office:value="0.76" calcext:value-type="float">
            <text:p>0.76</text:p>
          </table:table-cell>
          <table:table-cell office:value-type="float" office:value="0.629" calcext:value-type="float">
            <text:p>0.629</text:p>
          </table:table-cell>
          <table:table-cell office:value-type="float" office:value="0.95" calcext:value-type="float">
            <text:p>0.95</text:p>
          </table:table-cell>
          <table:table-cell office:value-type="float" office:value="0.39" calcext:value-type="float">
            <text:p>0.39</text:p>
          </table:table-cell>
          <table:table-cell office:value-type="float" office:value="0.59" calcext:value-type="float">
            <text:p>0.59</text:p>
          </table:table-cell>
          <table:table-cell office:value-type="float" office:value="0.512" calcext:value-type="float">
            <text:p>0.512</text:p>
          </table:table-cell>
          <table:table-cell office:value-type="float" office:value="0.8" calcext:value-type="float">
            <text:p>0.8</text:p>
          </table:table-cell>
          <table:table-cell office:value-type="float" office:value="0.827" calcext:value-type="float">
            <text:p>0.827</text:p>
          </table:table-cell>
          <table:table-cell office:value-type="float" office:value="1.2" calcext:value-type="float">
            <text:p>1.2</text:p>
          </table:table-cell>
          <table:table-cell office:value-type="float" office:value="0.62" calcext:value-type="float">
            <text:p>0.62</text:p>
          </table:table-cell>
          <table:table-cell table:formula="of:=([.K11]*[.B11])/0.000001" office:value-type="float" office:value="340480" calcext:value-type="float">
            <text:p>340480</text:p>
          </table:table-cell>
          <table:table-cell table:formula="of:=(4*PI()*[.E11]*[.C11]*[.B11])/0.000001" office:value-type="float" office:value="650188.099657393" calcext:value-type="float">
            <text:p>650188.09965739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lmo Salar</text:p>
          </table:table-cell>
          <table:table-cell office:value-type="float" office:value="0.665" calcext:value-type="float">
            <text:p>0.665</text:p>
          </table:table-cell>
          <table:table-cell table:formula="of:=[.D12]*[.B12]" office:value-type="float" office:value="0.0532" calcext:value-type="float">
            <text:p>0.0532</text:p>
          </table:table-cell>
          <table:table-cell office:value-type="float" office:value="0.08" calcext:value-type="float">
            <text:p>0.08</text:p>
          </table:table-cell>
          <table:table-cell office:value-type="float" office:value="1.7" calcext:value-type="float">
            <text:p>1.7</text:p>
          </table:table-cell>
          <table:table-cell office:value-type="float" office:value="0.57" calcext:value-type="float">
            <text:p>0.57</text:p>
          </table:table-cell>
          <table:table-cell office:value-type="float" office:value="0.688" calcext:value-type="float">
            <text:p>0.688</text:p>
          </table:table-cell>
          <table:table-cell office:value-type="float" office:value="1.03" calcext:value-type="float">
            <text:p>1.03</text:p>
          </table:table-cell>
          <table:table-cell office:value-type="float" office:value="0.438" calcext:value-type="float">
            <text:p>0.438</text:p>
          </table:table-cell>
          <table:table-cell office:value-type="float" office:value="0.66" calcext:value-type="float">
            <text:p>0.66</text:p>
          </table:table-cell>
          <table:table-cell office:value-type="float" office:value="0.768" calcext:value-type="float">
            <text:p>0.768</text:p>
          </table:table-cell>
          <table:table-cell office:value-type="float" office:value="1.1" calcext:value-type="float">
            <text:p>1.1</text:p>
          </table:table-cell>
          <table:table-cell office:value-type="float" office:value="1.21" calcext:value-type="float">
            <text:p>1.21</text:p>
          </table:table-cell>
          <table:table-cell office:value-type="float" office:value="1.8" calcext:value-type="float">
            <text:p>1.8</text:p>
          </table:table-cell>
          <table:table-cell office:value-type="float" office:value="0.63" calcext:value-type="float">
            <text:p>0.63</text:p>
          </table:table-cell>
          <table:table-cell table:formula="of:=([.K12]*[.B12])/0.000001" office:value-type="float" office:value="510720" calcext:value-type="float">
            <text:p>510720</text:p>
          </table:table-cell>
          <table:table-cell table:formula="of:=(4*PI()*[.E12]*[.C12]*[.B12])/0.000001" office:value-type="float" office:value="755774.201311158" calcext:value-type="float">
            <text:p>755774.20131115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lmo Salar</text:p>
          </table:table-cell>
          <table:table-cell office:value-type="float" office:value="0.665" calcext:value-type="float">
            <text:p>0.665</text:p>
          </table:table-cell>
          <table:table-cell table:formula="of:=[.D13]*[.B13]" office:value-type="float" office:value="0.03325" calcext:value-type="float">
            <text:p>0.03325</text:p>
          </table:table-cell>
          <table:table-cell office:value-type="float" office:value="0.05" calcext:value-type="float">
            <text:p>0.05</text:p>
          </table:table-cell>
          <table:table-cell office:value-type="float" office:value="5.3" calcext:value-type="float">
            <text:p>5.3</text:p>
          </table:table-cell>
          <table:table-cell office:value-type="float" office:value="0.19" calcext:value-type="float">
            <text:p>0.19</text:p>
          </table:table-cell>
          <table:table-cell office:value-type="float" office:value="0.61" calcext:value-type="float">
            <text:p>0.61</text:p>
          </table:table-cell>
          <table:table-cell office:value-type="float" office:value="0.92" calcext:value-type="float">
            <text:p>0.92</text:p>
          </table:table-cell>
          <table:table-cell office:value-type="float" office:value="0.456" calcext:value-type="float">
            <text:p>0.456</text:p>
          </table:table-cell>
          <table:table-cell office:value-type="float" office:value="0.68" calcext:value-type="float">
            <text:p>0.68</text:p>
          </table:table-cell>
          <table:table-cell office:value-type="float" office:value="2.37" calcext:value-type="float">
            <text:p>2.37</text:p>
          </table:table-cell>
          <table:table-cell office:value-type="float" office:value="3.6" calcext:value-type="float">
            <text:p>3.6</text:p>
          </table:table-cell>
          <table:table-cell office:value-type="float" office:value="3.22" calcext:value-type="float">
            <text:p>3.22</text:p>
          </table:table-cell>
          <table:table-cell office:value-type="float" office:value="4.8" calcext:value-type="float">
            <text:p>4.8</text:p>
          </table:table-cell>
          <table:table-cell office:value-type="float" office:value="0.74" calcext:value-type="float">
            <text:p>0.74</text:p>
          </table:table-cell>
          <table:table-cell table:formula="of:=([.K13]*[.B13])/0.000001" office:value-type="float" office:value="1576050" calcext:value-type="float">
            <text:p>1576050</text:p>
          </table:table-cell>
          <table:table-cell table:formula="of:=(4*PI()*[.E13]*[.C13]*[.B13])/0.000001" office:value-type="float" office:value="1472648.25990777" calcext:value-type="float">
            <text:p>1472648.259907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za ramada</text:p>
          </table:table-cell>
          <table:table-cell office:value-type="float" office:value="0.36" calcext:value-type="float">
            <text:p>0.36</text:p>
          </table:table-cell>
          <table:table-cell table:formula="of:=[.D14]*[.B14]" office:value-type="float" office:value="0.0288" calcext:value-type="float">
            <text:p>0.0288</text:p>
          </table:table-cell>
          <table:table-cell office:value-type="float" office:value="0.08" calcext:value-type="float">
            <text:p>0.08</text:p>
          </table:table-cell>
          <table:table-cell office:value-type="float" office:value="4.6" calcext:value-type="float">
            <text:p>4.6</text:p>
          </table:table-cell>
          <table:table-cell office:value-type="float" office:value="0.22" calcext:value-type="float">
            <text:p>0.22</text:p>
          </table:table-cell>
          <table:table-cell office:value-type="float" office:value="0.342" calcext:value-type="float">
            <text:p>0.342</text:p>
          </table:table-cell>
          <table:table-cell office:value-type="float" office:value="0.95" calcext:value-type="float">
            <text:p>0.95</text:p>
          </table:table-cell>
          <table:table-cell office:value-type="float" office:value="0.26" calcext:value-type="float">
            <text:p>0.26</text:p>
          </table:table-cell>
          <table:table-cell office:value-type="float" office:value="0.72" calcext:value-type="float">
            <text:p>0.72</text:p>
          </table:table-cell>
          <table:table-cell office:value-type="float" office:value="1.2" calcext:value-type="float">
            <text:p>1.2</text:p>
          </table:table-cell>
          <table:table-cell office:value-type="float" office:value="3.3" calcext:value-type="float">
            <text:p>3.3</text:p>
          </table:table-cell>
          <table:table-cell office:value-type="float" office:value="1.58" calcext:value-type="float">
            <text:p>1.58</text:p>
          </table:table-cell>
          <table:table-cell office:value-type="float" office:value="4.4" calcext:value-type="float">
            <text:p>4.4</text:p>
          </table:table-cell>
          <table:table-cell office:value-type="float" office:value="0.76" calcext:value-type="float">
            <text:p>0.76</text:p>
          </table:table-cell>
          <table:table-cell table:formula="of:=([.K14]*[.B14])/0.000001" office:value-type="float" office:value="432000" calcext:value-type="float">
            <text:p>432000</text:p>
          </table:table-cell>
          <table:table-cell table:formula="of:=(4*PI()*[.E14]*[.C14]*[.B14])/0.000001" office:value-type="float" office:value="599325.400436509" calcext:value-type="float">
            <text:p>599325.40043650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dus morhua</text:p>
          </table:table-cell>
          <table:table-cell office:value-type="float" office:value="0.42" calcext:value-type="float">
            <text:p>0.42</text:p>
          </table:table-cell>
          <table:table-cell table:formula="of:=[.D15]*[.B15]" office:value-type="float" office:value="0.0336" calcext:value-type="float">
            <text:p>0.0336</text:p>
          </table:table-cell>
          <table:table-cell office:value-type="float" office:value="0.08" calcext:value-type="float">
            <text:p>0.08</text:p>
          </table:table-cell>
          <table:table-cell office:value-type="float" office:value="2.8" calcext:value-type="float">
            <text:p>2.8</text:p>
          </table:table-cell>
          <table:table-cell office:value-type="float" office:value="0.36" calcext:value-type="float">
            <text:p>0.36</text:p>
          </table:table-cell>
          <table:table-cell office:value-type="float" office:value="0.35" calcext:value-type="float">
            <text:p>0.35</text:p>
          </table:table-cell>
          <table:table-cell office:value-type="float" office:value="0.83" calcext:value-type="float">
            <text:p>0.83</text:p>
          </table:table-cell>
          <table:table-cell office:value-type="float" office:value="0.26" calcext:value-type="float">
            <text:p>0.26</text:p>
          </table:table-cell>
          <table:table-cell office:value-type="float" office:value="0.62" calcext:value-type="float">
            <text:p>0.62</text:p>
          </table:table-cell>
          <table:table-cell office:value-type="float" office:value="0.73" calcext:value-type="float">
            <text:p>0.73</text:p>
          </table:table-cell>
          <table:table-cell office:value-type="float" office:value="1.7" calcext:value-type="float">
            <text:p>1.7</text:p>
          </table:table-cell>
          <table:table-cell office:value-type="float" office:value="0.96" calcext:value-type="float">
            <text:p>0.96</text:p>
          </table:table-cell>
          <table:table-cell office:value-type="float" office:value="2.3" calcext:value-type="float">
            <text:p>2.3</text:p>
          </table:table-cell>
          <table:table-cell office:value-type="float" office:value="0.76" calcext:value-type="float">
            <text:p>0.76</text:p>
          </table:table-cell>
          <table:table-cell table:formula="of:=([.K15]*[.B15])/0.000001" office:value-type="float" office:value="306600" calcext:value-type="float">
            <text:p>306600</text:p>
          </table:table-cell>
          <table:table-cell table:formula="of:=(4*PI()*[.E15]*[.C15]*[.B15])/0.000001" office:value-type="float" office:value="496542.541907543" calcext:value-type="float">
            <text:p>496542.54190754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dus morhua</text:p>
          </table:table-cell>
          <table:table-cell office:value-type="float" office:value="0.42" calcext:value-type="float">
            <text:p>0.42</text:p>
          </table:table-cell>
          <table:table-cell table:formula="of:=[.D16]*[.B16]" office:value-type="float" office:value="0.0294" calcext:value-type="float">
            <text:p>0.0294</text:p>
          </table:table-cell>
          <table:table-cell office:value-type="float" office:value="0.07" calcext:value-type="float">
            <text:p>0.07</text:p>
          </table:table-cell>
          <table:table-cell office:value-type="float" office:value="3.3" calcext:value-type="float">
            <text:p>3.3</text:p>
          </table:table-cell>
          <table:table-cell office:value-type="float" office:value="0.3" calcext:value-type="float">
            <text:p>0.3</text:p>
          </table:table-cell>
          <table:table-cell office:value-type="float" office:value="0.34" calcext:value-type="float">
            <text:p>0.34</text:p>
          </table:table-cell>
          <table:table-cell office:value-type="float" office:value="0.81" calcext:value-type="float">
            <text:p>0.81</text:p>
          </table:table-cell>
          <table:table-cell office:value-type="float" office:value="0.27" calcext:value-type="float">
            <text:p>0.27</text:p>
          </table:table-cell>
          <table:table-cell office:value-type="float" office:value="0.64" calcext:value-type="float">
            <text:p>0.64</text:p>
          </table:table-cell>
          <table:table-cell office:value-type="float" office:value="0.91" calcext:value-type="float">
            <text:p>0.91</text:p>
          </table:table-cell>
          <table:table-cell office:value-type="float" office:value="2.2" calcext:value-type="float">
            <text:p>2.2</text:p>
          </table:table-cell>
          <table:table-cell office:value-type="float" office:value="1.14" calcext:value-type="float">
            <text:p>1.14</text:p>
          </table:table-cell>
          <table:table-cell office:value-type="float" office:value="2.7" calcext:value-type="float">
            <text:p>2.7</text:p>
          </table:table-cell>
          <table:table-cell office:value-type="float" office:value="0.8" calcext:value-type="float">
            <text:p>0.8</text:p>
          </table:table-cell>
          <table:table-cell table:formula="of:=([.K16]*[.B16])/0.000001" office:value-type="float" office:value="382200" calcext:value-type="float">
            <text:p>382200</text:p>
          </table:table-cell>
          <table:table-cell table:formula="of:=(4*PI()*[.E16]*[.C16]*[.B16])/0.000001" office:value-type="float" office:value="512059.496342153" calcext:value-type="float">
            <text:p>512059.49634215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dus morhua</text:p>
          </table:table-cell>
          <table:table-cell office:value-type="float" office:value="0.42" calcext:value-type="float">
            <text:p>0.42</text:p>
          </table:table-cell>
          <table:table-cell table:formula="of:=[.D17]*[.B17]" office:value-type="float" office:value="0.0336" calcext:value-type="float">
            <text:p>0.0336</text:p>
          </table:table-cell>
          <table:table-cell office:value-type="float" office:value="0.08" calcext:value-type="float">
            <text:p>0.08</text:p>
          </table:table-cell>
          <table:table-cell office:value-type="float" office:value="3.6" calcext:value-type="float">
            <text:p>3.6</text:p>
          </table:table-cell>
          <table:table-cell office:value-type="float" office:value="0.28" calcext:value-type="float">
            <text:p>0.28</text:p>
          </table:table-cell>
          <table:table-cell office:value-type="float" office:value="0.356" calcext:value-type="float">
            <text:p>0.356</text:p>
          </table:table-cell>
          <table:table-cell office:value-type="float" office:value="0.85" calcext:value-type="float">
            <text:p>0.85</text:p>
          </table:table-cell>
          <table:table-cell office:value-type="float" office:value="0.258" calcext:value-type="float">
            <text:p>0.258</text:p>
          </table:table-cell>
          <table:table-cell office:value-type="float" office:value="0.61" calcext:value-type="float">
            <text:p>0.61</text:p>
          </table:table-cell>
          <table:table-cell office:value-type="float" office:value="0.92" calcext:value-type="float">
            <text:p>0.92</text:p>
          </table:table-cell>
          <table:table-cell office:value-type="float" office:value="2.2" calcext:value-type="float">
            <text:p>2.2</text:p>
          </table:table-cell>
          <table:table-cell office:value-type="float" office:value="1.27" calcext:value-type="float">
            <text:p>1.27</text:p>
          </table:table-cell>
          <table:table-cell office:value-type="float" office:value="3" calcext:value-type="float">
            <text:p>3</text:p>
          </table:table-cell>
          <table:table-cell office:value-type="float" office:value="0.72" calcext:value-type="float">
            <text:p>0.72</text:p>
          </table:table-cell>
          <table:table-cell table:formula="of:=([.K17]*[.B17])/0.000001" office:value-type="float" office:value="386400" calcext:value-type="float">
            <text:p>386400</text:p>
          </table:table-cell>
          <table:table-cell table:formula="of:=(4*PI()*[.E17]*[.C17]*[.B17])/0.000001" office:value-type="float" office:value="638411.839595412" calcext:value-type="float">
            <text:p>638411.8395954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dus morhua</text:p>
          </table:table-cell>
          <table:table-cell office:value-type="float" office:value="0.695" calcext:value-type="float">
            <text:p>0.695</text:p>
          </table:table-cell>
          <table:table-cell table:formula="of:=[.D18]*[.B18]" office:value-type="float" office:value="0.06255" calcext:value-type="float">
            <text:p>0.06255</text:p>
          </table:table-cell>
          <table:table-cell office:value-type="float" office:value="0.09" calcext:value-type="float">
            <text:p>0.09</text:p>
          </table:table-cell>
          <table:table-cell office:value-type="float" office:value="1.9" calcext:value-type="float">
            <text:p>1.9</text:p>
          </table:table-cell>
          <table:table-cell office:value-type="float" office:value="0.52" calcext:value-type="float">
            <text:p>0.52</text:p>
          </table:table-cell>
          <table:table-cell office:value-type="float" office:value="0.634" calcext:value-type="float">
            <text:p>0.634</text:p>
          </table:table-cell>
          <table:table-cell office:value-type="float" office:value="0.91" calcext:value-type="float">
            <text:p>0.91</text:p>
          </table:table-cell>
          <table:table-cell office:value-type="float" office:value="0.448" calcext:value-type="float">
            <text:p>0.448</text:p>
          </table:table-cell>
          <table:table-cell office:value-type="float" office:value="0.64" calcext:value-type="float">
            <text:p>0.64</text:p>
          </table:table-cell>
          <table:table-cell office:value-type="float" office:value="0.869" calcext:value-type="float">
            <text:p>0.869</text:p>
          </table:table-cell>
          <table:table-cell office:value-type="float" office:value="1.2" calcext:value-type="float">
            <text:p>1.2</text:p>
          </table:table-cell>
          <table:table-cell office:value-type="float" office:value="1.23" calcext:value-type="float">
            <text:p>1.23</text:p>
          </table:table-cell>
          <table:table-cell office:value-type="float" office:value="1.8" calcext:value-type="float">
            <text:p>1.8</text:p>
          </table:table-cell>
          <table:table-cell office:value-type="float" office:value="0.71" calcext:value-type="float">
            <text:p>0.71</text:p>
          </table:table-cell>
          <table:table-cell table:formula="of:=([.K18]*[.B18])/0.000001" office:value-type="float" office:value="603955" calcext:value-type="float">
            <text:p>603955</text:p>
          </table:table-cell>
          <table:table-cell table:formula="of:=(4*PI()*[.E18]*[.C18]*[.B18])/0.000001" office:value-type="float" office:value="1037947.96938614" calcext:value-type="float">
            <text:p>1037947.9693861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llachius virens</text:p>
          </table:table-cell>
          <table:table-cell office:value-type="float" office:value="0.35" calcext:value-type="float">
            <text:p>0.35</text:p>
          </table:table-cell>
          <table:table-cell table:formula="of:=[.D19]*[.B19]" office:value-type="float" office:value="0.0245" calcext:value-type="float">
            <text:p>0.0245</text:p>
          </table:table-cell>
          <table:table-cell office:value-type="float" office:value="0.07" calcext:value-type="float">
            <text:p>0.07</text:p>
          </table:table-cell>
          <table:table-cell office:value-type="float" office:value="2.2" calcext:value-type="float">
            <text:p>2.2</text:p>
          </table:table-cell>
          <table:table-cell office:value-type="float" office:value="0.45" calcext:value-type="float">
            <text:p>0.45</text:p>
          </table:table-cell>
          <table:table-cell office:value-type="float" office:value="0.322" calcext:value-type="float">
            <text:p>0.322</text:p>
          </table:table-cell>
          <table:table-cell office:value-type="float" office:value="0.92" calcext:value-type="float">
            <text:p>0.92</text:p>
          </table:table-cell>
          <table:table-cell office:value-type="float" office:value="0.281" calcext:value-type="float">
            <text:p>0.281</text:p>
          </table:table-cell>
          <table:table-cell office:value-type="float" office:value="0.8" calcext:value-type="float">
            <text:p>0.8</text:p>
          </table:table-cell>
          <table:table-cell office:value-type="float" office:value="0.63" calcext:value-type="float">
            <text:p>0.63</text:p>
          </table:table-cell>
          <table:table-cell office:value-type="float" office:value="1.8" calcext:value-type="float">
            <text:p>1.8</text:p>
          </table:table-cell>
          <table:table-cell office:value-type="float" office:value="0.722" calcext:value-type="float">
            <text:p>0.722</text:p>
          </table:table-cell>
          <table:table-cell office:value-type="float" office:value="2.1" calcext:value-type="float">
            <text:p>2.1</text:p>
          </table:table-cell>
          <table:table-cell office:value-type="float" office:value="0.87" calcext:value-type="float">
            <text:p>0.87</text:p>
          </table:table-cell>
          <table:table-cell table:formula="of:=([.K19]*[.B19])/0.000001" office:value-type="float" office:value="220500" calcext:value-type="float">
            <text:p>220500</text:p>
          </table:table-cell>
          <table:table-cell table:formula="of:=(4*PI()*[.E19]*[.C19]*[.B19])/0.000001" office:value-type="float" office:value="237064.581639886" calcext:value-type="float">
            <text:p>237064.58163988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llachius virens</text:p>
          </table:table-cell>
          <table:table-cell office:value-type="float" office:value="0.35" calcext:value-type="float">
            <text:p>0.35</text:p>
          </table:table-cell>
          <table:table-cell table:formula="of:=[.D20]*[.B20]" office:value-type="float" office:value="0.0315" calcext:value-type="float">
            <text:p>0.0315</text:p>
          </table:table-cell>
          <table:table-cell office:value-type="float" office:value="0.09" calcext:value-type="float">
            <text:p>0.09</text:p>
          </table:table-cell>
          <table:table-cell office:value-type="float" office:value="2.7" calcext:value-type="float">
            <text:p>2.7</text:p>
          </table:table-cell>
          <table:table-cell office:value-type="float" office:value="0.37" calcext:value-type="float">
            <text:p>0.37</text:p>
          </table:table-cell>
          <table:table-cell office:value-type="float" office:value="0.354" calcext:value-type="float">
            <text:p>0.354</text:p>
          </table:table-cell>
          <table:table-cell office:value-type="float" office:value="1.01" calcext:value-type="float">
            <text:p>1.01</text:p>
          </table:table-cell>
          <table:table-cell office:value-type="float" office:value="0.275" calcext:value-type="float">
            <text:p>0.275</text:p>
          </table:table-cell>
          <table:table-cell office:value-type="float" office:value="0.79" calcext:value-type="float">
            <text:p>0.79</text:p>
          </table:table-cell>
          <table:table-cell office:value-type="float" office:value="0.735" calcext:value-type="float">
            <text:p>0.735</text:p>
          </table:table-cell>
          <table:table-cell office:value-type="float" office:value="2.1" calcext:value-type="float">
            <text:p>2.1</text:p>
          </table:table-cell>
          <table:table-cell office:value-type="float" office:value="0.945" calcext:value-type="float">
            <text:p>0.945</text:p>
          </table:table-cell>
          <table:table-cell office:value-type="float" office:value="2.7" calcext:value-type="float">
            <text:p>2.7</text:p>
          </table:table-cell>
          <table:table-cell office:value-type="float" office:value="0.78" calcext:value-type="float">
            <text:p>0.78</text:p>
          </table:table-cell>
          <table:table-cell table:formula="of:=([.K20]*[.B20])/0.000001" office:value-type="float" office:value="257250" calcext:value-type="float">
            <text:p>257250</text:p>
          </table:table-cell>
          <table:table-cell table:formula="of:=(4*PI()*[.E20]*[.C20]*[.B20])/0.000001" office:value-type="float" office:value="374069.437262937" calcext:value-type="float">
            <text:p>374069.43726293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llachius virens</text:p>
          </table:table-cell>
          <table:table-cell office:value-type="float" office:value="0.35" calcext:value-type="float">
            <text:p>0.35</text:p>
          </table:table-cell>
          <table:table-cell table:formula="of:=[.D21]*[.B21]" office:value-type="float" office:value="0.0315" calcext:value-type="float">
            <text:p>0.0315</text:p>
          </table:table-cell>
          <table:table-cell office:value-type="float" office:value="0.09" calcext:value-type="float">
            <text:p>0.09</text:p>
          </table:table-cell>
          <table:table-cell office:value-type="float" office:value="3.3" calcext:value-type="float">
            <text:p>3.3</text:p>
          </table:table-cell>
          <table:table-cell office:value-type="float" office:value="0.31" calcext:value-type="float">
            <text:p>0.31</text:p>
          </table:table-cell>
          <table:table-cell office:value-type="float" office:value="0.368" calcext:value-type="float">
            <text:p>0.368</text:p>
          </table:table-cell>
          <table:table-cell office:value-type="float" office:value="1.05" calcext:value-type="float">
            <text:p>1.05</text:p>
          </table:table-cell>
          <table:table-cell office:value-type="float" office:value="0.288" calcext:value-type="float">
            <text:p>0.288</text:p>
          </table:table-cell>
          <table:table-cell office:value-type="float" office:value="0.82" calcext:value-type="float">
            <text:p>0.82</text:p>
          </table:table-cell>
          <table:table-cell office:value-type="float" office:value="0.945" calcext:value-type="float">
            <text:p>0.945</text:p>
          </table:table-cell>
          <table:table-cell office:value-type="float" office:value="2.7" calcext:value-type="float">
            <text:p>2.7</text:p>
          </table:table-cell>
          <table:table-cell office:value-type="float" office:value="1.205" calcext:value-type="float">
            <text:p>1.205</text:p>
          </table:table-cell>
          <table:table-cell office:value-type="float" office:value="3.4" calcext:value-type="float">
            <text:p>3.4</text:p>
          </table:table-cell>
          <table:table-cell office:value-type="float" office:value="0.78" calcext:value-type="float">
            <text:p>0.78</text:p>
          </table:table-cell>
          <table:table-cell table:formula="of:=([.K21]*[.B21])/0.000001" office:value-type="float" office:value="330750" calcext:value-type="float">
            <text:p>330750</text:p>
          </table:table-cell>
          <table:table-cell table:formula="of:=(4*PI()*[.E21]*[.C21]*[.B21])/0.000001" office:value-type="float" office:value="457195.978876923" calcext:value-type="float">
            <text:p>457195.9788769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llachius virens</text:p>
          </table:table-cell>
          <table:table-cell office:value-type="float" office:value="0.35" calcext:value-type="float">
            <text:p>0.35</text:p>
          </table:table-cell>
          <table:table-cell table:formula="of:=[.D22]*[.B22]" office:value-type="float" office:value="0.035" calcext:value-type="float">
            <text:p>0.035</text:p>
          </table:table-cell>
          <table:table-cell office:value-type="float" office:value="0.1" calcext:value-type="float">
            <text:p>0.1</text:p>
          </table:table-cell>
          <table:table-cell office:value-type="float" office:value="3.7" calcext:value-type="float">
            <text:p>3.7</text:p>
          </table:table-cell>
          <table:table-cell office:value-type="float" office:value="0.27" calcext:value-type="float">
            <text:p>0.27</text:p>
          </table:table-cell>
          <table:table-cell office:value-type="float" office:value="0.357" calcext:value-type="float">
            <text:p>0.357</text:p>
          </table:table-cell>
          <table:table-cell office:value-type="float" office:value="1.02" calcext:value-type="float">
            <text:p>1.02</text:p>
          </table:table-cell>
          <table:table-cell office:value-type="float" office:value="0.276" calcext:value-type="float">
            <text:p>0.276</text:p>
          </table:table-cell>
          <table:table-cell office:value-type="float" office:value="0.79" calcext:value-type="float">
            <text:p>0.79</text:p>
          </table:table-cell>
          <table:table-cell office:value-type="float" office:value="1.015" calcext:value-type="float">
            <text:p>1.015</text:p>
          </table:table-cell>
          <table:table-cell office:value-type="float" office:value="2.9" calcext:value-type="float">
            <text:p>2.9</text:p>
          </table:table-cell>
          <table:table-cell office:value-type="float" office:value="1.313" calcext:value-type="float">
            <text:p>1.313</text:p>
          </table:table-cell>
          <table:table-cell office:value-type="float" office:value="3.8" calcext:value-type="float">
            <text:p>3.8</text:p>
          </table:table-cell>
          <table:table-cell office:value-type="float" office:value="0.77" calcext:value-type="float">
            <text:p>0.77</text:p>
          </table:table-cell>
          <table:table-cell table:formula="of:=([.K22]*[.B22])/0.000001" office:value-type="float" office:value="355250" calcext:value-type="float">
            <text:p>355250</text:p>
          </table:table-cell>
          <table:table-cell table:formula="of:=(4*PI()*[.E22]*[.C22]*[.B22])/0.000001" office:value-type="float" office:value="569570.748095829" calcext:value-type="float">
            <text:p>569570.74809582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llachius virens</text:p>
          </table:table-cell>
          <table:table-cell office:value-type="float" office:value="0.35" calcext:value-type="float">
            <text:p>0.35</text:p>
          </table:table-cell>
          <table:table-cell table:formula="of:=[.D23]*[.B23]" office:value-type="float" office:value="0.035" calcext:value-type="float">
            <text:p>0.035</text:p>
          </table:table-cell>
          <table:table-cell office:value-type="float" office:value="0.1" calcext:value-type="float">
            <text:p>0.1</text:p>
          </table:table-cell>
          <table:table-cell office:value-type="float" office:value="3.5" calcext:value-type="float">
            <text:p>3.5</text:p>
          </table:table-cell>
          <table:table-cell office:value-type="float" office:value="0.29" calcext:value-type="float">
            <text:p>0.29</text:p>
          </table:table-cell>
          <table:table-cell office:value-type="float" office:value="0.361" calcext:value-type="float">
            <text:p>0.361</text:p>
          </table:table-cell>
          <table:table-cell office:value-type="float" office:value="1.03" calcext:value-type="float">
            <text:p>1.03</text:p>
          </table:table-cell>
          <table:table-cell office:value-type="float" office:value="0.301" calcext:value-type="float">
            <text:p>0.301</text:p>
          </table:table-cell>
          <table:table-cell office:value-type="float" office:value="0.86" calcext:value-type="float">
            <text:p>0.86</text:p>
          </table:table-cell>
          <table:table-cell office:value-type="float" office:value="1.05" calcext:value-type="float">
            <text:p>1.05</text:p>
          </table:table-cell>
          <table:table-cell office:value-type="float" office:value="3" calcext:value-type="float">
            <text:p>3</text:p>
          </table:table-cell>
          <table:table-cell office:value-type="float" office:value="1.256" calcext:value-type="float">
            <text:p>1.256</text:p>
          </table:table-cell>
          <table:table-cell office:value-type="float" office:value="3.6" calcext:value-type="float">
            <text:p>3.6</text:p>
          </table:table-cell>
          <table:table-cell office:value-type="float" office:value="0.84" calcext:value-type="float">
            <text:p>0.84</text:p>
          </table:table-cell>
          <table:table-cell table:formula="of:=([.K23]*[.B23])/0.000001" office:value-type="float" office:value="367500" calcext:value-type="float">
            <text:p>367500</text:p>
          </table:table-cell>
          <table:table-cell table:formula="of:=(4*PI()*[.E23]*[.C23]*[.B23])/0.000001" office:value-type="float" office:value="538783.14009065" calcext:value-type="float">
            <text:p>538783.1400906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comber scombrus</text:p>
          </table:table-cell>
          <table:table-cell office:value-type="float" office:value="0.35" calcext:value-type="float">
            <text:p>0.35</text:p>
          </table:table-cell>
          <table:table-cell table:formula="of:=[.D24]*[.B24]" office:value-type="float" office:value="0.035" calcext:value-type="float">
            <text:p>0.035</text:p>
          </table:table-cell>
          <table:table-cell office:value-type="float" office:value="0.1" calcext:value-type="float">
            <text:p>0.1</text:p>
          </table:table-cell>
          <table:table-cell office:value-type="float" office:value="3.8" calcext:value-type="float">
            <text:p>3.8</text:p>
          </table:table-cell>
          <table:table-cell office:value-type="float" office:value="0.26" calcext:value-type="float">
            <text:p>0.26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office:value-type="float" office:value="0.283" calcext:value-type="float">
            <text:p>0.283</text:p>
          </table:table-cell>
          <table:table-cell office:value-type="float" office:value="0.81" calcext:value-type="float">
            <text:p>0.81</text:p>
          </table:table-cell>
          <table:table-cell office:value-type="float" office:value="1.085" calcext:value-type="float">
            <text:p>1.085</text:p>
          </table:table-cell>
          <table:table-cell office:value-type="float" office:value="3.1" calcext:value-type="float">
            <text:p>3.1</text:p>
          </table:table-cell>
          <table:table-cell office:value-type="float" office:value="1.341" calcext:value-type="float">
            <text:p>1.341</text:p>
          </table:table-cell>
          <table:table-cell office:value-type="float" office:value="3.8" calcext:value-type="float">
            <text:p>3.8</text:p>
          </table:table-cell>
          <table:table-cell office:value-type="float" office:value="0.81" calcext:value-type="float">
            <text:p>0.81</text:p>
          </table:table-cell>
          <table:table-cell table:formula="of:=([.K24]*[.B24])/0.000001" office:value-type="float" office:value="379750" calcext:value-type="float">
            <text:p>379750</text:p>
          </table:table-cell>
          <table:table-cell table:formula="of:=(4*PI()*[.E24]*[.C24]*[.B24])/0.000001" office:value-type="float" office:value="584964.552098419" calcext:value-type="float">
            <text:p>584964.5520984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comber scombrus</text:p>
          </table:table-cell>
          <table:table-cell office:value-type="float" office:value="0.35" calcext:value-type="float">
            <text:p>0.35</text:p>
          </table:table-cell>
          <table:table-cell table:formula="of:=[.D25]*[.B25]" office:value-type="float" office:value="0.035" calcext:value-type="float">
            <text:p>0.035</text:p>
          </table:table-cell>
          <table:table-cell office:value-type="float" office:value="0.1" calcext:value-type="float">
            <text:p>0.1</text:p>
          </table:table-cell>
          <table:table-cell office:value-type="float" office:value="5.3" calcext:value-type="float">
            <text:p>5.3</text:p>
          </table:table-cell>
          <table:table-cell office:value-type="float" office:value="0.19" calcext:value-type="float">
            <text:p>0.19</text:p>
          </table:table-cell>
          <table:table-cell office:value-type="float" office:value="0.343" calcext:value-type="float">
            <text:p>0.343</text:p>
          </table:table-cell>
          <table:table-cell office:value-type="float" office:value="0.98" calcext:value-type="float">
            <text:p>0.98</text:p>
          </table:table-cell>
          <table:table-cell office:value-type="float" office:value="0.23" calcext:value-type="float">
            <text:p>0.23</text:p>
          </table:table-cell>
          <table:table-cell office:value-type="float" office:value="0.66" calcext:value-type="float">
            <text:p>0.66</text:p>
          </table:table-cell>
          <table:table-cell office:value-type="float" office:value="1.225" calcext:value-type="float">
            <text:p>1.225</text:p>
          </table:table-cell>
          <table:table-cell office:value-type="float" office:value="3.5" calcext:value-type="float">
            <text:p>3.5</text:p>
          </table:table-cell>
          <table:table-cell office:value-type="float" office:value="1.824" calcext:value-type="float">
            <text:p>1.824</text:p>
          </table:table-cell>
          <table:table-cell office:value-type="float" office:value="5.2" calcext:value-type="float">
            <text:p>5.2</text:p>
          </table:table-cell>
          <table:table-cell office:value-type="float" office:value="0.67" calcext:value-type="float">
            <text:p>0.67</text:p>
          </table:table-cell>
          <table:table-cell table:formula="of:=([.K25]*[.B25])/0.000001" office:value-type="float" office:value="428750" calcext:value-type="float">
            <text:p>428750</text:p>
          </table:table-cell>
          <table:table-cell table:formula="of:=(4*PI()*[.E25]*[.C25]*[.B25])/0.000001" office:value-type="float" office:value="815871.612137269" calcext:value-type="float">
            <text:p>815871.61213726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comber scombrus</text:p>
          </table:table-cell>
          <table:table-cell office:value-type="float" office:value="0.4" calcext:value-type="float">
            <text:p>0.4</text:p>
          </table:table-cell>
          <table:table-cell table:formula="of:=[.D26]*[.B26]" office:value-type="float" office:value="0.036" calcext:value-type="float">
            <text:p>0.036</text:p>
          </table:table-cell>
          <table:table-cell office:value-type="float" office:value="0.09" calcext:value-type="float">
            <text:p>0.09</text:p>
          </table:table-cell>
          <table:table-cell office:value-type="float" office:value="4.5" calcext:value-type="float">
            <text:p>4.5</text:p>
          </table:table-cell>
          <table:table-cell office:value-type="float" office:value="0.22" calcext:value-type="float">
            <text:p>0.22</text:p>
          </table:table-cell>
          <table:table-cell office:value-type="float" office:value="0.368" calcext:value-type="float">
            <text:p>0.368</text:p>
          </table:table-cell>
          <table:table-cell office:value-type="float" office:value="0.92" calcext:value-type="float">
            <text:p>0.92</text:p>
          </table:table-cell>
          <table:table-cell office:value-type="float" office:value="0.293" calcext:value-type="float">
            <text:p>0.293</text:p>
          </table:table-cell>
          <table:table-cell office:value-type="float" office:value="0.73" calcext:value-type="float">
            <text:p>0.73</text:p>
          </table:table-cell>
          <table:table-cell office:value-type="float" office:value="1.32" calcext:value-type="float">
            <text:p>1.32</text:p>
          </table:table-cell>
          <table:table-cell office:value-type="float" office:value="3.3" calcext:value-type="float">
            <text:p>3.3</text:p>
          </table:table-cell>
          <table:table-cell office:value-type="float" office:value="1.658" calcext:value-type="float">
            <text:p>1.658</text:p>
          </table:table-cell>
          <table:table-cell office:value-type="float" office:value="4.1" calcext:value-type="float">
            <text:p>4.1</text:p>
          </table:table-cell>
          <table:table-cell office:value-type="float" office:value="0.8" calcext:value-type="float">
            <text:p>0.8</text:p>
          </table:table-cell>
          <table:table-cell table:formula="of:=([.K26]*[.B26])/0.000001" office:value-type="float" office:value="528000" calcext:value-type="float">
            <text:p>528000</text:p>
          </table:table-cell>
          <table:table-cell table:formula="of:=(4*PI()*[.E26]*[.C26]*[.B26])/0.000001" office:value-type="float" office:value="814300.815810475" calcext:value-type="float">
            <text:p>814300.81581047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comber scombrus</text:p>
          </table:table-cell>
          <table:table-cell office:value-type="float" office:value="0.4" calcext:value-type="float">
            <text:p>0.4</text:p>
          </table:table-cell>
          <table:table-cell table:formula="of:=[.D27]*[.B27]" office:value-type="float" office:value="0.032" calcext:value-type="float">
            <text:p>0.032</text:p>
          </table:table-cell>
          <table:table-cell office:value-type="float" office:value="0.08" calcext:value-type="float">
            <text:p>0.08</text:p>
          </table:table-cell>
          <table:table-cell office:value-type="float" office:value="4.9" calcext:value-type="float">
            <text:p>4.9</text:p>
          </table:table-cell>
          <table:table-cell office:value-type="float" office:value="0.21" calcext:value-type="float">
            <text:p>0.21</text:p>
          </table:table-cell>
          <table:table-cell office:value-type="float" office:value="0.364" calcext:value-type="float">
            <text:p>0.364</text:p>
          </table:table-cell>
          <table:table-cell office:value-type="float" office:value="0.91" calcext:value-type="float">
            <text:p>0.91</text:p>
          </table:table-cell>
          <table:table-cell office:value-type="float" office:value="0.28" calcext:value-type="float">
            <text:p>0.28</text:p>
          </table:table-cell>
          <table:table-cell office:value-type="float" office:value="0.7" calcext:value-type="float">
            <text:p>0.7</text:p>
          </table:table-cell>
          <table:table-cell office:value-type="float" office:value="1.36" calcext:value-type="float">
            <text:p>1.36</text:p>
          </table:table-cell>
          <table:table-cell office:value-type="float" office:value="3.4" calcext:value-type="float">
            <text:p>3.4</text:p>
          </table:table-cell>
          <table:table-cell office:value-type="float" office:value="1.767" calcext:value-type="float">
            <text:p>1.767</text:p>
          </table:table-cell>
          <table:table-cell office:value-type="float" office:value="4.4" calcext:value-type="float">
            <text:p>4.4</text:p>
          </table:table-cell>
          <table:table-cell office:value-type="float" office:value="0.77" calcext:value-type="float">
            <text:p>0.77</text:p>
          </table:table-cell>
          <table:table-cell table:formula="of:=([.K27]*[.B27])/0.000001" office:value-type="float" office:value="544000" calcext:value-type="float">
            <text:p>544000</text:p>
          </table:table-cell>
          <table:table-cell table:formula="of:=(4*PI()*[.E27]*[.C27]*[.B27])/0.000001" office:value-type="float" office:value="788162.764932607" calcext:value-type="float">
            <text:p>788162.76493260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comber scombrus</text:p>
          </table:table-cell>
          <table:table-cell office:value-type="float" office:value="0.3" calcext:value-type="float">
            <text:p>0.3</text:p>
          </table:table-cell>
          <table:table-cell table:formula="of:=[.D28]*[.B28]"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office:value-type="float" office:value="5.6" calcext:value-type="float">
            <text:p>5.6</text:p>
          </table:table-cell>
          <table:table-cell office:value-type="float" office:value="0.18" calcext:value-type="float">
            <text:p>0.18</text:p>
          </table:table-cell>
          <table:table-cell office:value-type="float" office:value="0.345" calcext:value-type="float">
            <text:p>0.345</text:p>
          </table:table-cell>
          <table:table-cell office:value-type="float" office:value="1.15" calcext:value-type="float">
            <text:p>1.15</text:p>
          </table:table-cell>
          <table:table-cell office:value-type="float" office:value="0.242" calcext:value-type="float">
            <text:p>0.242</text:p>
          </table:table-cell>
          <table:table-cell office:value-type="float" office:value="0.81" calcext:value-type="float">
            <text:p>0.81</text:p>
          </table:table-cell>
          <table:table-cell office:value-type="float" office:value="1.35" calcext:value-type="float">
            <text:p>1.35</text:p>
          </table:table-cell>
          <table:table-cell office:value-type="float" office:value="4.5" calcext:value-type="float">
            <text:p>4.5</text:p>
          </table:table-cell>
          <table:table-cell office:value-type="float" office:value="1.927" calcext:value-type="float">
            <text:p>1.927</text:p>
          </table:table-cell>
          <table:table-cell office:value-type="float" office:value="6.4" calcext:value-type="float">
            <text:p>6.4</text:p>
          </table:table-cell>
          <table:table-cell office:value-type="float" office:value="0.7" calcext:value-type="float">
            <text:p>0.7</text:p>
          </table:table-cell>
          <table:table-cell table:formula="of:=([.K28]*[.B28])/0.000001" office:value-type="float" office:value="405000" calcext:value-type="float">
            <text:p>405000</text:p>
          </table:table-cell>
          <table:table-cell table:formula="of:=(4*PI()*[.E28]*[.C28]*[.B28])/0.000001" office:value-type="float" office:value="633345.078963702" calcext:value-type="float">
            <text:p>633345.07896370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comber scombrus</text:p>
          </table:table-cell>
          <table:table-cell office:value-type="float" office:value="0.31" calcext:value-type="float">
            <text:p>0.31</text:p>
          </table:table-cell>
          <table:table-cell table:formula="of:=[.D29]*[.B29]" office:value-type="float" office:value="0.0341" calcext:value-type="float">
            <text:p>0.0341</text:p>
          </table:table-cell>
          <table:table-cell office:value-type="float" office:value="0.11" calcext:value-type="float">
            <text:p>0.11</text:p>
          </table:table-cell>
          <table:table-cell office:value-type="float" office:value="5.5" calcext:value-type="float">
            <text:p>5.5</text:p>
          </table:table-cell>
          <table:table-cell office:value-type="float" office:value="0.18" calcext:value-type="float">
            <text:p>0.18</text:p>
          </table:table-cell>
          <table:table-cell office:value-type="float" office:value="0.313" calcext:value-type="float">
            <text:p>0.313</text:p>
          </table:table-cell>
          <table:table-cell office:value-type="float" office:value="1.01" calcext:value-type="float">
            <text:p>1.01</text:p>
          </table:table-cell>
          <table:table-cell office:value-type="float" office:value="0.275" calcext:value-type="float">
            <text:p>0.275</text:p>
          </table:table-cell>
          <table:table-cell office:value-type="float" office:value="0.89" calcext:value-type="float">
            <text:p>0.89</text:p>
          </table:table-cell>
          <table:table-cell office:value-type="float" office:value="1.519" calcext:value-type="float">
            <text:p>1.519</text:p>
          </table:table-cell>
          <table:table-cell office:value-type="float" office:value="4.9" calcext:value-type="float">
            <text:p>4.9</text:p>
          </table:table-cell>
          <table:table-cell office:value-type="float" office:value="1.73" calcext:value-type="float">
            <text:p>1.73</text:p>
          </table:table-cell>
          <table:table-cell office:value-type="float" office:value="5.6" calcext:value-type="float">
            <text:p>5.6</text:p>
          </table:table-cell>
          <table:table-cell office:value-type="float" office:value="0.88" calcext:value-type="float">
            <text:p>0.88</text:p>
          </table:table-cell>
          <table:table-cell table:formula="of:=([.K29]*[.B29])/0.000001" office:value-type="float" office:value="470890" calcext:value-type="float">
            <text:p>470890</text:p>
          </table:table-cell>
          <table:table-cell table:formula="of:=(4*PI()*[.E29]*[.C29]*[.B29])/0.000001" office:value-type="float" office:value="730615.070704149" calcext:value-type="float">
            <text:p>730615.07070414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comber scombrus</text:p>
          </table:table-cell>
          <table:table-cell office:value-type="float" office:value="0.31" calcext:value-type="float">
            <text:p>0.31</text:p>
          </table:table-cell>
          <table:table-cell table:formula="of:=[.D30]*[.B30]" office:value-type="float" office:value="0.0341" calcext:value-type="float">
            <text:p>0.0341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.341" calcext:value-type="float">
            <text:p>0.341</text:p>
          </table:table-cell>
          <table:table-cell office:value-type="float" office:value="1.1" calcext:value-type="float">
            <text:p>1.1</text:p>
          </table:table-cell>
          <table:table-cell office:value-type="float" office:value="0.318" calcext:value-type="float">
            <text:p>0.318</text:p>
          </table:table-cell>
          <table:table-cell office:value-type="float" office:value="1.03" calcext:value-type="float">
            <text:p>1.03</text:p>
          </table:table-cell>
          <table:table-cell office:value-type="float" office:value="1.581" calcext:value-type="float">
            <text:p>1.581</text:p>
          </table:table-cell>
          <table:table-cell office:value-type="float" office:value="5.1" calcext:value-type="float">
            <text:p>5.1</text:p>
          </table:table-cell>
          <table:table-cell office:value-type="float" office:value="1.697" calcext:value-type="float">
            <text:p>1.697</text:p>
          </table:table-cell>
          <table:table-cell office:value-type="float" office:value="5.5" calcext:value-type="float">
            <text:p>5.5</text:p>
          </table:table-cell>
          <table:table-cell office:value-type="float" office:value="0.93" calcext:value-type="float">
            <text:p>0.93</text:p>
          </table:table-cell>
          <table:table-cell table:formula="of:=([.K30]*[.B30])/0.000001" office:value-type="float" office:value="490110" calcext:value-type="float">
            <text:p>490110</text:p>
          </table:table-cell>
          <table:table-cell table:formula="of:=(4*PI()*[.E30]*[.C30]*[.B30])/0.000001" office:value-type="float" office:value="664195.518821954" calcext:value-type="float">
            <text:p>664195.5188219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comber scombrus</text:p>
          </table:table-cell>
          <table:table-cell office:value-type="float" office:value="0.31" calcext:value-type="float">
            <text:p>0.31</text:p>
          </table:table-cell>
          <table:table-cell table:formula="of:=[.D31]*[.B31]" office:value-type="float" office:value="0.0372" calcext:value-type="float">
            <text:p>0.0372</text:p>
          </table:table-cell>
          <table:table-cell office:value-type="float" office:value="0.12" calcext:value-type="float">
            <text:p>0.12</text:p>
          </table:table-cell>
          <table:table-cell office:value-type="float" office:value="12" calcext:value-type="float">
            <text:p>12</text:p>
          </table:table-cell>
          <table:table-cell office:value-type="float" office:value="0.08" calcext:value-type="float">
            <text:p>0.08</text:p>
          </table:table-cell>
          <table:table-cell office:value-type="float" office:value="0.295" calcext:value-type="float">
            <text:p>0.295</text:p>
          </table:table-cell>
          <table:table-cell office:value-type="float" office:value="0.95" calcext:value-type="float">
            <text:p>0.95</text:p>
          </table:table-cell>
          <table:table-cell office:value-type="float" office:value="0.221" calcext:value-type="float">
            <text:p>0.221</text:p>
          </table:table-cell>
          <table:table-cell office:value-type="float" office:value="0.71" calcext:value-type="float">
            <text:p>0.71</text:p>
          </table:table-cell>
          <table:table-cell office:value-type="float" office:value="2.666" calcext:value-type="float">
            <text:p>2.666</text:p>
          </table:table-cell>
          <table:table-cell office:value-type="float" office:value="8.6" calcext:value-type="float">
            <text:p>8.6</text:p>
          </table:table-cell>
          <table:table-cell office:value-type="float" office:value="3.548" calcext:value-type="float">
            <text:p>3.548</text:p>
          </table:table-cell>
          <table:table-cell office:value-type="float" office:value="11.4" calcext:value-type="float">
            <text:p>11.4</text:p>
          </table:table-cell>
          <table:table-cell office:value-type="float" office:value="0.75" calcext:value-type="float">
            <text:p>0.75</text:p>
          </table:table-cell>
          <table:table-cell table:formula="of:=([.K31]*[.B31])/0.000001" office:value-type="float" office:value="826460" calcext:value-type="float">
            <text:p>826460</text:p>
          </table:table-cell>
          <table:table-cell table:formula="of:=(4*PI()*[.E31]*[.C31]*[.B31])/0.000001" office:value-type="float" office:value="1738984.63109748" calcext:value-type="float">
            <text:p>1738984.6310974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comber scombrus</text:p>
          </table:table-cell>
          <table:table-cell office:value-type="float" office:value="0.33" calcext:value-type="float">
            <text:p>0.33</text:p>
          </table:table-cell>
          <table:table-cell table:formula="of:=[.D32]*[.B32]" office:value-type="float" office:value="0.033" calcext:value-type="float">
            <text:p>0.033</text:p>
          </table:table-cell>
          <table:table-cell office:value-type="float" office:value="0.1" calcext:value-type="float">
            <text:p>0.1</text:p>
          </table:table-cell>
          <table:table-cell office:value-type="float" office:value="5.1" calcext:value-type="float">
            <text:p>5.1</text:p>
          </table:table-cell>
          <table:table-cell office:value-type="float" office:value="0.2" calcext:value-type="float">
            <text:p>0.2</text:p>
          </table:table-cell>
          <table:table-cell office:value-type="float" office:value="0.333" calcext:value-type="float">
            <text:p>0.333</text:p>
          </table:table-cell>
          <table:table-cell office:value-type="float" office:value="1.01" calcext:value-type="float">
            <text:p>1.01</text:p>
          </table:table-cell>
          <table:table-cell office:value-type="float" office:value="0.259" calcext:value-type="float">
            <text:p>0.259</text:p>
          </table:table-cell>
          <table:table-cell office:value-type="float" office:value="0.78" calcext:value-type="float">
            <text:p>0.78</text:p>
          </table:table-cell>
          <table:table-cell office:value-type="float" office:value="1.32" calcext:value-type="float">
            <text:p>1.32</text:p>
          </table:table-cell>
          <table:table-cell office:value-type="float" office:value="4" calcext:value-type="float">
            <text:p>4</text:p>
          </table:table-cell>
          <table:table-cell office:value-type="float" office:value="1.701" calcext:value-type="float">
            <text:p>1.701</text:p>
          </table:table-cell>
          <table:table-cell office:value-type="float" office:value="5.2" calcext:value-type="float">
            <text:p>5.2</text:p>
          </table:table-cell>
          <table:table-cell office:value-type="float" office:value="0.78" calcext:value-type="float">
            <text:p>0.78</text:p>
          </table:table-cell>
          <table:table-cell table:formula="of:=([.K32]*[.B32])/0.000001" office:value-type="float" office:value="435600" calcext:value-type="float">
            <text:p>435600</text:p>
          </table:table-cell>
          <table:table-cell table:formula="of:=(4*PI()*[.E32]*[.C32]*[.B32])/0.000001" office:value-type="float" office:value="697923.657550894" calcext:value-type="float">
            <text:p>697923.65755089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comber scombrus</text:p>
          </table:table-cell>
          <table:table-cell office:value-type="float" office:value="0.33" calcext:value-type="float">
            <text:p>0.33</text:p>
          </table:table-cell>
          <table:table-cell table:formula="of:=[.D33]*[.B33]" office:value-type="float" office:value="0.0363" calcext:value-type="float">
            <text:p>0.0363</text:p>
          </table:table-cell>
          <table:table-cell office:value-type="float" office:value="0.11" calcext:value-type="float">
            <text:p>0.11</text:p>
          </table:table-cell>
          <table:table-cell office:value-type="float" office:value="5.4" calcext:value-type="float">
            <text:p>5.4</text:p>
          </table:table-cell>
          <table:table-cell office:value-type="float" office:value="0.19" calcext:value-type="float">
            <text:p>0.19</text:p>
          </table:table-cell>
          <table:table-cell office:value-type="float" office:value="0.356" calcext:value-type="float">
            <text:p>0.356</text:p>
          </table:table-cell>
          <table:table-cell office:value-type="float" office:value="1.08" calcext:value-type="float">
            <text:p>1.08</text:p>
          </table:table-cell>
          <table:table-cell office:value-type="float" office:value="0.307" calcext:value-type="float">
            <text:p>0.307</text:p>
          </table:table-cell>
          <table:table-cell office:value-type="float" office:value="0.93" calcext:value-type="float">
            <text:p>0.93</text:p>
          </table:table-cell>
          <table:table-cell office:value-type="float" office:value="1.65" calcext:value-type="float">
            <text:p>1.65</text:p>
          </table:table-cell>
          <table:table-cell office:value-type="float" office:value="5" calcext:value-type="float">
            <text:p>5</text:p>
          </table:table-cell>
          <table:table-cell office:value-type="float" office:value="1.916" calcext:value-type="float">
            <text:p>1.916</text:p>
          </table:table-cell>
          <table:table-cell office:value-type="float" office:value="5.8" calcext:value-type="float">
            <text:p>5.8</text:p>
          </table:table-cell>
          <table:table-cell office:value-type="float" office:value="0.86" calcext:value-type="float">
            <text:p>0.86</text:p>
          </table:table-cell>
          <table:table-cell table:formula="of:=([.K33]*[.B33])/0.000001" office:value-type="float" office:value="544500" calcext:value-type="float">
            <text:p>544500</text:p>
          </table:table-cell>
          <table:table-cell table:formula="of:=(4*PI()*[.E33]*[.C33]*[.B33])/0.000001" office:value-type="float" office:value="812875.789382806" calcext:value-type="float">
            <text:p>812875.7893828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comber scombrus</text:p>
          </table:table-cell>
          <table:table-cell office:value-type="float" office:value="0.34" calcext:value-type="float">
            <text:p>0.34</text:p>
          </table:table-cell>
          <table:table-cell table:formula="of:=[.D34]*[.B34]" office:value-type="float" office:value="0.0374" calcext:value-type="float">
            <text:p>0.0374</text:p>
          </table:table-cell>
          <table:table-cell office:value-type="float" office:value="0.11" calcext:value-type="float">
            <text:p>0.11</text:p>
          </table:table-cell>
          <table:table-cell office:value-type="float" office:value="12.2" calcext:value-type="float">
            <text:p>12.2</text:p>
          </table:table-cell>
          <table:table-cell office:value-type="float" office:value="0.08" calcext:value-type="float">
            <text:p>0.08</text:p>
          </table:table-cell>
          <table:table-cell office:value-type="float" office:value="0.32" calcext:value-type="float">
            <text:p>0.32</text:p>
          </table:table-cell>
          <table:table-cell office:value-type="float" office:value="0.94" calcext:value-type="float">
            <text:p>0.94</text:p>
          </table:table-cell>
          <table:table-cell office:value-type="float" office:value="0.256" calcext:value-type="float">
            <text:p>0.256</text:p>
          </table:table-cell>
          <table:table-cell office:value-type="float" office:value="0.75" calcext:value-type="float">
            <text:p>0.75</text:p>
          </table:table-cell>
          <table:table-cell office:value-type="float" office:value="3.128" calcext:value-type="float">
            <text:p>3.128</text:p>
          </table:table-cell>
          <table:table-cell office:value-type="float" office:value="9.2" calcext:value-type="float">
            <text:p>9.2</text:p>
          </table:table-cell>
          <table:table-cell office:value-type="float" office:value="3.898" calcext:value-type="float">
            <text:p>3.898</text:p>
          </table:table-cell>
          <table:table-cell office:value-type="float" office:value="11.5" calcext:value-type="float">
            <text:p>11.5</text:p>
          </table:table-cell>
          <table:table-cell office:value-type="float" office:value="0.8" calcext:value-type="float">
            <text:p>0.8</text:p>
          </table:table-cell>
          <table:table-cell table:formula="of:=([.K34]*[.B34])/0.000001" office:value-type="float" office:value="1063520" calcext:value-type="float">
            <text:p>1063520</text:p>
          </table:table-cell>
          <table:table-cell table:formula="of:=(4*PI()*[.E34]*[.C34]*[.B34])/0.000001" office:value-type="float" office:value="1949486.41853273" calcext:value-type="float">
            <text:p>1949486.4185327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comber scombrus</text:p>
          </table:table-cell>
          <table:table-cell office:value-type="float" office:value="0.34" calcext:value-type="float">
            <text:p>0.34</text:p>
          </table:table-cell>
          <table:table-cell table:formula="of:=[.D35]*[.B35]" office:value-type="float" office:value="0.0374" calcext:value-type="float">
            <text:p>0.0374</text:p>
          </table:table-cell>
          <table:table-cell office:value-type="float" office:value="0.11" calcext:value-type="float">
            <text:p>0.11</text:p>
          </table:table-cell>
          <table:table-cell office:value-type="float" office:value="13.9" calcext:value-type="float">
            <text:p>13.9</text:p>
          </table:table-cell>
          <table:table-cell office:value-type="float" office:value="0.07" calcext:value-type="float">
            <text:p>0.07</text:p>
          </table:table-cell>
          <table:table-cell office:value-type="float" office:value="0.34" calcext:value-type="float">
            <text:p>0.34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73" calcext:value-type="float">
            <text:p>0.73</text:p>
          </table:table-cell>
          <table:table-cell office:value-type="float" office:value="3.468" calcext:value-type="float">
            <text:p>3.468</text:p>
          </table:table-cell>
          <table:table-cell office:value-type="float" office:value="10.2" calcext:value-type="float">
            <text:p>10.2</text:p>
          </table:table-cell>
          <table:table-cell office:value-type="float" office:value="4.722" calcext:value-type="float">
            <text:p>4.722</text:p>
          </table:table-cell>
          <table:table-cell office:value-type="float" office:value="13.9" calcext:value-type="float">
            <text:p>13.9</text:p>
          </table:table-cell>
          <table:table-cell office:value-type="float" office:value="0.73" calcext:value-type="float">
            <text:p>0.73</text:p>
          </table:table-cell>
          <table:table-cell table:formula="of:=([.K35]*[.B35])/0.000001" office:value-type="float" office:value="1179120" calcext:value-type="float">
            <text:p>1179120</text:p>
          </table:table-cell>
          <table:table-cell table:formula="of:=(4*PI()*[.E35]*[.C35]*[.B35])/0.000001" office:value-type="float" office:value="2221136.16537746" calcext:value-type="float">
            <text:p>2221136.165377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comber scombrus</text:p>
          </table:table-cell>
          <table:table-cell office:value-type="float" office:value="0.34" calcext:value-type="float">
            <text:p>0.34</text:p>
          </table:table-cell>
          <table:table-cell table:formula="of:=[.D36]*[.B36]" office:value-type="float" office:value="0.034" calcext:value-type="float">
            <text:p>0.034</text:p>
          </table:table-cell>
          <table:table-cell office:value-type="float" office:value="0.1" calcext:value-type="float">
            <text:p>0.1</text:p>
          </table:table-cell>
          <table:table-cell office:value-type="float" office:value="14.9" calcext:value-type="float">
            <text:p>14.9</text:p>
          </table:table-cell>
          <table:table-cell office:value-type="float" office:value="0.07" calcext:value-type="float">
            <text:p>0.07</text:p>
          </table:table-cell>
          <table:table-cell office:value-type="float" office:value="0.32" calcext:value-type="float">
            <text:p>0.32</text:p>
          </table:table-cell>
          <table:table-cell office:value-type="float" office:value="0.94" calcext:value-type="float">
            <text:p>0.94</text:p>
          </table:table-cell>
          <table:table-cell office:value-type="float" office:value="0.255" calcext:value-type="float">
            <text:p>0.255</text:p>
          </table:table-cell>
          <table:table-cell office:value-type="float" office:value="0.75" calcext:value-type="float">
            <text:p>0.75</text:p>
          </table:table-cell>
          <table:table-cell office:value-type="float" office:value="3.808" calcext:value-type="float">
            <text:p>3.808</text:p>
          </table:table-cell>
          <table:table-cell office:value-type="float" office:value="11.2" calcext:value-type="float">
            <text:p>11.2</text:p>
          </table:table-cell>
          <table:table-cell office:value-type="float" office:value="4.77" calcext:value-type="float">
            <text:p>4.77</text:p>
          </table:table-cell>
          <table:table-cell office:value-type="float" office:value="14" calcext:value-type="float">
            <text:p>14</text:p>
          </table:table-cell>
          <table:table-cell office:value-type="float" office:value="0.8" calcext:value-type="float">
            <text:p>0.8</text:p>
          </table:table-cell>
          <table:table-cell table:formula="of:=([.K36]*[.B36])/0.000001" office:value-type="float" office:value="1294720" calcext:value-type="float">
            <text:p>1294720</text:p>
          </table:table-cell>
          <table:table-cell table:formula="of:=(4*PI()*[.E36]*[.C36]*[.B36])/0.000001" office:value-type="float" office:value="2164481.94009968" calcext:value-type="float">
            <text:p>2164481.940099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nguilla anguilla</text:p>
          </table:table-cell>
          <table:table-cell office:value-type="float" office:value="0.14" calcext:value-type="float">
            <text:p>0.14</text:p>
          </table:table-cell>
          <table:table-cell table:formula="of:=[.D37]*[.B37]" office:value-type="float" office:value="0.014" calcext:value-type="float">
            <text:p>0.014</text:p>
          </table:table-cell>
          <table:table-cell office:value-type="float" office:value="0.1" calcext:value-type="float">
            <text:p>0.1</text:p>
          </table:table-cell>
          <table:table-cell office:value-type="float" office:value="3.6" calcext:value-type="float">
            <text:p>3.6</text:p>
          </table:table-cell>
          <table:table-cell office:value-type="float" office:value="0.28" calcext:value-type="float">
            <text:p>0.28</text:p>
          </table:table-cell>
          <table:table-cell office:value-type="float" office:value="0.111" calcext:value-type="float">
            <text:p>0.111</text:p>
          </table:table-cell>
          <table:table-cell office:value-type="float" office:value="0.79" calcext:value-type="float">
            <text:p>0.79</text:p>
          </table:table-cell>
          <table:table-cell office:value-type="float" office:value="0.077" calcext:value-type="float">
            <text:p>0.077</text:p>
          </table:table-cell>
          <table:table-cell office:value-type="float" office:value="0.55" calcext:value-type="float">
            <text:p>0.55</text:p>
          </table:table-cell>
          <table:table-cell office:value-type="float" office:value="0.279" calcext:value-type="float">
            <text:p>0.279</text:p>
          </table:table-cell>
          <table:table-cell office:value-type="float" office:value="2" calcext:value-type="float">
            <text:p>2</text:p>
          </table:table-cell>
          <table:table-cell office:value-type="float" office:value="0.401" calcext:value-type="float">
            <text:p>0.401</text:p>
          </table:table-cell>
          <table:table-cell office:value-type="float" office:value="2.9" calcext:value-type="float">
            <text:p>2.9</text:p>
          </table:table-cell>
          <table:table-cell office:value-type="float" office:value="0.7" calcext:value-type="float">
            <text:p>0.7</text:p>
          </table:table-cell>
          <table:table-cell table:formula="of:=([.K37]*[.B37])/0.000001" office:value-type="float" office:value="39060" calcext:value-type="float">
            <text:p>39060</text:p>
          </table:table-cell>
          <table:table-cell table:formula="of:=(4*PI()*[.E37]*[.C37]*[.B37])/0.000001" office:value-type="float" office:value="88668.3110549184" calcext:value-type="float">
            <text:p>88668.311054918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yperoplus lanceolatus</text:p>
          </table:table-cell>
          <table:table-cell office:value-type="float" office:value="0.287" calcext:value-type="float">
            <text:p>0.287</text:p>
          </table:table-cell>
          <table:table-cell table:formula="of:=[.D38]*[.B38]" office:value-type="float" office:value="0.02296" calcext:value-type="float">
            <text:p>0.02296</text:p>
          </table:table-cell>
          <table:table-cell office:value-type="float" office:value="0.08" calcext:value-type="float">
            <text:p>0.08</text:p>
          </table:table-cell>
          <table:table-cell office:value-type="float" office:value="3.6" calcext:value-type="float">
            <text:p>3.6</text:p>
          </table:table-cell>
          <table:table-cell office:value-type="float" office:value="0.28" calcext:value-type="float">
            <text:p>0.28</text:p>
          </table:table-cell>
          <table:table-cell office:value-type="float" office:value="0.215" calcext:value-type="float">
            <text:p>0.215</text:p>
          </table:table-cell>
          <table:table-cell office:value-type="float" office:value="0.75" calcext:value-type="float">
            <text:p>0.75</text:p>
          </table:table-cell>
          <table:table-cell office:value-type="float" office:value="0.146" calcext:value-type="float">
            <text:p>0.146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office:value-type="float" office:value="1.8" calcext:value-type="float">
            <text:p>1.8</text:p>
          </table:table-cell>
          <table:table-cell office:value-type="float" office:value="0.768" calcext:value-type="float">
            <text:p>0.768</text:p>
          </table:table-cell>
          <table:table-cell office:value-type="float" office:value="2.7" calcext:value-type="float">
            <text:p>2.7</text:p>
          </table:table-cell>
          <table:table-cell office:value-type="float" office:value="0.68" calcext:value-type="float">
            <text:p>0.68</text:p>
          </table:table-cell>
          <table:table-cell table:formula="of:=([.K38]*[.B38])/0.000001" office:value-type="float" office:value="149240" calcext:value-type="float">
            <text:p>149240</text:p>
          </table:table-cell>
          <table:table-cell table:formula="of:=(4*PI()*[.E38]*[.C38]*[.B38])/0.000001" office:value-type="float" office:value="298102.861766635" calcext:value-type="float">
            <text:p>298102.8617666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yperoplus lanceolatus</text:p>
          </table:table-cell>
          <table:table-cell office:value-type="float" office:value="0.287" calcext:value-type="float">
            <text:p>0.287</text:p>
          </table:table-cell>
          <table:table-cell table:formula="of:=[.D39]*[.B39]" office:value-type="float" office:value="0.02009" calcext:value-type="float">
            <text:p>0.02009</text:p>
          </table:table-cell>
          <table:table-cell office:value-type="float" office:value="0.07" calcext:value-type="float">
            <text:p>0.07</text:p>
          </table:table-cell>
          <table:table-cell office:value-type="float" office:value="3" calcext:value-type="float">
            <text:p>3</text:p>
          </table:table-cell>
          <table:table-cell office:value-type="float" office:value="0.33" calcext:value-type="float">
            <text:p>0.33</text:p>
          </table:table-cell>
          <table:table-cell office:value-type="float" office:value="0.212" calcext:value-type="float">
            <text:p>0.212</text:p>
          </table:table-cell>
          <table:table-cell office:value-type="float" office:value="0.74" calcext:value-type="float">
            <text:p>0.74</text:p>
          </table:table-cell>
          <table:table-cell office:value-type="float" office:value="0.154" calcext:value-type="float">
            <text:p>0.154</text:p>
          </table:table-cell>
          <table:table-cell office:value-type="float" office:value="0.54" calcext:value-type="float">
            <text:p>0.54</text:p>
          </table:table-cell>
          <table:table-cell office:value-type="float" office:value="0.465" calcext:value-type="float">
            <text:p>0.465</text:p>
          </table:table-cell>
          <table:table-cell office:value-type="float" office:value="1.6" calcext:value-type="float">
            <text:p>1.6</text:p>
          </table:table-cell>
          <table:table-cell office:value-type="float" office:value="0.642" calcext:value-type="float">
            <text:p>0.642</text:p>
          </table:table-cell>
          <table:table-cell office:value-type="float" office:value="2.2" calcext:value-type="float">
            <text:p>2.2</text:p>
          </table:table-cell>
          <table:table-cell office:value-type="float" office:value="0.72" calcext:value-type="float">
            <text:p>0.72</text:p>
          </table:table-cell>
          <table:table-cell table:formula="of:=([.K39]*[.B39])/0.000001" office:value-type="float" office:value="133455" calcext:value-type="float">
            <text:p>133455</text:p>
          </table:table-cell>
          <table:table-cell table:formula="of:=(4*PI()*[.E39]*[.C39]*[.B39])/0.000001" office:value-type="float" office:value="217366.670038172" calcext:value-type="float">
            <text:p>217366.67003817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yperoplus lanceolatus</text:p>
          </table:table-cell>
          <table:table-cell office:value-type="float" office:value="0.287" calcext:value-type="float">
            <text:p>0.287</text:p>
          </table:table-cell>
          <table:table-cell table:formula="of:=[.D40]*[.B40]" office:value-type="float" office:value="0.02583" calcext:value-type="float">
            <text:p>0.02583</text:p>
          </table:table-cell>
          <table:table-cell office:value-type="float" office:value="0.09" calcext:value-type="float">
            <text:p>0.09</text:p>
          </table:table-cell>
          <table:table-cell office:value-type="float" office:value="2.7" calcext:value-type="float">
            <text:p>2.7</text:p>
          </table:table-cell>
          <table:table-cell office:value-type="float" office:value="0.37" calcext:value-type="float">
            <text:p>0.37</text:p>
          </table:table-cell>
          <table:table-cell office:value-type="float" office:value="0.227" calcext:value-type="float">
            <text:p>0.227</text:p>
          </table:table-cell>
          <table:table-cell office:value-type="float" office:value="0.79" calcext:value-type="float">
            <text:p>0.79</text:p>
          </table:table-cell>
          <table:table-cell office:value-type="float" office:value="0.145" calcext:value-type="float">
            <text:p>0.145</text:p>
          </table:table-cell>
          <table:table-cell office:value-type="float" office:value="0.51" calcext:value-type="float">
            <text:p>0.51</text:p>
          </table:table-cell>
          <table:table-cell office:value-type="float" office:value="0.392" calcext:value-type="float">
            <text:p>0.392</text:p>
          </table:table-cell>
          <table:table-cell office:value-type="float" office:value="1.4" calcext:value-type="float">
            <text:p>1.4</text:p>
          </table:table-cell>
          <table:table-cell office:value-type="float" office:value="0.614" calcext:value-type="float">
            <text:p>0.614</text:p>
          </table:table-cell>
          <table:table-cell office:value-type="float" office:value="2.1" calcext:value-type="float">
            <text:p>2.1</text:p>
          </table:table-cell>
          <table:table-cell office:value-type="float" office:value="0.64" calcext:value-type="float">
            <text:p>0.64</text:p>
          </table:table-cell>
          <table:table-cell table:formula="of:=([.K40]*[.B40])/0.000001" office:value-type="float" office:value="112504" calcext:value-type="float">
            <text:p>112504</text:p>
          </table:table-cell>
          <table:table-cell table:formula="of:=(4*PI()*[.E40]*[.C40]*[.B40])/0.000001" office:value-type="float" office:value="251524.289615599" calcext:value-type="float">
            <text:p>251524.28961559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yperoplus lanceolatus</text:p>
          </table:table-cell>
          <table:table-cell office:value-type="float" office:value="0.287" calcext:value-type="float">
            <text:p>0.287</text:p>
          </table:table-cell>
          <table:table-cell table:formula="of:=[.D41]*[.B41]" office:value-type="float" office:value="0.01722" calcext:value-type="float">
            <text:p>0.01722</text:p>
          </table:table-cell>
          <table:table-cell office:value-type="float" office:value="0.06" calcext:value-type="float">
            <text:p>0.06</text:p>
          </table:table-cell>
          <table:table-cell office:value-type="float" office:value="2.9" calcext:value-type="float">
            <text:p>2.9</text:p>
          </table:table-cell>
          <table:table-cell office:value-type="float" office:value="0.34" calcext:value-type="float">
            <text:p>0.34</text:p>
          </table:table-cell>
          <table:table-cell office:value-type="float" office:value="0.227" calcext:value-type="float">
            <text:p>0.227</text:p>
          </table:table-cell>
          <table:table-cell office:value-type="float" office:value="0.79" calcext:value-type="float">
            <text:p>0.79</text:p>
          </table:table-cell>
          <table:table-cell office:value-type="float" office:value="0.149" calcext:value-type="float">
            <text:p>0.149</text:p>
          </table:table-cell>
          <table:table-cell office:value-type="float" office:value="0.52" calcext:value-type="float">
            <text:p>0.52</text:p>
          </table:table-cell>
          <table:table-cell office:value-type="float" office:value="0.438" calcext:value-type="float">
            <text:p>0.438</text:p>
          </table:table-cell>
          <table:table-cell office:value-type="float" office:value="1.5" calcext:value-type="float">
            <text:p>1.5</text:p>
          </table:table-cell>
          <table:table-cell office:value-type="float" office:value="0.668" calcext:value-type="float">
            <text:p>0.668</text:p>
          </table:table-cell>
          <table:table-cell office:value-type="float" office:value="2.3" calcext:value-type="float">
            <text:p>2.3</text:p>
          </table:table-cell>
          <table:table-cell office:value-type="float" office:value="0.65" calcext:value-type="float">
            <text:p>0.65</text:p>
          </table:table-cell>
          <table:table-cell table:formula="of:=([.K41]*[.B41])/0.000001" office:value-type="float" office:value="125706" calcext:value-type="float">
            <text:p>125706</text:p>
          </table:table-cell>
          <table:table-cell table:formula="of:=(4*PI()*[.E41]*[.C41]*[.B41])/0.000001" office:value-type="float" office:value="180103.812317342" calcext:value-type="float">
            <text:p>180103.81231734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yperoplus lanceolatus</text:p>
          </table:table-cell>
          <table:table-cell office:value-type="float" office:value="0.33" calcext:value-type="float">
            <text:p>0.33</text:p>
          </table:table-cell>
          <table:table-cell table:formula="of:=[.D42]*[.B42]" office:value-type="float" office:value="0.0363" calcext:value-type="float">
            <text:p>0.0363</text:p>
          </table:table-cell>
          <table:table-cell office:value-type="float" office:value="0.11" calcext:value-type="float">
            <text:p>0.11</text:p>
          </table:table-cell>
          <table:table-cell office:value-type="float" office:value="2.6" calcext:value-type="float">
            <text:p>2.6</text:p>
          </table:table-cell>
          <table:table-cell office:value-type="float" office:value="0.39" calcext:value-type="float">
            <text:p>0.39</text:p>
          </table:table-cell>
          <table:table-cell office:value-type="float" office:value="0.287" calcext:value-type="float">
            <text:p>0.287</text:p>
          </table:table-cell>
          <table:table-cell office:value-type="float" office:value="0.87" calcext:value-type="float">
            <text:p>0.87</text:p>
          </table:table-cell>
          <table:table-cell office:value-type="float" office:value="0.183" calcext:value-type="float">
            <text:p>0.183</text:p>
          </table:table-cell>
          <table:table-cell office:value-type="float" office:value="0.56" calcext:value-type="float">
            <text:p>0.56</text:p>
          </table:table-cell>
          <table:table-cell office:value-type="float" office:value="0.469" calcext:value-type="float">
            <text:p>0.469</text:p>
          </table:table-cell>
          <table:table-cell office:value-type="float" office:value="1.4" calcext:value-type="float">
            <text:p>1.4</text:p>
          </table:table-cell>
          <table:table-cell office:value-type="float" office:value="0.736" calcext:value-type="float">
            <text:p>0.736</text:p>
          </table:table-cell>
          <table:table-cell office:value-type="float" office:value="2.2" calcext:value-type="float">
            <text:p>2.2</text:p>
          </table:table-cell>
          <table:table-cell office:value-type="float" office:value="0.64" calcext:value-type="float">
            <text:p>0.64</text:p>
          </table:table-cell>
          <table:table-cell table:formula="of:=([.K42]*[.B42])/0.000001" office:value-type="float" office:value="154770" calcext:value-type="float">
            <text:p>154770</text:p>
          </table:table-cell>
          <table:table-cell table:formula="of:=(4*PI()*[.E42]*[.C42]*[.B42])/0.000001" office:value-type="float" office:value="391384.639332462" calcext:value-type="float">
            <text:p>391384.6393324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mmodytes marinus</text:p>
          </table:table-cell>
          <table:table-cell office:value-type="float" office:value="0.087" calcext:value-type="float">
            <text:p>0.087</text:p>
          </table:table-cell>
          <table:table-cell table:formula="of:=[.D43]*[.B43]" office:value-type="float" office:value="0.00783" calcext:value-type="float">
            <text:p>0.00783</text:p>
          </table:table-cell>
          <table:table-cell office:value-type="float" office:value="0.09" calcext:value-type="float">
            <text:p>0.09</text:p>
          </table:table-cell>
          <table:table-cell office:value-type="float" office:value="6" calcext:value-type="float">
            <text:p>6</text:p>
          </table:table-cell>
          <table:table-cell office:value-type="float" office:value="0.17" calcext:value-type="float">
            <text:p>0.17</text:p>
          </table:table-cell>
          <table:table-cell office:value-type="float" office:value="0.069" calcext:value-type="float">
            <text:p>0.069</text:p>
          </table:table-cell>
          <table:table-cell office:value-type="float" office:value="0.79" calcext:value-type="float">
            <text:p>0.79</text:p>
          </table:table-cell>
          <table:table-cell office:value-type="float" office:value="0.047" calcext:value-type="float">
            <text:p>0.047</text:p>
          </table:table-cell>
          <table:table-cell office:value-type="float" office:value="0.55" calcext:value-type="float">
            <text:p>0.55</text:p>
          </table:table-cell>
          <table:table-cell office:value-type="float" office:value="0.279" calcext:value-type="float">
            <text:p>0.279</text:p>
          </table:table-cell>
          <table:table-cell office:value-type="float" office:value="3.2" calcext:value-type="float">
            <text:p>3.2</text:p>
          </table:table-cell>
          <table:table-cell office:value-type="float" office:value="0.409" calcext:value-type="float">
            <text:p>0.409</text:p>
          </table:table-cell>
          <table:table-cell office:value-type="float" office:value="4.7" calcext:value-type="float">
            <text:p>4.7</text:p>
          </table:table-cell>
          <table:table-cell office:value-type="float" office:value="0.68" calcext:value-type="float">
            <text:p>0.68</text:p>
          </table:table-cell>
          <table:table-cell table:formula="of:=([.K43]*[.B43])/0.000001" office:value-type="float" office:value="24273" calcext:value-type="float">
            <text:p>24273</text:p>
          </table:table-cell>
          <table:table-cell table:formula="of:=(4*PI()*[.E43]*[.C43]*[.B43])/0.000001" office:value-type="float" office:value="51362.0239572457" calcext:value-type="float">
            <text:p>51362.023957245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mmodytes marinus</text:p>
          </table:table-cell>
          <table:table-cell office:value-type="float" office:value="0.082" calcext:value-type="float">
            <text:p>0.082</text:p>
          </table:table-cell>
          <table:table-cell table:formula="of:=[.D44]*[.B44]" office:value-type="float" office:value="0.00738" calcext:value-type="float">
            <text:p>0.00738</text:p>
          </table:table-cell>
          <table:table-cell office:value-type="float" office:value="0.09" calcext:value-type="float">
            <text:p>0.09</text:p>
          </table:table-cell>
          <table:table-cell office:value-type="float" office:value="7.7" calcext:value-type="float">
            <text:p>7.7</text:p>
          </table:table-cell>
          <table:table-cell office:value-type="float" office:value="0.13" calcext:value-type="float">
            <text:p>0.13</text:p>
          </table:table-cell>
          <table:table-cell office:value-type="float" office:value="0.066" calcext:value-type="float">
            <text:p>0.066</text:p>
          </table:table-cell>
          <table:table-cell office:value-type="float" office:value="0.81" calcext:value-type="float">
            <text:p>0.81</text:p>
          </table:table-cell>
          <table:table-cell office:value-type="float" office:value="0.048" calcext:value-type="float">
            <text:p>0.048</text:p>
          </table:table-cell>
          <table:table-cell office:value-type="float" office:value="0.59" calcext:value-type="float">
            <text:p>0.59</text:p>
          </table:table-cell>
          <table:table-cell office:value-type="float" office:value="0.372" calcext:value-type="float">
            <text:p>0.372</text:p>
          </table:table-cell>
          <table:table-cell office:value-type="float" office:value="4.5" calcext:value-type="float">
            <text:p>4.5</text:p>
          </table:table-cell>
          <table:table-cell office:value-type="float" office:value="0.508" calcext:value-type="float">
            <text:p>0.508</text:p>
          </table:table-cell>
          <table:table-cell office:value-type="float" office:value="6.2" calcext:value-type="float">
            <text:p>6.2</text:p>
          </table:table-cell>
          <table:table-cell office:value-type="float" office:value="0.73" calcext:value-type="float">
            <text:p>0.73</text:p>
          </table:table-cell>
          <table:table-cell table:formula="of:=([.K44]*[.B44])/0.000001" office:value-type="float" office:value="30504" calcext:value-type="float">
            <text:p>30504</text:p>
          </table:table-cell>
          <table:table-cell table:formula="of:=(4*PI()*[.E44]*[.C44]*[.B44])/0.000001" office:value-type="float" office:value="58555.9192755891" calcext:value-type="float">
            <text:p>58555.91927558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mmodytes marinus</text:p>
          </table:table-cell>
          <table:table-cell office:value-type="float" office:value="0.105" calcext:value-type="float">
            <text:p>0.105</text:p>
          </table:table-cell>
          <table:table-cell table:formula="of:=[.D45]*[.B45]" office:value-type="float" office:value="0.01155" calcext:value-type="float">
            <text:p>0.01155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.097" calcext:value-type="float">
            <text:p>0.097</text:p>
          </table:table-cell>
          <table:table-cell office:value-type="float" office:value="0.92" calcext:value-type="float">
            <text:p>0.92</text:p>
          </table:table-cell>
          <table:table-cell office:value-type="float" office:value="0.067" calcext:value-type="float">
            <text:p>0.067</text:p>
          </table:table-cell>
          <table:table-cell office:value-type="float" office:value="0.64" calcext:value-type="float">
            <text:p>0.64</text:p>
          </table:table-cell>
          <table:table-cell office:value-type="float" office:value="0.335" calcext:value-type="float">
            <text:p>0.335</text:p>
          </table:table-cell>
          <table:table-cell office:value-type="float" office:value="3.2" calcext:value-type="float">
            <text:p>3.2</text:p>
          </table:table-cell>
          <table:table-cell office:value-type="float" office:value="0.485" calcext:value-type="float">
            <text:p>0.485</text:p>
          </table:table-cell>
          <table:table-cell office:value-type="float" office:value="4.6" calcext:value-type="float">
            <text:p>4.6</text:p>
          </table:table-cell>
          <table:table-cell office:value-type="float" office:value="0.69" calcext:value-type="float">
            <text:p>0.69</text:p>
          </table:table-cell>
          <table:table-cell table:formula="of:=([.K45]*[.B45])/0.000001" office:value-type="float" office:value="35175" calcext:value-type="float">
            <text:p>35175</text:p>
          </table:table-cell>
          <table:table-cell table:formula="of:=(4*PI()*[.E45]*[.C45]*[.B45])/0.000001" office:value-type="float" office:value="76199.3298128204" calcext:value-type="float">
            <text:p>76199.329812820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mmodytes marinus</text:p>
          </table:table-cell>
          <table:table-cell office:value-type="float" office:value="0.087" calcext:value-type="float">
            <text:p>0.087</text:p>
          </table:table-cell>
          <table:table-cell table:formula="of:=[.D46]*[.B46]" office:value-type="float" office:value="0.0087" calcext:value-type="float">
            <text:p>0.0087</text:p>
          </table:table-cell>
          <table:table-cell office:value-type="float" office:value="0.1" calcext:value-type="float">
            <text:p>0.1</text:p>
          </table:table-cell>
          <table:table-cell office:value-type="float" office:value="3.5" calcext:value-type="float">
            <text:p>3.5</text:p>
          </table:table-cell>
          <table:table-cell office:value-type="float" office:value="0.29" calcext:value-type="float">
            <text:p>0.29</text:p>
          </table:table-cell>
          <table:table-cell office:value-type="float" office:value="0.069" calcext:value-type="float">
            <text:p>0.069</text:p>
          </table:table-cell>
          <table:table-cell office:value-type="float" office:value="0.79" calcext:value-type="float">
            <text:p>0.79</text:p>
          </table:table-cell>
          <table:table-cell office:value-type="float" office:value="0.031" calcext:value-type="float">
            <text:p>0.031</text:p>
          </table:table-cell>
          <table:table-cell office:value-type="float" office:value="0.36" calcext:value-type="float">
            <text:p>0.36</text:p>
          </table:table-cell>
          <table:table-cell office:value-type="float" office:value="0.107" calcext:value-type="float">
            <text:p>0.107</text:p>
          </table:table-cell>
          <table:table-cell office:value-type="float" office:value="1.2" calcext:value-type="float">
            <text:p>1.2</text:p>
          </table:table-cell>
          <table:table-cell office:value-type="float" office:value="0.238" calcext:value-type="float">
            <text:p>0.238</text:p>
          </table:table-cell>
          <table:table-cell office:value-type="float" office:value="2.7" calcext:value-type="float">
            <text:p>2.7</text:p>
          </table:table-cell>
          <table:table-cell office:value-type="float" office:value="0.45" calcext:value-type="float">
            <text:p>0.45</text:p>
          </table:table-cell>
          <table:table-cell table:formula="of:=([.K46]*[.B46])/0.000001" office:value-type="float" office:value="9309" calcext:value-type="float">
            <text:p>9309</text:p>
          </table:table-cell>
          <table:table-cell table:formula="of:=(4*PI()*[.E46]*[.C46]*[.B46])/0.000001" office:value-type="float" office:value="33290.2007130296" calcext:value-type="float">
            <text:p>33290.2007130296</text:p>
          </table:table-cell>
          <table:table-cell table:number-columns-repeated="1007"/>
        </table:table-row>
      </table:table>
      <table:named-expressions>
        <table:named-expression table:name="C0" table:base-cell-address="$'Schmidt-Nielsen'.$C$3" table:expression="COLUMN()-1"/>
        <table:named-expression table:name="Cell0000" table:base-cell-address="$'Schmidt-Nielsen'.$A$1" table:expression="OFFSET(['file:///C:/Users/michaelc/Downloads/Reshape.ods'#$Source.$A$1];MOD(INT(SOffset000/SCols);SRows);MOD(SOffset000;SCols))"/>
        <table:named-expression table:name="R0" table:base-cell-address="$'Videler and Nolet'.$H$3" table:expression="ROW()-1"/>
        <table:named-expression table:name="Reshape0000" table:base-cell-address="$'Videler and Nolet'.$M$15" table:expression="IF(ISBLANK(Cell0000);&quot;&quot;;Cell0000)"/>
        <table:named-expression table:name="SCols" table:base-cell-address="$'Videler and Nolet'.$L$2" table:expression="['file:///C:/Users/michaelc/Downloads/Reshape.ods'#$Parms.$B$3]"/>
        <table:named-expression table:name="SOffset000" table:base-cell-address="$'Videler and Nolet'.$M$15" table:expression="TOffset00"/>
        <table:named-expression table:name="SRows" table:base-cell-address="$'Videler and Nolet'.$A$3" table:expression="['file:///C:/Users/michaelc/Downloads/Reshape.ods'#$Parms.$A$3]"/>
        <table:named-expression table:name="TCols" table:base-cell-address="$'Videler and Nolet'.$H$3" table:expression="['file:///C:/Users/michaelc/Downloads/Reshape.ods'#$Parms.$H$3]"/>
        <table:named-expression table:name="TCount0" table:base-cell-address="$'Videler and Nolet'.$L$3" table:expression="R0*TCols+C0"/>
        <table:named-expression table:name="TOffset00" table:base-cell-address="$'Videler and Nolet'.$M$15" table:expression="TCount0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number-style style:name="N112P0" style:volatile="true">
      <number:text/>
    </number:number-style>
    <number:number-style style:name="N112P1" style:volatile="true">
      <number:text/>
    </number:number-style>
    <number:number-style style:name="N112P2" style:volatile="true">
      <number:text/>
    </number:number-style>
    <number:text-style style:name="N112">
      <number:text/>
      <style:map style:condition="value()&gt;0" style:apply-style-name="N112P0"/>
      <style:map style:condition="value()&lt;0" style:apply-style-name="N112P1"/>
      <style:map style:condition="value()=0" style:apply-style-name="N112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7">00/00/0000</text:date>, <text:time style:data-style-name="N2" text:time-value="09:29:08.71084540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30T15:30:44.615307990</meta:creation-date>
    <dc:date>2022-03-17T11:12:13.029892324</dc:date>
    <meta:editing-duration>PT10H29M10S</meta:editing-duration>
    <meta:editing-cycles>124</meta:editing-cycles>
    <meta:generator>LibreOffice/7.2.6.2$Linux_X86_64 LibreOffice_project/20$Build-2</meta:generator>
    <meta:document-statistic meta:table-count="4" meta:cell-count="1811" meta:object-count="0"/>
  </office:meta>
</office:document-meta>
</file>